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000000" draw:marker-end="Arrow" draw:marker-end-width="0.3cm" draw:textarea-horizontal-align="center" draw:textarea-vertical-align="middle"/>
    </style:style>
    <style:style style:name="gr3" style:family="graphic" style:parent-style-name="standard">
      <style:graphic-properties svg:stroke-width="0.1cm" svg:stroke-color="#000000" draw:marker-start-width="0.35cm" draw:marker-end="Arrow" draw:marker-end-width="0.45cm" draw:textarea-horizontal-align="center" draw:textarea-vertical-align="middle" fo:padding-top="0.175cm" fo:padding-bottom="0.175cm" fo:padding-left="0.3cm" fo:padding-right="0.3cm"/>
    </style:style>
    <style:style style:name="gr4" style:family="graphic" style:parent-style-name="standard">
      <style:graphic-properties svg:stroke-color="#000000" draw:fill="none" draw:textarea-horizontal-align="justify" draw:textarea-vertical-align="middle" draw:auto-grow-height="false"/>
    </style:style>
    <style:style style:name="gr5" style:family="graphic">
      <style:graphic-properties style:protect="size"/>
    </style:style>
    <style:style style:name="gr6" style:family="graphic" style:parent-style-name="standard">
      <style:graphic-properties svg:stroke-color="#333333" draw:fill="none" draw:textarea-horizontal-align="justify" draw:textarea-vertical-align="middle" draw:auto-grow-height="false" fo:min-height="0cm" fo:min-width="0cm"/>
    </style:style>
    <style:style style:name="gr7" style:family="graphic" style:parent-style-name="standard">
      <style:graphic-properties draw:stroke="none" svg:stroke-color="#333333" draw:fill="none" draw:fill-color="#ffffff" draw:auto-grow-height="true" draw:auto-grow-width="false" fo:max-height="0cm" fo:min-height="0cm"/>
    </style:style>
    <style:style style:name="gr8" style:family="graphic" style:parent-style-name="standard">
      <style:graphic-properties svg:stroke-color="#333333" draw:fill="none" draw:textarea-horizontal-align="justify" draw:textarea-vertical-align="middle" draw:auto-grow-height="false"/>
    </style:style>
    <style:style style:name="gr9" style:family="graphic" style:parent-style-name="standard">
      <style:graphic-properties svg:stroke-color="#333333" draw:marker-start="Arrow" draw:marker-start-width="0.305cm" draw:marker-end="Arrow" draw:marker-end-width="0.305cm" draw:textarea-vertical-align="middle"/>
    </style:style>
    <style:style style:name="gr10" style:family="graphic" style:parent-style-name="standard">
      <style:graphic-properties svg:stroke-color="#333333" draw:fill="none" draw:textarea-horizontal-align="justify" draw:textarea-vertical-align="middle" draw:auto-grow-height="false" fo:min-height="0cm" fo:min-width="0cm"/>
    </style:style>
    <style:style style:name="gr11" style:family="graphic" style:parent-style-name="standard">
      <style:graphic-properties draw:stroke="none" svg:stroke-color="#333333" draw:fill="none" draw:fill-color="#ffffff" draw:auto-grow-height="true" draw:auto-grow-width="false" fo:max-height="0cm" fo:min-height="1.967cm"/>
    </style:style>
    <style:style style:name="gr12" style:family="graphic" style:parent-style-name="objectwithoutfill">
      <style:graphic-properties svg:stroke-color="#000000" draw:marker-end="Arrow" draw:marker-end-width="0.356cm" draw:fill="none" draw:textarea-vertical-align="middle"/>
    </style:style>
    <style:style style:name="gr13" style:family="graphic" style:parent-style-name="objectwithoutfill">
      <style:graphic-properties svg:stroke-color="#000000" draw:fill="none" draw:textarea-vertical-align="middle"/>
    </style:style>
    <style:style style:name="gr14" style:family="graphic" style:parent-style-name="objectwithoutfill">
      <style:graphic-properties svg:stroke-color="#000000" draw:marker-end="Arrow" draw:marker-end-width="0.305cm" draw:fill="none" draw:textarea-vertical-align="middle"/>
    </style:style>
    <style:style style:name="gr15" style:family="graphic" style:parent-style-name="objectwithoutfill">
      <style:graphic-properties svg:stroke-width="0.102cm" draw:marker-start-width="0.352cm" draw:marker-end="Arrow" draw:marker-end-width="0.452cm" draw:fill="none" draw:textarea-vertical-align="middle" fo:padding-top="0.175cm" fo:padding-bottom="0.175cm" fo:padding-left="0.3cm" fo:padding-right="0.3cm"/>
    </style:style>
    <style:style style:name="gr16" style:family="graphic" style:parent-style-name="standard">
      <style:graphic-properties draw:textarea-horizontal-align="justify" draw:textarea-vertical-align="middle" draw:auto-grow-height="false" fo:min-height="0cm" fo:min-width="0cm" fo:wrap-option="no-wrap"/>
    </style:style>
    <style:style style:name="gr17" style:family="graphic" style:parent-style-name="objectwithoutfill">
      <style:graphic-properties draw:stroke="dash" draw:stroke-dash="Fine_20_Dashed_20__28_var_29_" svg:stroke-width="0.102cm" draw:marker-start-width="0.352cm" draw:marker-end="Arrow" draw:marker-end-width="0.452cm" draw:fill="none" draw:textarea-vertical-align="middle" fo:padding-top="0.175cm" fo:padding-bottom="0.175cm" fo:padding-left="0.3cm" fo:padding-right="0.3cm"/>
    </style:style>
    <style:style style:name="gr18" style:family="graphic" style:parent-style-name="objectwithoutfill">
      <style:graphic-properties draw:fill="none" draw:textarea-vertical-align="middle"/>
    </style:style>
    <style:style style:name="gr19" style:family="graphic" style:parent-style-name="objectwithoutfill">
      <style:graphic-properties svg:stroke-width="0.102cm" draw:marker-start-width="0.352cm" draw:marker-end="Arrow" draw:marker-end-width="0.452cm" draw:fill="none" draw:textarea-vertical-align="middle" fo:padding-top="0.175cm" fo:padding-bottom="0.175cm" fo:padding-left="0.3cm" fo:padding-right="0.3cm"/>
    </style:style>
    <style:style style:name="gr20" style:family="graphic" style:parent-style-name="standard">
      <style:graphic-properties draw:textarea-horizontal-align="justify" draw:textarea-vertical-align="middle" draw:auto-grow-height="false"/>
    </style:style>
    <style:style style:name="gr21" style:family="graphic" style:parent-style-name="standard">
      <style:graphic-properties draw:fill="solid" draw:fill-color="#ccffff" draw:textarea-horizontal-align="justify" draw:textarea-vertical-align="middle" draw:auto-grow-height="false"/>
    </style:style>
    <style:style style:name="gr22" style:family="graphic" style:parent-style-name="standard">
      <style:graphic-properties draw:fill="none" draw:textarea-horizontal-align="justify" draw:textarea-vertical-align="middle" draw:auto-grow-height="false"/>
    </style:style>
    <style:style style:name="gr23" style:family="graphic" style:parent-style-name="standard">
      <style:graphic-properties draw:fill="solid" draw:fill-color="#ffffcc" draw:textarea-horizontal-align="justify" draw:textarea-vertical-align="middle" draw:auto-grow-height="false"/>
    </style:style>
    <style:style style:name="gr24" style:family="graphic" style:parent-style-name="objectwithoutfill">
      <style:graphic-properties svg:stroke-width="0.152cm" draw:marker-start="Arrow" draw:marker-start-width="0.584cm" draw:marker-end="Arrow" draw:marker-end-width="0.584cm" draw:fill="none" draw:textarea-vertical-align="middle" fo:padding-top="0.2cm" fo:padding-bottom="0.2cm" fo:padding-left="0.325cm" fo:padding-right="0.325cm"/>
    </style:style>
    <style:style style:name="gr25" style:family="graphic" style:parent-style-name="standard">
      <style:graphic-properties draw:fill="none" draw:textarea-horizontal-align="justify" draw:textarea-vertical-align="middle" draw:auto-grow-height="false"/>
    </style:style>
    <style:style style:name="gr26" style:family="graphic" style:parent-style-name="standard">
      <style:graphic-properties draw:stroke="dash" draw:stroke-dash="Fine_20_Dashed" draw:fill="none" draw:textarea-horizontal-align="justify" draw:textarea-vertical-align="middle" draw:auto-grow-height="false"/>
    </style:style>
    <style:style style:name="gr27" style:family="graphic" style:parent-style-name="standard">
      <style:graphic-properties draw:fill="solid" draw:fill-color="#ccffff" draw:textarea-horizontal-align="justify" draw:textarea-vertical-align="middle" draw:auto-grow-height="false"/>
    </style:style>
    <style:style style:name="gr28" style:family="graphic" style:parent-style-name="standard">
      <style:graphic-properties draw:textarea-horizontal-align="justify" draw:textarea-vertical-align="middle" draw:auto-grow-height="false"/>
    </style:style>
    <style:style style:name="gr29" style:family="graphic" style:parent-style-name="standard">
      <style:graphic-properties draw:fill="solid" draw:fill-color="#808080" draw:textarea-horizontal-align="justify" draw:textarea-vertical-align="middle" draw:auto-grow-height="false"/>
    </style:style>
    <style:style style:name="gr30" style:family="graphic" style:parent-style-name="standard">
      <style:graphic-properties draw:fill="none" draw:textarea-horizontal-align="justify" draw:textarea-vertical-align="middle" draw:auto-grow-height="false" fo:min-height="0cm" fo:min-width="0cm"/>
    </style:style>
    <style:style style:name="gr31" style:family="graphic" style:parent-style-name="objectwithoutfill">
      <style:graphic-properties svg:stroke-width="0.152cm" draw:marker-start-width="0.427cm" draw:marker-end-width="0.427cm" draw:fill="none" draw:textarea-vertical-align="middle" fo:padding-top="0.2cm" fo:padding-bottom="0.2cm" fo:padding-left="0.325cm" fo:padding-right="0.325cm"/>
    </style:style>
    <style:style style:name="gr32" style:family="graphic" style:parent-style-name="standard">
      <style:graphic-properties draw:fill="solid" draw:fill-color="#b3b3b3" draw:textarea-horizontal-align="justify" draw:textarea-vertical-align="middle" draw:auto-grow-height="false"/>
    </style:style>
    <style:style style:name="gr33" style:family="graphic" style:parent-style-name="standard">
      <style:graphic-properties draw:fill="solid" draw:fill-color="#e6e6e6" draw:textarea-horizontal-align="justify" draw:textarea-vertical-align="middle" draw:auto-grow-height="false"/>
    </style:style>
    <style:style style:name="gr34" style:family="graphic" style:parent-style-name="standard">
      <style:graphic-properties draw:fill="solid" draw:fill-color="#ffffff" draw:textarea-horizontal-align="justify" draw:textarea-vertical-align="middle" draw:auto-grow-height="false"/>
    </style:style>
    <style:style style:name="gr35" style:family="graphic" style:parent-style-name="standard">
      <style:graphic-properties draw:fill="solid" draw:fill-color="#c0c0c0" draw:textarea-horizontal-align="justify" draw:textarea-vertical-align="middle" draw:auto-grow-height="false"/>
    </style:style>
    <style:style style:name="gr36" style:family="graphic" style:parent-style-name="standard">
      <style:graphic-properties draw:fill="solid" draw:fill-color="#0099ff" draw:textarea-horizontal-align="justify" draw:textarea-vertical-align="middle" draw:auto-grow-height="false" fo:min-height="0cm" fo:min-width="0cm" fo:wrap-option="no-wrap"/>
    </style:style>
    <style:style style:name="gr37" style:family="graphic" style:parent-style-name="objectwithoutfill">
      <style:graphic-properties svg:stroke-width="0.051cm" draw:marker-start="Arrow" draw:marker-start-width="0.433cm" draw:marker-end="Arrow" draw:marker-end-width="0.433cm" draw:fill="none" draw:textarea-vertical-align="middle" fo:padding-top="0.15cm" fo:padding-bottom="0.15cm" fo:padding-left="0.275cm" fo:padding-right="0.275cm"/>
    </style:style>
    <style:style style:name="gr38" style:family="graphic" style:parent-style-name="standard">
      <style:graphic-properties draw:fill="solid" draw:fill-color="#ffffff" draw:textarea-horizontal-align="justify" draw:textarea-vertical-align="middle" draw:auto-grow-height="false"/>
    </style:style>
    <style:style style:name="gr39" style:family="graphic" style:parent-style-name="standard">
      <style:graphic-properties draw:fill="solid" draw:fill-color="#00ffff" draw:textarea-horizontal-align="justify" draw:textarea-vertical-align="middle" draw:auto-grow-height="false"/>
    </style:style>
    <style:style style:name="gr40" style:family="graphic" style:parent-style-name="standard">
      <style:graphic-properties draw:fill="none" draw:textarea-horizontal-align="justify" draw:textarea-vertical-align="middle" draw:auto-grow-height="false" fo:min-height="0cm" fo:min-width="0cm"/>
    </style:style>
    <style:style style:name="gr41" style:family="graphic" style:parent-style-name="standard">
      <style:graphic-properties svg:stroke-width="0.102cm" draw:textarea-horizontal-align="justify" draw:textarea-vertical-align="middle" draw:auto-grow-height="false" fo:padding-top="0.176cm" fo:padding-bottom="0.176cm" fo:padding-left="0.301cm" fo:padding-right="0.301cm"/>
    </style:style>
    <style:style style:name="gr42" style:family="graphic" style:parent-style-name="objectwithoutfill">
      <style:graphic-properties svg:stroke-width="0.152cm" draw:marker-start-width="0.275cm" draw:marker-end="Arrow" draw:marker-end-width="0.381cm" draw:fill="none" draw:textarea-vertical-align="middle" fo:padding-top="0.201cm" fo:padding-bottom="0.201cm" fo:padding-left="0.326cm" fo:padding-right="0.326cm"/>
    </style:style>
    <style:style style:name="gr43" style:family="graphic" style:parent-style-name="objectwithoutfill">
      <style:graphic-properties svg:stroke-width="0.152cm" draw:marker-start="Arrow" draw:marker-start-width="0.483cm" draw:marker-end="" draw:marker-end-width="0.381cm" draw:fill="none" draw:textarea-vertical-align="middle" fo:padding-top="0.201cm" fo:padding-bottom="0.201cm" fo:padding-left="0.326cm" fo:padding-right="0.326cm"/>
    </style:style>
    <style:style style:name="gr44" style:family="graphic" style:parent-style-name="objectwithoutfill">
      <style:graphic-properties svg:stroke-width="0.102cm" draw:fill="none" draw:textarea-vertical-align="middle" fo:padding-top="0.176cm" fo:padding-bottom="0.176cm" fo:padding-left="0.301cm" fo:padding-right="0.301cm"/>
    </style:style>
    <style:style style:name="gr45" style:family="graphic" style:parent-style-name="standard">
      <style:graphic-properties draw:stroke="none" svg:stroke-color="#000000" draw:fill="none" draw:fill-color="#ffffff" draw:textarea-horizontal-align="left" draw:auto-grow-height="true" draw:auto-grow-width="true" fo:min-height="1.336cm" fo:min-width="0cm"/>
    </style:style>
    <style:style style:name="gr46" style:family="graphic" style:parent-style-name="standard">
      <style:graphic-properties draw:stroke="none" svg:stroke-color="#000000" draw:fill="none" draw:fill-color="#ffffff" draw:textarea-horizontal-align="left" draw:auto-grow-height="true" draw:auto-grow-width="true" fo:min-height="0.446cm" fo:min-width="0.002cm"/>
    </style:style>
    <style:style style:name="gr47" style:family="graphic" style:parent-style-name="objectwithoutfill">
      <style:graphic-properties draw:marker-end="Arrow" draw:marker-end-width="0.3cm" draw:fill="none" draw:textarea-vertical-align="middle"/>
    </style:style>
    <style:style style:name="gr48" style:family="graphic" style:parent-style-name="objectwithoutfill">
      <style:graphic-properties draw:stroke="dash" draw:stroke-dash="Fine_20_Dashed" svg:stroke-width="0.102cm" svg:stroke-color="#808080" draw:marker-start-width="0.352cm" draw:marker-end="" draw:marker-end-width="0.452cm" draw:fill="none" draw:textarea-vertical-align="middle" fo:padding-top="0.175cm" fo:padding-bottom="0.175cm" fo:padding-left="0.3cm" fo:padding-right="0.3cm"/>
    </style:style>
    <style:style style:name="gr49" style:family="graphic" style:parent-style-name="standard">
      <style:graphic-properties draw:fill="none" draw:textarea-horizontal-align="justify" draw:textarea-vertical-align="middle" draw:auto-grow-height="false" fo:min-height="0cm" fo:min-width="0cm" fo:wrap-option="no-wrap"/>
    </style:style>
    <style:style style:name="gr50" style:family="graphic" style:parent-style-name="objectwithoutfill">
      <style:graphic-properties svg:stroke-width="0.102cm" svg:stroke-color="#0000ff" draw:marker-start-width="0.352cm" draw:marker-end="Arrow" draw:marker-end-width="0.452cm" draw:fill="none" draw:textarea-vertical-align="middle" fo:padding-top="0.175cm" fo:padding-bottom="0.175cm" fo:padding-left="0.3cm" fo:padding-right="0.3cm"/>
    </style:style>
    <style:style style:name="gr51" style:family="graphic" style:parent-style-name="standard">
      <style:graphic-properties draw:fill="solid" draw:fill-color="#33cc66" draw:textarea-horizontal-align="justify" draw:textarea-vertical-align="middle" draw:auto-grow-height="false"/>
    </style:style>
    <style:style style:name="gr52" style:family="graphic" style:parent-style-name="standard">
      <style:graphic-properties draw:fill="solid" draw:fill-color="#83caff" draw:textarea-horizontal-align="justify" draw:textarea-vertical-align="middle" draw:auto-grow-height="false"/>
    </style:style>
    <style:style style:name="gr53" style:family="graphic" style:parent-style-name="standard">
      <style:graphic-properties draw:fill="solid" draw:fill-color="#ffd320" draw:textarea-horizontal-align="justify" draw:textarea-vertical-align="middle" draw:auto-grow-height="false"/>
    </style:style>
    <style:style style:name="gr54" style:family="graphic" style:parent-style-name="standard">
      <style:graphic-properties draw:fill="solid" draw:fill-color="#83caff" draw:textarea-horizontal-align="justify" draw:textarea-vertical-align="middle" draw:auto-grow-height="false" fo:min-height="0cm" fo:min-width="0cm" fo:wrap-option="no-wrap"/>
    </style:style>
    <style:style style:name="gr55" style:family="graphic" style:parent-style-name="standard">
      <style:graphic-properties draw:fill="solid" draw:fill-color="#ffd320" draw:textarea-horizontal-align="justify" draw:textarea-vertical-align="middle" draw:auto-grow-height="false" fo:min-height="0cm" fo:min-width="0cm" fo:wrap-option="no-wrap"/>
    </style:style>
    <style:style style:name="gr56" style:family="graphic" style:parent-style-name="standard">
      <style:graphic-properties draw:fill="solid" draw:fill-color="#ff6309" draw:textarea-horizontal-align="justify" draw:textarea-vertical-align="middle" draw:auto-grow-height="false"/>
    </style:style>
    <style:style style:name="gr57" style:family="graphic" style:parent-style-name="objectwithoutfill">
      <style:graphic-properties draw:marker-end="Arrow" draw:marker-end-width="0.3cm" draw:fill="none" draw:fill-color="#ff6309" draw:textarea-vertical-align="middle"/>
    </style:style>
    <style:style style:name="gr58" style:family="graphic" style:parent-style-name="objectwithoutfill">
      <style:graphic-properties svg:stroke-width="0.102cm" draw:marker-start-width="0.352cm" draw:marker-end="Arrow" draw:marker-end-width="0.352cm" draw:fill="none" draw:fill-color="#ff6309" draw:textarea-vertical-align="middle" fo:padding-top="0.175cm" fo:padding-bottom="0.175cm" fo:padding-left="0.3cm" fo:padding-right="0.3cm"/>
    </style:style>
    <style:style style:name="gr59" style:family="graphic" style:parent-style-name="standard">
      <style:graphic-properties svg:stroke-color="#000000" draw:fill="none" draw:textarea-horizontal-align="justify" draw:textarea-vertical-align="middle" draw:auto-grow-height="false"/>
    </style:style>
    <style:style style:name="gr60" style:family="graphic" style:parent-style-name="standard">
      <style:graphic-properties svg:stroke-color="#000000" draw:marker-end="Arrowheads_20_1" draw:fill="none" draw:textarea-horizontal-align="justify" draw:textarea-vertical-align="middle" draw:auto-grow-height="false"/>
    </style:style>
    <style:style style:name="gr61" style:family="graphic" style:parent-style-name="standard">
      <style:graphic-properties draw:stroke="none" svg:stroke-color="#000000" draw:marker-end="Arrowheads_20_1" draw:fill="none" draw:fill-color="#ffffff" draw:textarea-horizontal-align="left" draw:auto-grow-height="true" draw:auto-grow-width="true" fo:min-height="0cm" fo:min-width="0cm"/>
    </style:style>
    <style:style style:name="gr62" style:family="graphic" style:parent-style-name="standard">
      <style:graphic-properties draw:marker-end="" draw:fill="none" draw:textarea-vertical-align="middle" draw:auto-grow-height="false" fo:min-height="0.749cm" fo:min-width="0.499cm"/>
    </style:style>
    <style:style style:name="pr1" style:family="presentation" style:parent-style-name="Default-notes">
      <style:graphic-properties draw:fill-color="#ffffff" fo:min-height="13.114cm"/>
    </style:style>
    <style:style style:name="pr2" style:family="presentation" style:parent-style-name="Default-notes">
      <style:graphic-properties draw:fill-color="#ffffff" draw:auto-grow-height="true" fo:min-height="13.364cm"/>
    </style:style>
    <style:style style:name="pr3" style:family="presentation" style:parent-style-name="Default-notes">
      <style:graphic-properties draw:fill-color="#ffffff" fo:min-height="13.364cm"/>
    </style:style>
    <style:style style:name="P1" style:family="paragraph">
      <style:text-properties fo:font-size="18pt"/>
    </style:style>
    <style:style style:name="P2" style:family="paragraph">
      <style:paragraph-properties fo:text-align="center"/>
    </style:style>
    <style:style style:name="P3" style:family="paragraph">
      <style:text-properties fo:font-size="20pt" style:font-size-asian="20pt"/>
    </style:style>
    <style:style style:name="P4" style:family="paragraph">
      <style:paragraph-properties fo:text-align="center"/>
      <style:text-properties fo:font-family="TakaoPGothic" style:font-style-name="Regular" style:font-family-generic="swiss" style:font-pitch="variable" fo:font-size="18pt" style:font-family-asian="TakaoPGothic" style:font-style-name-asian="Regular" style:font-family-generic-asian="swiss" style:font-pitch-asian="variable" style:font-size-asian="18pt" style:language-asian="ja" style:country-asian="JP" style:font-size-complex="18pt"/>
    </style:style>
    <style:style style:name="P5" style:family="paragraph">
      <style:text-properties fo:font-family="TakaoPGothic" style:font-family-generic="swiss" style:font-pitch="variable" fo:font-size="22pt" style:font-size-asian="22pt" style:font-size-complex="22pt"/>
    </style:style>
    <style:style style:name="P6" style:family="paragraph">
      <style:paragraph-properties fo:text-align="center"/>
      <style:text-properties fo:font-family="TakaoPGothic" style:font-family-generic="swiss" style:font-pitch="variable" fo:font-size="22pt" style:font-size-asian="22pt" style:font-size-complex="22pt"/>
    </style:style>
    <style:style style:name="P7" style:family="paragraph">
      <style:paragraph-properties fo:text-align="center"/>
      <style:text-properties fo:font-family="TakaoPGothic" style:font-style-name="Regular" style:font-family-generic="swiss" style:font-pitch="variable" fo:font-size="22pt" style:font-family-asian="TakaoPGothic" style:font-style-name-asian="Regular" style:font-family-generic-asian="swiss" style:font-pitch-asian="variable" style:font-size-asian="22pt" style:language-asian="ja" style:country-asian="JP" style:font-size-complex="22pt"/>
    </style:style>
    <style:style style:name="P8" style:family="paragraph">
      <style:paragraph-properties fo:text-align="start"/>
    </style:style>
    <style:style style:name="P9" style:family="paragraph">
      <style:text-properties fo:font-size="20pt"/>
    </style:style>
    <style:style style:name="P10" style:family="paragraph">
      <style:text-properties fo:font-size="24pt" style:font-size-asian="24pt" style:font-size-complex="24pt"/>
    </style:style>
    <style:style style:name="P11" style:family="paragraph">
      <style:paragraph-properties fo:text-align="center"/>
      <style:text-properties fo:font-family="'VL Gothic'" style:font-family-generic="swiss" style:font-pitch="variable" fo:font-size="22pt" style:font-size-asian="22pt" style:font-size-complex="22pt"/>
    </style:style>
    <style:style style:name="P12" style:family="paragraph">
      <style:paragraph-properties fo:text-align="center"/>
      <style:text-properties fo:font-family="'VL Gothic'" style:font-family-generic="swiss" style:font-pitch="variable" fo:font-size="24pt" style:font-size-asian="24pt" style:font-size-complex="24pt"/>
    </style:style>
    <style:style style:name="P13" style:family="paragraph">
      <style:text-properties fo:font-family="'VL Gothic'" style:font-family-generic="swiss" style:font-pitch="variable" fo:font-size="24pt" style:font-size-asian="24pt" style:font-size-complex="24pt"/>
    </style:style>
    <style:style style:name="P14" style:family="paragraph">
      <style:text-properties fo:font-family="'VL Gothic'" style:font-family-generic="swiss" style:font-pitch="variable" fo:font-size="20pt" style:font-family-asian="'VL Gothic'" style:font-family-generic-asian="swiss" style:font-pitch-asian="variable" style:font-size-asian="20pt" style:font-size-complex="20pt"/>
    </style:style>
    <style:style style:name="P15" style:family="paragraph">
      <style:text-properties fo:font-family="'VL Gothic'" style:font-family-generic="swiss" style:font-pitch="variable" fo:font-size="22pt" style:font-size-asian="22pt" style:font-size-complex="22pt"/>
    </style:style>
    <style:style style:name="P16" style:family="paragraph">
      <style:paragraph-properties fo:text-align="center"/>
      <style:text-properties fo:color="#ffffff"/>
    </style:style>
    <style:style style:name="P17" style:family="paragraph">
      <style:paragraph-properties fo:text-align="center"/>
      <style:text-properties fo:color="#ffffff" style:font-size-asian="18pt"/>
    </style:style>
    <style:style style:name="P18" style:family="paragraph">
      <style:text-properties style:font-size-asian="18pt"/>
    </style:style>
    <style:style style:name="P19" style:family="paragraph">
      <style:paragraph-properties fo:text-align="center"/>
      <style:text-properties fo:font-size="18pt"/>
    </style:style>
    <style:style style:name="P20" style:family="paragraph">
      <style:paragraph-properties fo:text-align="center"/>
      <style:text-properties fo:color="#ffffff" fo:font-size="18pt" style:font-size-asian="18pt"/>
    </style:style>
    <style:style style:name="P21" style:family="paragraph">
      <style:text-properties fo:font-family="'VL Gothic'" style:font-family-generic="swiss" style:font-pitch="variable" fo:font-size="18pt"/>
    </style:style>
    <style:style style:name="P22" style:family="paragraph">
      <style:paragraph-properties fo:text-align="center"/>
      <style:text-properties fo:font-family="'VL Gothic'" style:font-family-generic="swiss" style:font-pitch="variable" style:font-family-asian="'VL Gothic'" style:font-family-generic-asian="swiss" style:font-pitch-asian="variable"/>
    </style:style>
    <style:style style:name="P23" style:family="paragraph">
      <style:paragraph-properties fo:text-align="center"/>
      <style:text-properties fo:color="#ffffff" fo:font-family="'VL Gothic'" style:font-family-generic="swiss" style:font-pitch="variable" style:font-family-asian="'VL Gothic'" style:font-family-generic-asian="swiss" style:font-pitch-asian="variable"/>
    </style:style>
    <style:style style:name="P24" style:family="paragraph">
      <style:text-properties fo:font-family="'VL Gothic'" style:font-family-generic="swiss" style:font-pitch="variable" fo:font-size="18pt" style:font-family-asian="'VL Gothic'" style:font-family-generic-asian="swiss" style:font-pitch-asian="variable"/>
    </style:style>
    <style:style style:name="P25" style:family="paragraph">
      <style:text-properties fo:font-family="'VL Gothic'" style:font-family-generic="swiss" style:font-pitch="variable" fo:font-size="22pt" style:font-family-asian="'VL Gothic'" style:font-family-generic-asian="swiss" style:font-pitch-asian="variable" style:font-size-asian="22pt" style:font-size-complex="22pt"/>
    </style:style>
    <style:style style:name="P26" style:family="paragraph">
      <style:paragraph-properties fo:text-align="center"/>
      <style:text-properties fo:font-family="'VL Gothic'" style:font-family-generic="swiss" style:font-pitch="variable"/>
    </style:style>
    <style:style style:name="P27" style:family="paragraph">
      <style:paragraph-properties fo:text-align="center"/>
      <style:text-properties fo:color="#ffffff" fo:font-family="'VL Gothic'" style:font-family-generic="swiss" style:font-pitch="variable"/>
    </style:style>
    <style:style style:name="P28" style:family="paragraph">
      <style:text-properties fo:font-family="'VL Gothic'" style:font-family-generic="swiss" style:font-pitch="variable" fo:font-size="18pt" style:font-family-asian="'VL Gothic'" style:font-family-generic-asian="swiss" style:font-pitch-asian="variable" style:font-size-asian="18pt" style:font-size-complex="18pt"/>
    </style:style>
    <style:style style:name="P29" style:family="paragraph">
      <style:paragraph-properties fo:text-align="center"/>
      <style:text-properties fo:color="#000000" fo:font-size="18pt" style:font-size-asian="18pt"/>
    </style:style>
    <style:style style:name="P30" style:family="paragraph">
      <style:paragraph-properties fo:text-align="start"/>
      <style:text-properties fo:font-family="'VL Gothic'" style:font-family-generic="swiss" style:font-pitch="variable"/>
    </style:style>
    <style:style style:name="P31" style:family="paragraph">
      <style:paragraph-properties fo:text-align="center"/>
      <style:text-properties fo:font-family="'VL Gothic'" style:font-family-generic="swiss" style:font-pitch="variable" fo:font-size="18pt"/>
    </style:style>
    <style:style style:name="P32" style:family="paragraph">
      <style:paragraph-properties fo:text-align="start"/>
      <style:text-properties fo:font-family="'VL Gothic'" style:font-family-generic="swiss" style:font-pitch="variable" fo:font-size="18pt"/>
    </style:style>
    <style:style style:name="P33" style:family="paragraph">
      <style:text-properties fo:font-family="'VL Gothic'" style:font-family-generic="swiss" style:font-pitch="variable" fo:font-size="17pt" style:font-family-asian="'VL Gothic'" style:font-family-generic-asian="swiss" style:font-pitch-asian="variable" style:font-size-asian="17pt" style:font-size-complex="17pt"/>
    </style:style>
    <style:style style:name="P34" style:family="paragraph">
      <style:text-properties fo:font-family="'VL Gothic'" style:font-family-generic="swiss" style:font-pitch="variable"/>
    </style:style>
    <style:style style:name="P35" style:family="paragraph">
      <style:text-properties fo:font-size="13pt" style:font-size-asian="13pt" style:font-size-complex="13pt"/>
    </style:style>
    <style:style style:name="P36" style:family="paragraph">
      <style:text-properties fo:font-family="'VL PGothic'" style:font-family-generic="swiss" style:font-pitch="variable"/>
    </style:style>
    <style:style style:name="P37" style:family="paragraph">
      <style:paragraph-properties fo:text-align="center"/>
      <style:text-properties fo:font-family="'VL PGothic'" style:font-family-generic="swiss" style:font-pitch="variable" style:font-family-asian="'VL PGothic'" style:font-family-generic-asian="swiss" style:font-pitch-asian="variable"/>
    </style:style>
    <style:style style:name="P38" style:family="paragraph">
      <style:paragraph-properties fo:text-align="center"/>
      <style:text-properties fo:font-family="'VL Gothic'" style:font-style-name="Regular" style:font-family-generic="swiss" style:font-pitch="variable" fo:font-size="18pt" style:font-family-asian="'VL PGothic'" style:font-style-name-asian="Regular" style:font-family-generic-asian="swiss" style:font-pitch-asian="variable" style:font-size-asian="18pt" style:font-size-complex="18pt"/>
    </style:style>
    <style:style style:name="P39" style:family="paragraph">
      <style:text-properties fo:font-family="'VL Gothic'" style:font-style-name="Regular" style:font-family-generic="swiss" style:font-pitch="variable" fo:font-size="18pt" style:font-family-asian="'VL PGothic'" style:font-style-name-asian="Regular" style:font-family-generic-asian="swiss" style:font-pitch-asian="variable" style:font-size-asian="18pt" style:font-size-complex="18pt"/>
    </style:style>
    <style:style style:name="T1" style:family="text">
      <style:text-properties fo:font-size="18pt"/>
    </style:style>
    <style:style style:name="T2" style:family="text">
      <style:text-properties fo:font-family="TakaoPGothic" style:font-style-name="Regular" style:font-family-generic="swiss" style:font-pitch="variable" fo:font-size="48pt" style:font-family-asian="TakaoPGothic" style:font-style-name-asian="Regular" style:font-family-generic-asian="swiss" style:font-pitch-asian="variable" style:font-size-asian="48pt" style:language-asian="ja" style:country-asian="JP" style:font-size-complex="48pt"/>
    </style:style>
    <style:style style:name="T3" style:family="text">
      <style:text-properties fo:font-family="TakaoPGothic" style:font-family-generic="swiss" style:font-pitch="variable" fo:font-size="22pt" style:font-size-asian="22pt" style:font-size-complex="22pt"/>
    </style:style>
    <style:style style:name="T4" style:family="text">
      <style:text-properties fo:font-family="TakaoPGothic" style:font-style-name="Regular" style:font-family-generic="swiss" style:font-pitch="variable" fo:font-size="22pt" style:font-family-asian="TakaoPGothic" style:font-style-name-asian="Regular" style:font-family-generic-asian="swiss" style:font-pitch-asian="variable" style:font-size-asian="22pt" style:language-asian="ja" style:country-asian="JP" style:font-size-complex="22pt"/>
    </style:style>
    <style:style style:name="T5" style:family="text">
      <style:text-properties fo:font-family="TakaoPGothic" style:font-family-generic="swiss" style:font-pitch="variable" fo:font-size="22pt" style:font-family-asian="TakaoPGothic" style:font-style-name-asian="Regular" style:font-family-generic-asian="swiss" style:font-pitch-asian="variable" style:font-size-asian="22pt" style:language-asian="ja" style:country-asian="JP" style:font-size-complex="22pt"/>
    </style:style>
    <style:style style:name="T6" style:family="text">
      <style:text-properties fo:font-size="24pt" style:font-size-asian="24pt" style:font-size-complex="24pt"/>
    </style:style>
    <style:style style:name="T7" style:family="text">
      <style:text-properties fo:font-family="'VL Gothic'" style:font-family-generic="swiss" style:font-pitch="variable" fo:font-size="22pt" style:font-size-asian="22pt" style:font-size-complex="22pt"/>
    </style:style>
    <style:style style:name="T8" style:family="text">
      <style:text-properties fo:font-family="'VL Gothic'" style:font-family-generic="swiss" style:font-pitch="variable" fo:font-size="24pt" style:font-size-asian="24pt" style:font-size-complex="24pt"/>
    </style:style>
    <style:style style:name="T9" style:family="text">
      <style:text-properties fo:font-family="'VL Gothic'" style:font-family-generic="swiss" style:font-pitch="variable" fo:font-size="20pt" style:font-family-asian="'VL Gothic'" style:font-family-generic-asian="swiss" style:font-pitch-asian="variable" style:font-size-asian="20pt" style:font-size-complex="20pt"/>
    </style:style>
    <style:style style:name="T10" style:family="text">
      <style:text-properties fo:color="#ffffff"/>
    </style:style>
    <style:style style:name="T11" style:family="text">
      <style:text-properties fo:color="#ffffff" style:font-size-asian="18pt"/>
    </style:style>
    <style:style style:name="T12" style:family="text">
      <style:text-properties style:font-size-asian="18pt"/>
    </style:style>
    <style:style style:name="T13" style:family="text">
      <style:text-properties fo:color="#ffffff" fo:font-size="18pt" style:font-size-asian="18pt"/>
    </style:style>
    <style:style style:name="T14" style:family="text">
      <style:text-properties fo:font-family="'VL Gothic'" style:font-family-generic="swiss" style:font-pitch="variable" fo:font-size="18pt"/>
    </style:style>
    <style:style style:name="T15" style:family="text">
      <style:text-properties fo:font-family="'VL Gothic'" style:font-family-generic="swiss" style:font-pitch="variable" style:font-family-asian="'VL Gothic'" style:font-family-generic-asian="swiss" style:font-pitch-asian="variable"/>
    </style:style>
    <style:style style:name="T16" style:family="text">
      <style:text-properties fo:color="#ffffff" fo:font-family="'VL Gothic'" style:font-family-generic="swiss" style:font-pitch="variable" style:font-family-asian="'VL Gothic'" style:font-family-generic-asian="swiss" style:font-pitch-asian="variable"/>
    </style:style>
    <style:style style:name="T17" style:family="text">
      <style:text-properties fo:font-family="'VL Gothic'" style:font-family-generic="swiss" style:font-pitch="variable" fo:font-size="18pt" style:font-family-asian="'VL Gothic'" style:font-family-generic-asian="swiss" style:font-pitch-asian="variable"/>
    </style:style>
    <style:style style:name="T18" style:family="text">
      <style:text-properties fo:font-family="'VL Gothic'" style:font-family-generic="swiss" style:font-pitch="variable" fo:font-size="22pt" style:font-family-asian="'VL Gothic'" style:font-family-generic-asian="swiss" style:font-pitch-asian="variable" style:font-size-asian="22pt" style:font-size-complex="22pt"/>
    </style:style>
    <style:style style:name="T19" style:family="text">
      <style:text-properties fo:font-family="'VL Gothic'" style:font-family-generic="swiss" style:font-pitch="variable"/>
    </style:style>
    <style:style style:name="T20" style:family="text">
      <style:text-properties fo:color="#ffffff" fo:font-family="'VL Gothic'" style:font-family-generic="swiss" style:font-pitch="variable"/>
    </style:style>
    <style:style style:name="T21" style:family="text">
      <style:text-properties fo:font-family="'VL Gothic'" style:font-family-generic="swiss" style:font-pitch="variable" fo:font-size="18pt" style:font-family-asian="'VL Gothic'" style:font-family-generic-asian="swiss" style:font-pitch-asian="variable" style:font-size-asian="18pt" style:font-size-complex="18pt"/>
    </style:style>
    <style:style style:name="T22" style:family="text">
      <style:text-properties fo:font-family="'VL Gothic'" style:font-family-generic="swiss" style:font-pitch="variable" fo:font-size="17pt" style:font-family-asian="'VL Gothic'" style:font-family-generic-asian="swiss" style:font-pitch-asian="variable" style:font-size-asian="17pt" style:font-size-complex="17pt"/>
    </style:style>
    <style:style style:name="T23" style:family="text">
      <style:text-properties fo:font-size="13pt" style:font-size-asian="13pt" style:font-size-complex="13pt"/>
    </style:style>
    <style:style style:name="T24" style:family="text">
      <style:text-properties fo:font-family="'VL PGothic'" style:font-family-generic="swiss" style:font-pitch="variable"/>
    </style:style>
    <style:style style:name="T25" style:family="text">
      <style:text-properties fo:font-family="'VL PGothic'" style:font-family-generic="swiss" style:font-pitch="variable" style:font-family-asian="'VL PGothic'" style:font-family-generic-asian="swiss" style:font-pitch-asian="variable"/>
    </style:style>
    <style:style style:name="T26" style:family="text">
      <style:text-properties fo:font-family="'VL Gothic'" style:font-style-name="Regular" style:font-family-generic="swiss" style:font-pitch="variable" fo:font-size="18pt" style:font-family-asian="'VL PGothic'" style:font-style-name-asian="Regular" style:font-family-generic-asian="swiss" style:font-pitch-asian="variable" style:font-size-asian="18pt" style:font-size-complex="1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style-name="gr1" draw:text-style-name="P1" draw:layer="layout" svg:width="1.277cm" svg:height="0.962cm" svg:x="1.5cm" svg:y="1.3cm">
          <draw:text-box>
            <text:p><text:span text:style-name="T1">(a)</text:span></text:p>
          </draw:text-box>
        </draw:frame>
        <draw:line draw:style-name="gr2" draw:text-style-name="P2" draw:layer="layout" svg:x1="3.5cm" svg:y1="2cm" svg:x2="9cm" svg:y2="2cm">
          <text:p/>
        </draw:line>
        <draw:frame draw:style-name="gr1" draw:text-style-name="P1" draw:layer="layout" svg:width="1.277cm" svg:height="0.962cm" svg:x="1.5cm" svg:y="2.5cm">
          <draw:text-box>
            <text:p><text:span text:style-name="T1">(b)</text:span></text:p>
          </draw:text-box>
        </draw:frame>
        <draw:line draw:style-name="gr3" draw:text-style-name="P2" draw:layer="layout" svg:x1="3.5cm" svg:y1="3.2cm" svg:x2="9cm" svg:y2="3.2cm">
          <text:p/>
        </draw:line>
        <draw:frame draw:style-name="gr1" draw:text-style-name="P1" draw:layer="layout" svg:width="1.243cm" svg:height="0.962cm" svg:x="1.5cm" svg:y="4cm">
          <draw:text-box>
            <text:p><text:span text:style-name="T1">(c)</text:span></text:p>
          </draw:text-box>
        </draw:frame>
        <draw:custom-shape draw:style-name="gr4" draw:text-style-name="P2" draw:layer="layout" svg:width="5.4cm" svg:height="1.5cm" svg:x="3.6cm" svg:y="3.8cm">
          <text:p/>
          <draw:enhanced-geometry svg:viewBox="0 0 21600 21600" draw:text-areas="0 ?f0 ?f5 ?f2" draw:type="right-arrow" draw:modifiers="15493.1309016849 6245.4363757495"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5" draw:layer="layout" svg:width="14.848cm" svg:height="11.135cm" svg:x="3.075cm" svg:y="2.257cm" draw:page-number="1" presentation:class="page"/>
          <draw:frame presentation:style-name="pr1" draw:text-style-name="P3" draw:layer="layout" svg:width="16.799cm" svg:height="13.114cm" svg:x="2.1cm" svg:y="14.107cm" presentation:class="notes" presentation:placeholder="true">
            <draw:text-box/>
          </draw:frame>
        </presentation:notes>
      </draw:page>
      <draw:page draw:name="page2" draw:style-name="dp1" draw:master-page-name="Default" presentation:presentation-page-layout-name="AL1T0">
        <office:forms form:automatic-focus="false" form:apply-design-mode="false"/>
        <draw:custom-shape draw:style-name="gr6" draw:text-style-name="P4" draw:layer="layout" svg:width="5.334cm" svg:height="3.048cm" svg:x="2.286cm" svg:y="4.064cm">
          <text:p text:style-name="P2"><text:span text:style-name="T2">???</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5.08cm" svg:height="1.085cm" svg:x="3.048cm" svg:y="2.794cm">
          <draw:text-box>
            <text:p><text:span text:style-name="T3">klassOop</text:span></text:p>
          </draw:text-box>
        </draw:frame>
        <draw:custom-shape draw:style-name="gr8" draw:text-style-name="P6" xml:id="id1" draw:id="id1" draw:layer="layout" svg:width="6.096cm" svg:height="1.778cm" svg:x="9.96cm" svg:y="3.048cm">
          <text:p text:style-name="P2"><text:span text:style-name="T3">instanceKlass</text:span></text:p>
          <draw:enhanced-geometry svg:viewBox="0 0 21600 21600" draw:type="rectangle" draw:enhanced-path="M 0 0 L 21600 0 21600 21600 0 21600 0 0 Z N"/>
        </draw:custom-shape>
        <draw:custom-shape draw:style-name="gr8" draw:text-style-name="P6" xml:id="id2" draw:id="id2" draw:layer="layout" svg:width="6.096cm" svg:height="1.778cm" svg:x="9.96cm" svg:y="6.35cm">
          <text:p text:style-name="P2"><text:span text:style-name="T3">symbolKlass</text:span></text:p>
          <draw:enhanced-geometry svg:viewBox="0 0 21600 21600" draw:type="rectangle" draw:enhanced-path="M 0 0 L 21600 0 21600 21600 0 21600 0 0 Z N"/>
        </draw:custom-shape>
        <draw:connector draw:style-name="gr9" draw:text-style-name="P2" draw:layer="layout" draw:line-skew="0.615cm" svg:x1="9.96cm" svg:y1="3.937cm" svg:x2="6.583cm" svg:y2="5.58cm" draw:start-shape="id1" draw:start-glue-point="3" svg:d="m9960 3937h-1324v1643h-2053">
          <text:p/>
        </draw:connector>
        <draw:connector draw:style-name="gr9" draw:text-style-name="P2" draw:layer="layout" draw:line-skew="0.615cm" svg:x1="9.96cm" svg:y1="7.239cm" svg:x2="6.583cm" svg:y2="5.58cm" draw:start-shape="id2" draw:start-glue-point="3" svg:d="m9960 7239h-1324v-1659h-2053">
          <text:p/>
        </draw:connector>
        <presentation:notes draw:style-name="dp2">
          <draw:page-thumbnail draw:style-name="gr5" draw:layer="layout" svg:width="14.848cm" svg:height="11.136cm" svg:x="3.075cm" svg:y="2.257cm" draw:page-number="2" presentation:class="page"/>
          <draw:frame presentation:style-name="pr2" draw:layer="layout" svg:width="16.799cm" svg:height="13.364cm" svg:x="2.1cm" svg:y="14.107cm" presentation:class="notes" presentation:placeholder="true">
            <draw:text-box/>
          </draw:frame>
        </presentation:notes>
      </draw:page>
      <draw:page draw:name="page3" draw:style-name="dp1" draw:master-page-name="Default" presentation:presentation-page-layout-name="AL1T0">
        <office:forms form:automatic-focus="false" form:apply-design-mode="false"/>
        <draw:custom-shape draw:style-name="gr10" draw:text-style-name="P7" draw:layer="layout" svg:width="7.106cm" svg:height="3.048cm" svg:x="0.262cm" svg:y="4.064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5" draw:layer="layout" svg:width="8.42cm" svg:height="2.217cm" svg:x="0.216cm" svg:y="2.794cm">
          <draw:text-box>
            <text:p><text:span text:style-name="T3">instanceOop = str</text:span></text:p>
          </draw:text-box>
        </draw:frame>
        <draw:line draw:style-name="gr12" draw:text-style-name="P2" draw:layer="layout" svg:x1="7.622cm" svg:y1="5.623cm" svg:x2="9.914cm" svg:y2="5.623cm">
          <text:p/>
        </draw:line>
        <draw:frame draw:style-name="gr7" draw:text-style-name="P5" draw:layer="layout" svg:width="3.048cm" svg:height="1.085cm" svg:x="7.382cm" svg:y="4.284cm">
          <draw:text-box>
            <text:p><text:span text:style-name="T3">_klass</text:span></text:p>
          </draw:text-box>
        </draw:frame>
        <draw:custom-shape draw:style-name="gr10" draw:text-style-name="P7" draw:layer="layout" svg:width="5.842cm" svg:height="4.607cm" svg:x="10.084cm" svg:y="4.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7.442cm" svg:height="1.085cm" svg:x="9.53cm" svg:y="3.048cm">
          <draw:text-box>
            <text:p><text:span text:style-name="T3">klassOop = String</text:span></text:p>
          </draw:text-box>
        </draw:frame>
        <draw:custom-shape draw:style-name="gr6" draw:text-style-name="P7" draw:layer="layout" svg:width="5.334cm" svg:height="2.032cm" svg:x="10.292cm" svg:y="6.604cm">
          <text:p text:style-name="P8"><text:span text:style-name="T4">instanceKla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7.42cm" svg:height="1.085cm" svg:x="0.308cm" svg:y="5.011cm">
          <draw:text-box>
            <text:p><text:span text:style-name="T3">instanceOopDesc</text:span></text:p>
          </draw:text-box>
        </draw:frame>
        <draw:frame draw:style-name="gr7" draw:text-style-name="P5" draw:layer="layout" svg:width="6.35cm" svg:height="1.085cm" svg:x="10.238cm" svg:y="5.08cm">
          <draw:text-box>
            <text:p text:style-name="P8"><text:span text:style-name="T5">klassOopDesc</text:span></text:p>
          </draw:text-box>
        </draw:frame>
        <draw:custom-shape draw:style-name="gr10" draw:text-style-name="P7" draw:layer="layout" svg:width="7.572cm" svg:height="4.607cm" svg:x="18.59cm" svg:y="4.28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6.912cm" svg:height="1.085cm" svg:x="18.636cm" svg:y="3.048cm">
          <draw:text-box>
            <text:p><text:span text:style-name="T3">klassOop = Class</text:span></text:p>
          </draw:text-box>
        </draw:frame>
        <draw:custom-shape draw:style-name="gr6" draw:text-style-name="P7" draw:layer="layout" svg:width="7.112cm" svg:height="2.032cm" svg:x="18.798cm" svg:y="6.604cm">
          <text:p text:style-name="P8"><text:span text:style-name="T4">instanceKlassKlas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5" draw:layer="layout" svg:width="6.35cm" svg:height="1.085cm" svg:x="18.844cm" svg:y="5.08cm">
          <draw:text-box>
            <text:p text:style-name="P8"><text:span text:style-name="T5">klassOopDesc</text:span></text:p>
          </draw:text-box>
        </draw:frame>
        <draw:line draw:style-name="gr12" draw:text-style-name="P2" draw:layer="layout" svg:x1="16.174cm" svg:y1="5.711cm" svg:x2="18.466cm" svg:y2="5.711cm">
          <text:p/>
        </draw:line>
        <draw:frame draw:style-name="gr7" draw:text-style-name="P5" draw:layer="layout" svg:width="3.048cm" svg:height="1.085cm" svg:x="15.934cm" svg:y="4.372cm">
          <draw:text-box>
            <text:p><text:span text:style-name="T3">_klass</text:span></text:p>
          </draw:text-box>
        </draw:frame>
        <draw:line draw:style-name="gr13" draw:text-style-name="P2" draw:layer="layout" svg:x1="26.332cm" svg:y1="5.842cm" svg:x2="27.348cm" svg:y2="5.842cm">
          <text:p/>
        </draw:line>
        <draw:line draw:style-name="gr13" draw:text-style-name="P2" draw:layer="layout" svg:x1="27.348cm" svg:y1="7.62cm" svg:x2="27.348cm" svg:y2="5.842cm">
          <text:p/>
        </draw:line>
        <draw:line draw:style-name="gr14" draw:text-style-name="P2" draw:layer="layout" svg:x1="27.348cm" svg:y1="7.62cm" svg:x2="26.332cm" svg:y2="7.62cm">
          <text:p/>
        </draw:line>
        <presentation:notes draw:style-name="dp2">
          <draw:page-thumbnail draw:style-name="gr5" draw:layer="layout" svg:width="14.848cm" svg:height="11.136cm" svg:x="3.075cm" svg:y="2.257cm" draw:page-number="3" presentation:class="page"/>
          <draw:frame presentation:style-name="pr2" draw:text-style-name="P9" draw:layer="layout" svg:width="16.799cm" svg:height="13.364cm" svg:x="2.1cm" svg:y="14.107cm" presentation:class="notes" presentation:placeholder="true">
            <draw:text-box/>
          </draw:frame>
        </presentation:notes>
      </draw:page>
      <draw:page draw:name="page4" draw:style-name="dp1" draw:master-page-name="Default" presentation:presentation-page-layout-name="AL1T0">
        <office:forms form:automatic-focus="false" form:apply-design-mode="false"/>
        <draw:line draw:style-name="gr15" draw:text-style-name="P2" draw:layer="layout" svg:x1="5.588cm" svg:y1="10.922cm" svg:x2="25.908cm" svg:y2="10.922cm">
          <text:p/>
        </draw:line>
        <draw:frame draw:style-name="gr1" draw:text-style-name="P10" draw:layer="layout" svg:width="3.889cm" svg:height="2.233cm" svg:x="1.524cm" svg:y="9.806cm">
          <draw:text-box>
            <text:p><text:span text:style-name="T6">メイン</text:span></text:p>
            <text:p><text:span text:style-name="T6">スレッド</text:span></text:p>
          </draw:text-box>
        </draw:frame>
        <draw:custom-shape draw:style-name="gr16" draw:text-style-name="P2" draw:layer="layout" svg:width="5.08cm" svg:height="1.778cm" svg:x="7.366cm" svg:y="12.192cm">
          <text:p text:style-name="P2">2.スレッド生成</text:p>
          <draw:enhanced-geometry svg:viewBox="0 0 21600 21600" draw:glue-points="10800 0 0 10800 10800 21600 21600 10800 ?f40 ?f41" draw:text-areas="0 0 21600 21600" draw:type="rectangular-callout" draw:modifiers="2023.53867348947 -14278.58347386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2" draw:layer="layout" svg:width="5.08cm" svg:height="1.778cm" svg:x="13.208cm" svg:y="12.192cm">
          <text:p text:style-name="P2">3.スレッド</text:p>
          <text:p text:style-name="P2">処理開始</text:p>
          <draw:enhanced-geometry svg:viewBox="0 0 21600 21600" draw:glue-points="10800 0 0 10800 10800 21600 21600 10800 ?f40 ?f41" draw:text-areas="0 0 21600 21600" draw:type="rectangular-callout" draw:modifiers="2023.53867348947 -14278.5834738617"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16" draw:text-style-name="P2" draw:layer="layout" svg:width="5.08cm" svg:height="1.778cm" svg:x="20.574cm" svg:y="3.302cm">
          <text:p text:style-name="P2">4.スレッド</text:p>
          <text:p text:style-name="P2">処理終了</text:p>
          <draw:enhanced-geometry svg:viewBox="0 0 21600 21600" draw:glue-points="10800 0 0 10800 10800 21600 21600 10800 ?f40 ?f41" draw:text-areas="0 0 21600 21600" draw:type="rectangular-callout" draw:modifiers="2431.64731352096 28083.6424957841"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1" draw:text-style-name="P10" draw:layer="layout" svg:width="4.735cm" svg:height="2.233cm" svg:x="0.853cm" svg:y="4.879cm">
          <draw:text-box>
            <text:p><text:span text:style-name="T6">生成された</text:span></text:p>
            <text:p><text:span text:style-name="T6">スレッド</text:span></text:p>
          </draw:text-box>
        </draw:frame>
        <draw:line draw:style-name="gr17" draw:text-style-name="P2" draw:layer="layout" svg:x1="7.874cm" svg:y1="5.842cm" svg:x2="13.662cm" svg:y2="5.842cm">
          <text:p text:style-name="P2"/>
          <text:p text:style-name="P2"/>
          <text:p text:style-name="P2">一時停止中</text:p>
        </draw:line>
        <draw:line draw:style-name="gr18" draw:text-style-name="P2" draw:layer="layout" svg:x1="7.774cm" svg:y1="11.33cm" svg:x2="7.774cm" svg:y2="5.234cm">
          <text:p/>
        </draw:line>
        <draw:line draw:style-name="gr18" draw:text-style-name="P2" draw:layer="layout" svg:x1="13.662cm" svg:y1="11.43cm" svg:x2="13.662cm" svg:y2="5.334cm">
          <text:p/>
        </draw:line>
        <draw:line draw:style-name="gr19" draw:text-style-name="P11" draw:layer="layout" svg:x1="13.662cm" svg:y1="5.842cm" svg:x2="21.336cm" svg:y2="5.842cm">
          <text:p text:style-name="P2"><text:span text:style-name="T7"/></text:p>
          <text:p text:style-name="P2"><text:span text:style-name="T7">run()</text:span></text:p>
        </draw:line>
        <presentation:notes draw:style-name="dp2">
          <draw:page-thumbnail draw:style-name="gr5" draw:layer="layout" svg:width="14.848cm" svg:height="11.136cm" svg:x="3.075cm" svg:y="2.257cm" draw:page-number="4" presentation:class="page"/>
          <draw:frame presentation:style-name="pr2" draw:text-style-name="P9" draw:layer="layout" svg:width="16.799cm" svg:height="13.364cm" svg:x="2.1cm" svg:y="14.107cm" presentation:class="notes" presentation:placeholder="true">
            <draw:text-box/>
          </draw:frame>
        </presentation:notes>
      </draw:page>
      <draw:page draw:name="page5" draw:style-name="dp1" draw:master-page-name="Default" presentation:presentation-page-layout-name="AL1T0">
        <draw:custom-shape draw:style-name="gr20" draw:text-style-name="P12" draw:layer="layout" svg:width="7.874cm" svg:height="3.302cm" svg:x="4.572cm" svg:y="1.524cm">
          <text:p text:style-name="P2"><text:span text:style-name="T8">CPU</text:span><text:span text:style-name="T8">コア</text:span></text:p>
          <draw:enhanced-geometry svg:viewBox="0 0 21600 21600" draw:type="rectangle" draw:enhanced-path="M 0 0 L 21600 0 21600 21600 0 21600 0 0 Z N"/>
        </draw:custom-shape>
        <draw:custom-shape draw:style-name="gr21" draw:text-style-name="P12" draw:layer="layout" svg:width="7.874cm" svg:height="5.396cm" svg:x="4.572cm" svg:y="4.824cm">
          <text:p/>
          <draw:enhanced-geometry svg:viewBox="0 0 21600 21600" draw:type="rectangle" draw:enhanced-path="M 0 0 L 21600 0 21600 21600 0 21600 0 0 Z N"/>
        </draw:custom-shape>
        <draw:custom-shape draw:style-name="gr20" draw:text-style-name="P12" draw:layer="layout" svg:width="7.874cm" svg:height="3.302cm" svg:x="12.472cm" svg:y="1.524cm">
          <text:p text:style-name="P2"><text:span text:style-name="T8">CPU</text:span><text:span text:style-name="T8">コア</text:span></text:p>
          <draw:enhanced-geometry svg:viewBox="0 0 21600 21600" draw:type="rectangle" draw:enhanced-path="M 0 0 L 21600 0 21600 21600 0 21600 0 0 Z N"/>
        </draw:custom-shape>
        <draw:frame draw:style-name="gr1" draw:text-style-name="P13" draw:layer="layout" svg:width="5.797cm" svg:height="1.327cm" svg:x="5.842cm" svg:y="5.323cm">
          <draw:text-box>
            <text:p><text:span text:style-name="T8">L1</text:span><text:span text:style-name="T8">キャッシュ</text:span></text:p>
          </draw:text-box>
        </draw:frame>
        <draw:custom-shape draw:style-name="gr22" draw:text-style-name="P2" draw:layer="layout" svg:width="7.874cm" svg:height="1.27cm" svg:x="4.572cm" svg:y="6.35cm">
          <text:p/>
          <draw:enhanced-geometry svg:viewBox="0 0 21600 21600" draw:type="rectangle" draw:enhanced-path="M 0 0 L 21600 0 21600 21600 0 21600 0 0 Z N"/>
        </draw:custom-shape>
        <draw:custom-shape draw:style-name="gr22" draw:text-style-name="P2" draw:layer="layout" svg:width="7.874cm" svg:height="1.27cm" svg:x="4.572cm" svg:y="7.62cm">
          <text:p/>
          <draw:enhanced-geometry svg:viewBox="0 0 21600 21600" draw:type="rectangle" draw:enhanced-path="M 0 0 L 21600 0 21600 21600 0 21600 0 0 Z N"/>
        </draw:custom-shape>
        <draw:custom-shape draw:style-name="gr22" draw:text-style-name="P2" draw:layer="layout" svg:width="7.874cm" svg:height="1.27cm" svg:x="4.572cm" svg:y="8.92cm">
          <text:p/>
          <draw:enhanced-geometry svg:viewBox="0 0 21600 21600" draw:type="rectangle" draw:enhanced-path="M 0 0 L 21600 0 21600 21600 0 21600 0 0 Z N"/>
        </draw:custom-shape>
        <draw:path draw:style-name="gr18" draw:text-style-name="P2" draw:layer="layout" svg:width="1.549cm" svg:height="0.742cm" draw:transform="skewX (0.0205948851735331) rotate (-1.58510802666125) translate (4.572cm 4.826cm)" svg:viewBox="0 0 1550 743" svg:d="m0 0c199 863 1550 736 1550 736">
          <text:p/>
        </draw:path>
        <draw:path draw:style-name="gr18" draw:text-style-name="P2" draw:layer="layout" svg:width="1.402cm" svg:height="0.742cm" draw:transform="skewX (-0.0164060949687467) rotate (-1.55508836352695) translate (4.54996565551363cm 8.89736543633754cm)" svg:viewBox="0 0 1403 743" svg:d="m1403 0c-181 863-1403 736-1403 736">
          <text:p/>
        </draw:path>
        <draw:frame draw:style-name="gr1" draw:text-style-name="P14" draw:layer="layout" svg:width="4.037cm" svg:height="2.945cm" svg:x="0.735cm" svg:y="6.874cm">
          <draw:text-box>
            <text:p><text:span text:style-name="T9">キャッシュ</text:span></text:p>
            <text:p><text:span text:style-name="T9">ライン</text:span></text:p>
            <text:p><text:span text:style-name="T9">(n</text:span><text:span text:style-name="T9">本</text:span><text:span text:style-name="T9">)</text:span></text:p>
          </draw:text-box>
        </draw:frame>
        <draw:path draw:style-name="gr18" draw:text-style-name="P2" draw:layer="layout" svg:width="0.761cm" svg:height="1.269cm" draw:transform="rotate (-1.5707963267949) translate (5.842cm 10.2cm)" svg:viewBox="0 0 762 1270" svg:d="m0 1270c762 0 762-1270 762-1270">
          <text:p/>
        </draw:path>
        <draw:path draw:style-name="gr18" draw:text-style-name="P2" draw:layer="layout" svg:width="0.761cm" svg:height="1.269cm" draw:transform="rotate (1.5707963267949) translate (11.172cm 10.962cm)" svg:viewBox="0 0 762 1270" svg:d="m762 1270c-762 0-762-1270-762-1270">
          <text:p/>
        </draw:path>
        <draw:frame draw:style-name="gr1" draw:text-style-name="P14" draw:layer="layout" svg:width="3.33cm" svg:height="1.149cm" svg:x="6.885cm" svg:y="10.539cm">
          <draw:text-box>
            <text:p><text:span text:style-name="T9">数バイト</text:span></text:p>
          </draw:text-box>
        </draw:frame>
        <draw:custom-shape draw:style-name="gr21" draw:text-style-name="P12" draw:layer="layout" svg:width="7.874cm" svg:height="5.396cm" svg:x="12.472cm" svg:y="4.824cm">
          <text:p/>
          <draw:enhanced-geometry svg:viewBox="0 0 21600 21600" draw:type="rectangle" draw:enhanced-path="M 0 0 L 21600 0 21600 21600 0 21600 0 0 Z N"/>
        </draw:custom-shape>
        <draw:frame draw:style-name="gr1" draw:text-style-name="P13" draw:layer="layout" svg:width="5.797cm" svg:height="1.327cm" svg:x="13.642cm" svg:y="5.323cm">
          <draw:text-box>
            <text:p><text:span text:style-name="T8">L1</text:span><text:span text:style-name="T8">キャッシュ</text:span></text:p>
          </draw:text-box>
        </draw:frame>
        <draw:custom-shape draw:style-name="gr22" draw:text-style-name="P2" draw:layer="layout" svg:width="7.874cm" svg:height="1.27cm" svg:x="12.472cm" svg:y="6.35cm">
          <text:p/>
          <draw:enhanced-geometry svg:viewBox="0 0 21600 21600" draw:type="rectangle" draw:enhanced-path="M 0 0 L 21600 0 21600 21600 0 21600 0 0 Z N"/>
        </draw:custom-shape>
        <draw:custom-shape draw:style-name="gr22" draw:text-style-name="P2" draw:layer="layout" svg:width="7.874cm" svg:height="1.27cm" svg:x="12.472cm" svg:y="7.62cm">
          <text:p/>
          <draw:enhanced-geometry svg:viewBox="0 0 21600 21600" draw:type="rectangle" draw:enhanced-path="M 0 0 L 21600 0 21600 21600 0 21600 0 0 Z N"/>
        </draw:custom-shape>
        <draw:custom-shape draw:style-name="gr22" draw:text-style-name="P2" draw:layer="layout" svg:width="7.874cm" svg:height="1.27cm" svg:x="12.472cm" svg:y="8.92cm">
          <text:p/>
          <draw:enhanced-geometry svg:viewBox="0 0 21600 21600" draw:type="rectangle" draw:enhanced-path="M 0 0 L 21600 0 21600 21600 0 21600 0 0 Z N"/>
        </draw:custom-shape>
        <draw:custom-shape draw:style-name="gr23" draw:text-style-name="P12" draw:layer="layout" svg:width="15.748cm" svg:height="5.396cm" svg:x="4.572cm" svg:y="12.624cm">
          <text:p/>
          <draw:enhanced-geometry svg:viewBox="0 0 21600 21600" draw:type="rectangle" draw:enhanced-path="M 0 0 L 21600 0 21600 21600 0 21600 0 0 Z N"/>
        </draw:custom-shape>
        <draw:frame draw:style-name="gr1" draw:text-style-name="P13" draw:layer="layout" svg:width="5.797cm" svg:height="1.327cm" svg:x="9.442cm" svg:y="12.823cm">
          <draw:text-box>
            <text:p><text:span text:style-name="T8">L2</text:span><text:span text:style-name="T8">キャッシュ</text:span></text:p>
          </draw:text-box>
        </draw:frame>
        <draw:custom-shape draw:style-name="gr22" draw:text-style-name="P2" draw:layer="layout" svg:width="15.748cm" svg:height="1.27cm" svg:x="4.572cm" svg:y="14.15cm">
          <text:p/>
          <draw:enhanced-geometry svg:viewBox="0 0 21600 21600" draw:type="rectangle" draw:enhanced-path="M 0 0 L 21600 0 21600 21600 0 21600 0 0 Z N"/>
        </draw:custom-shape>
        <draw:custom-shape draw:style-name="gr22" draw:text-style-name="P2" draw:layer="layout" svg:width="15.748cm" svg:height="1.27cm" svg:x="4.572cm" svg:y="15.42cm">
          <text:p/>
          <draw:enhanced-geometry svg:viewBox="0 0 21600 21600" draw:type="rectangle" draw:enhanced-path="M 0 0 L 21600 0 21600 21600 0 21600 0 0 Z N"/>
        </draw:custom-shape>
        <draw:line draw:style-name="gr24" draw:text-style-name="P2" draw:layer="layout" svg:x1="18.41cm" svg:y1="10.22cm" svg:x2="18.41cm" svg:y2="12.446cm">
          <text:p/>
        </draw:line>
        <draw:line draw:style-name="gr24" draw:text-style-name="P2" draw:layer="layout" svg:x1="6.31cm" svg:y1="10.22cm" svg:x2="6.31cm" svg:y2="12.446cm">
          <text:p/>
        </draw:line>
        <draw:line draw:style-name="gr24" draw:text-style-name="P2" draw:layer="layout" svg:x1="16.51cm" svg:y1="3.556cm" svg:x2="16.51cm" svg:y2="5.782cm">
          <text:p/>
        </draw:line>
        <draw:line draw:style-name="gr24" draw:text-style-name="P2" draw:layer="layout" svg:x1="8.61cm" svg:y1="3.556cm" svg:x2="8.61cm" svg:y2="5.782cm">
          <text:p/>
        </draw:line>
        <presentation:notes draw:style-name="dp2">
          <draw:page-thumbnail draw:style-name="gr5" draw:layer="layout" svg:width="14.848cm" svg:height="11.136cm" svg:x="3.075cm" svg:y="2.257cm" draw:page-number="5" presentation:class="page"/>
          <draw:frame presentation:style-name="pr2" draw:text-style-name="P9" draw:layer="layout" svg:width="16.799cm" svg:height="13.364cm" svg:x="2.1cm" svg:y="14.107cm" presentation:class="notes" presentation:placeholder="true">
            <draw:text-box/>
          </draw:frame>
        </presentation:notes>
      </draw:page>
      <draw:page draw:name="page6" draw:style-name="dp1" draw:master-page-name="Default" presentation:presentation-page-layout-name="AL1T0">
        <draw:custom-shape draw:style-name="gr20" draw:text-style-name="P12" draw:layer="layout" svg:width="7.874cm" svg:height="3.302cm" svg:x="4.318cm" svg:y="9.144cm">
          <text:p text:style-name="P2"><text:span text:style-name="T8">OS</text:span><text:span text:style-name="T8">ガード領域</text:span></text:p>
          <draw:enhanced-geometry svg:viewBox="0 0 21600 21600" draw:type="rectangle" draw:enhanced-path="M 0 0 L 21600 0 21600 21600 0 21600 0 0 Z N"/>
        </draw:custom-shape>
        <draw:custom-shape draw:style-name="gr25" draw:text-style-name="P12" draw:layer="layout" svg:width="7.874cm" svg:height="6.35cm" svg:x="4.318cm" svg:y="2.794cm">
          <text:p text:style-name="P2"><text:span text:style-name="T8">マシンスタック</text:span></text:p>
          <text:p text:style-name="P2"><text:span text:style-name="T8">として使える領域</text:span></text:p>
          <draw:enhanced-geometry svg:viewBox="0 0 21600 21600" draw:type="rectangle" draw:enhanced-path="M 0 0 L 21600 0 21600 21600 0 21600 0 0 Z N"/>
        </draw:custom-shape>
        <draw:line draw:style-name="gr18" draw:text-style-name="P2" draw:layer="layout" svg:x1="3.81cm" svg:y1="9.144cm" svg:x2="12.954cm" svg:y2="9.144cm">
          <text:p/>
        </draw:line>
        <draw:frame draw:style-name="gr1" draw:text-style-name="P14" draw:layer="layout" svg:width="6.865cm" svg:height="1.149cm" svg:x="13.208cm" svg:y="8.757cm">
          <draw:text-box>
            <text:p><text:span text:style-name="T9">マシンスタックの底</text:span></text:p>
          </draw:text-box>
        </draw:frame>
        <draw:custom-shape draw:style-name="gr20" draw:text-style-name="P12" draw:layer="layout" svg:width="7.874cm" svg:height="1.524cm" svg:x="4.318cm" svg:y="2.794cm">
          <text:p text:style-name="P2"><text:span text:style-name="T8">利用中</text:span></text:p>
          <draw:enhanced-geometry svg:viewBox="0 0 21600 21600" draw:type="rectangle" draw:enhanced-path="M 0 0 L 21600 0 21600 21600 0 21600 0 0 Z N"/>
        </draw:custom-shape>
        <draw:line draw:style-name="gr15" draw:text-style-name="P2" draw:layer="layout" svg:x1="12.954cm" svg:y1="2.794cm" svg:x2="12.954cm" svg:y2="5.08cm">
          <text:p/>
        </draw:line>
        <presentation:notes draw:style-name="dp2">
          <draw:page-thumbnail draw:style-name="gr5" draw:layer="layout" svg:width="14.848cm" svg:height="11.136cm" svg:x="3.075cm" svg:y="2.257cm" draw:page-number="6" presentation:class="page"/>
          <draw:frame presentation:style-name="pr2" draw:text-style-name="P9" draw:layer="layout" svg:width="16.799cm" svg:height="13.364cm" svg:x="2.1cm" svg:y="14.107cm" presentation:class="notes" presentation:placeholder="true">
            <draw:text-box/>
          </draw:frame>
        </presentation:notes>
      </draw:page>
      <draw:page draw:name="page7" draw:style-name="dp1" draw:master-page-name="Default" presentation:presentation-page-layout-name="AL1T0">
        <draw:custom-shape draw:style-name="gr26" draw:text-style-name="P12" draw:layer="layout" svg:width="7.874cm" svg:height="3.302cm" svg:x="4.318cm" svg:y="9.144cm">
          <text:p text:style-name="P2"><text:span text:style-name="T8">OS</text:span><text:span text:style-name="T8">ガード領域</text:span></text:p>
          <text:p text:style-name="P2"><text:span text:style-name="T8">（割り当てなし）</text:span></text:p>
          <draw:enhanced-geometry svg:viewBox="0 0 21600 21600" draw:type="rectangle" draw:enhanced-path="M 0 0 L 21600 0 21600 21600 0 21600 0 0 Z N"/>
        </draw:custom-shape>
        <draw:custom-shape draw:style-name="gr25" draw:text-style-name="P12" draw:layer="layout" svg:width="7.874cm" svg:height="6.35cm" svg:x="4.318cm" svg:y="2.794cm">
          <text:p text:style-name="P2"><text:span text:style-name="T8">マシンスタック</text:span></text:p>
          <text:p text:style-name="P2"><text:span text:style-name="T8">として使える領域</text:span></text:p>
          <draw:enhanced-geometry svg:viewBox="0 0 21600 21600" draw:type="rectangle" draw:enhanced-path="M 0 0 L 21600 0 21600 21600 0 21600 0 0 Z N"/>
        </draw:custom-shape>
        <draw:line draw:style-name="gr18" draw:text-style-name="P2" draw:layer="layout" svg:x1="3.81cm" svg:y1="9.144cm" svg:x2="12.954cm" svg:y2="9.144cm">
          <text:p/>
        </draw:line>
        <draw:frame draw:style-name="gr1" draw:text-style-name="P14" draw:layer="layout" svg:width="6.865cm" svg:height="1.149cm" svg:x="13.208cm" svg:y="8.757cm">
          <draw:text-box>
            <text:p><text:span text:style-name="T9">マシンスタックの底</text:span></text:p>
          </draw:text-box>
        </draw:frame>
        <draw:custom-shape draw:style-name="gr20" draw:text-style-name="P12" draw:layer="layout" svg:width="7.874cm" svg:height="1.524cm" svg:x="4.318cm" svg:y="2.794cm">
          <text:p text:style-name="P2"><text:span text:style-name="T8">利用中</text:span></text:p>
          <draw:enhanced-geometry svg:viewBox="0 0 21600 21600" draw:type="rectangle" draw:enhanced-path="M 0 0 L 21600 0 21600 21600 0 21600 0 0 Z N"/>
        </draw:custom-shape>
        <draw:line draw:style-name="gr15" draw:text-style-name="P2" draw:layer="layout" svg:x1="12.954cm" svg:y1="2.794cm" svg:x2="12.954cm" svg:y2="5.08cm">
          <text:p/>
        </draw:line>
        <draw:custom-shape draw:style-name="gr27" draw:text-style-name="P12" draw:layer="layout" svg:width="7.874cm" svg:height="1.524cm" svg:x="4.318cm" svg:y="7.62cm">
          <text:p text:style-name="P2"><text:span text:style-name="T8">独自のガード領域</text:span></text:p>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7" presentation:class="page"/>
          <draw:frame presentation:style-name="pr2" draw:text-style-name="P9" draw:layer="layout" svg:width="16.799cm" svg:height="13.364cm" svg:x="2.1cm" svg:y="14.107cm" presentation:class="notes" presentation:placeholder="true">
            <draw:text-box/>
          </draw:frame>
        </presentation:notes>
      </draw:page>
      <draw:page draw:name="page8" draw:style-name="dp1" draw:master-page-name="Default" presentation:presentation-page-layout-name="AL1T0">
        <draw:custom-shape draw:style-name="gr20" draw:text-style-name="P2" draw:layer="layout" svg:width="3.81cm" svg:height="4.064cm" svg:x="2.54cm" svg:y="7.112cm">
          <text:p text:style-name="P2">実行中</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2.032cm" svg:height="1.778cm" svg:x="7.106cm" svg:y="8.028cm">
          <text:p/>
          <draw:enhanced-geometry svg:viewBox="0 0 21600 21600" draw:text-areas="0 ?f0 ?f5 ?f2" draw:type="right-arrow" draw:modifiers="12600.8853910477 4953.794266441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layer="layout" svg:width="3.042cm" svg:height="0.992cm" svg:x="2.8cm" svg:y="5.842cm">
          <draw:text-box>
            <text:p>スレッド</text:p>
          </draw:text-box>
        </draw:frame>
        <draw:frame draw:style-name="gr1" draw:text-style-name="P15" draw:layer="layout" svg:width="2.839cm" svg:height="1.233cm" svg:x="6.661cm" svg:y="6.441cm">
          <draw:text-box>
            <text:p><text:span text:style-name="T7">park()</text:span></text:p>
          </draw:text-box>
        </draw:frame>
        <draw:custom-shape draw:style-name="gr29" draw:text-style-name="P16" draw:layer="layout" svg:width="3.81cm" svg:height="4.064cm" svg:x="9.94cm" svg:y="7.112cm">
          <text:p><text:span text:style-name="T10">一時停止中</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8" draw:text-style-name="P2" draw:layer="layout" svg:width="2.032cm" svg:height="1.778cm" svg:x="14.607cm" svg:y="8.029cm">
          <text:p/>
          <draw:enhanced-geometry svg:viewBox="0 0 21600 21600" draw:text-areas="0 ?f0 ?f5 ?f2" draw:type="right-arrow" draw:modifiers="12600.8853910477 4953.79426644182"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1" draw:text-style-name="P15" draw:layer="layout" svg:width="3.618cm" svg:height="1.233cm" svg:x="13.962cm" svg:y="6.442cm">
          <draw:text-box>
            <text:p><text:span text:style-name="T7">unpark()</text:span></text:p>
          </draw:text-box>
        </draw:frame>
        <draw:custom-shape draw:style-name="gr20" draw:text-style-name="P2" draw:layer="layout" svg:width="3.81cm" svg:height="4.064cm" svg:x="17.272cm" svg:y="7.112cm">
          <text:p text:style-name="P2">実行中</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14.848cm" svg:height="11.136cm" svg:x="3.075cm" svg:y="2.257cm" draw:page-number="8" presentation:class="page"/>
          <draw:frame presentation:style-name="pr2" draw:text-style-name="P9" draw:layer="layout" svg:width="16.799cm" svg:height="13.364cm" svg:x="2.1cm" svg:y="14.107cm" presentation:class="notes" presentation:placeholder="true">
            <draw:text-box/>
          </draw:frame>
        </presentation:notes>
      </draw:page>
      <draw:page draw:name="page9" draw:style-name="dp1" draw:master-page-name="Default" presentation:presentation-page-layout-name="AL1T0">
        <draw:custom-shape draw:style-name="gr29" draw:text-style-name="P17" draw:layer="layout" svg:width="1.778cm" svg:height="1.778cm" svg:x="5.334cm" svg:y="3.786cm">
          <text:p text:style-name="P2"><text:span text:style-name="T11">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layer="layout" svg:width="2.407cm" svg:height="0.992cm" svg:x="19.437cm" svg:y="3.58cm">
          <draw:text-box>
            <text:p>モニタ</text:p>
          </draw:text-box>
        </draw:frame>
        <draw:frame draw:style-name="gr1" draw:layer="layout" svg:width="4.811cm" svg:height="0.992cm" svg:x="2.794cm" svg:y="2.286cm">
          <draw:text-box>
            <text:p>行列(EntryList)</text:p>
          </draw:text-box>
        </draw:frame>
        <draw:custom-shape draw:style-name="gr30" draw:text-style-name="P2" draw:layer="layout" svg:width="4.064cm" svg:height="2.794cm" svg:x="7.62cm" svg:y="3.278cm">
          <text:p/>
          <draw:enhanced-geometry svg:viewBox="0 0 21600 21600" draw:mirror-horizontal="false" draw:mirror-vertical="false" draw:type="rectangle" draw:enhanced-path="M 0 0 L 21600 0 21600 21600 0 21600 0 0 Z N"/>
        </draw:custom-shape>
        <draw:frame draw:style-name="gr1" draw:text-style-name="P2" draw:layer="layout" svg:width="3.216cm" svg:height="1.703cm" svg:x="8.428cm" svg:y="3.786cm">
          <draw:text-box>
            <text:p text:style-name="P2">廊下</text:p>
            <text:p text:style-name="P2">(OnDeck)</text:p>
          </draw:text-box>
        </draw:frame>
        <draw:custom-shape draw:style-name="gr30" draw:text-style-name="P2" draw:layer="layout" svg:width="10.668cm" svg:height="8.128cm" svg:x="11.744cm" svg:y="3.278cm">
          <text:p/>
          <draw:enhanced-geometry svg:viewBox="0 0 21600 21600" draw:type="rectangle" draw:enhanced-path="M 0 0 L 21600 0 21600 21600 0 21600 0 0 Z N"/>
        </draw:custom-shape>
        <draw:custom-shape draw:style-name="gr30" draw:text-style-name="P2" draw:layer="layout" svg:width="4.064cm" svg:height="5.08cm" svg:x="7.62cm" svg:y="6.326cm">
          <text:p/>
          <draw:enhanced-geometry svg:viewBox="0 0 21600 21600" draw:type="rectangle" draw:enhanced-path="M 0 0 L 21600 0 21600 21600 0 21600 0 0 Z N"/>
        </draw:custom-shape>
        <draw:frame draw:style-name="gr1" draw:text-style-name="P2" draw:layer="layout" svg:width="3.122cm" svg:height="1.703cm" svg:x="8.128cm" svg:y="6.95cm">
          <draw:text-box>
            <text:p text:style-name="P2">待合室</text:p>
            <text:p text:style-name="P2">(WaitSet)</text:p>
          </draw:text-box>
        </draw:frame>
        <draw:custom-shape draw:style-name="gr29" draw:text-style-name="P17" draw:layer="layout" svg:width="1.778cm" svg:height="1.778cm" svg:x="3.048cm" svg:y="3.786cm">
          <text:p text:style-name="P2"><text:span text:style-name="T11">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0" draw:text-style-name="P2" draw:layer="layout" svg:width="1.778cm" svg:height="1.778cm" svg:x="13.208cm" svg:y="5.31cm">
          <text:p text:style-name="P2">A</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7.684cm" svg:y1="9.386cm" svg:x2="7.684cm" svg:y2="10.91cm">
            <text:p/>
          </draw:line>
          <draw:line draw:style-name="gr18" draw:text-style-name="P2" draw:layer="layout" svg:x1="7.62cm" svg:y1="9.436cm" svg:x2="6.35cm" svg:y2="9.436cm">
            <text:p/>
          </draw:line>
          <draw:path draw:style-name="gr18" draw:text-style-name="P2" draw:layer="layout" svg:width="1.9cm" svg:height="0.875cm" draw:transform="rotate (-1.24965574442794) translate (7.11543803854337cm 9.1937358029931cm)" svg:viewBox="0 0 1901 876" svg:d="m0 853c564 85 1165-62 1612-427l243-426 46 15">
            <text:p/>
          </draw:path>
        </draw:g>
        <draw:g>
          <draw:line draw:style-name="gr31" draw:text-style-name="P2" draw:layer="layout" svg:x1="11.685cm" svg:y1="9.286cm" svg:x2="11.685cm" svg:y2="10.81cm">
            <text:p/>
          </draw:line>
          <draw:line draw:style-name="gr18" draw:text-style-name="P2" draw:layer="layout" svg:x1="11.621cm" svg:y1="9.336cm" svg:x2="10.351cm" svg:y2="9.336cm">
            <text:p/>
          </draw:line>
          <draw:path draw:style-name="gr18" draw:text-style-name="P2" draw:layer="layout" svg:width="1.9cm" svg:height="0.875cm" draw:transform="rotate (-1.24965574442794) translate (11.1164380385434cm 9.0937358029931cm)" svg:viewBox="0 0 1901 876" svg:d="m0 853c564 85 1165-62 1612-427l243-426 46 15">
            <text:p/>
          </draw:path>
        </draw:g>
        <draw:g>
          <draw:line draw:style-name="gr31" draw:text-style-name="P2" draw:layer="layout" svg:x1="7.685cm" svg:y1="9.386cm" svg:x2="7.685cm" svg:y2="10.91cm">
            <text:p/>
          </draw:line>
          <draw:line draw:style-name="gr18" draw:text-style-name="P2" draw:layer="layout" svg:x1="7.621cm" svg:y1="9.436cm" svg:x2="6.351cm" svg:y2="9.436cm">
            <text:p/>
          </draw:line>
          <draw:path draw:style-name="gr18" draw:text-style-name="P2" draw:layer="layout" svg:width="1.9cm" svg:height="0.875cm" draw:transform="rotate (-1.24965574442794) translate (7.11643803854337cm 9.1937358029931cm)" svg:viewBox="0 0 1901 876" svg:d="m0 853c564 85 1165-62 1612-427l243-426 46 15">
            <text:p/>
          </draw:path>
        </draw:g>
        <draw:g>
          <draw:line draw:style-name="gr31" draw:text-style-name="P2" draw:layer="layout" svg:x1="22.381cm" svg:y1="9.144cm" svg:x2="22.381cm" svg:y2="10.668cm">
            <text:p/>
          </draw:line>
          <draw:line draw:style-name="gr18" draw:text-style-name="P2" draw:layer="layout" svg:x1="22.445cm" svg:y1="9.194cm" svg:x2="23.715cm" svg:y2="9.194cm">
            <text:p/>
          </draw:line>
          <draw:path draw:style-name="gr18" draw:text-style-name="P2" draw:layer="layout" svg:width="1.899cm" svg:height="0.876cm" draw:transform="rotate (1.25000481027834) translate (22.3496368535209cm 10.7552275849555cm)" svg:viewBox="0 0 1900 877" svg:d="m1900 854c-564 85-1165-63-1612-428l-242-426-46 15">
            <text:p/>
          </draw:path>
        </draw:g>
        <draw:g>
          <draw:line draw:style-name="gr31" draw:text-style-name="P2" draw:layer="layout" svg:x1="11.73cm" svg:y1="3.81cm" svg:x2="11.73cm" svg:y2="5.334cm">
            <text:p/>
          </draw:line>
          <draw:line draw:style-name="gr18" draw:text-style-name="P2" draw:layer="layout" svg:x1="11.794cm" svg:y1="3.86cm" svg:x2="13.064cm" svg:y2="3.86cm">
            <text:p/>
          </draw:line>
          <draw:path draw:style-name="gr18" draw:text-style-name="P2" draw:layer="layout" svg:width="1.899cm" svg:height="0.876cm" draw:transform="rotate (1.25000481027834) translate (11.6986368535209cm 5.42122758495548cm)" svg:viewBox="0 0 1900 877" svg:d="m1900 854c-564 85-1165-63-1612-428l-242-426-46 15">
            <text:p/>
          </draw:path>
        </draw:g>
        <draw:g>
          <draw:line draw:style-name="gr31" draw:text-style-name="P2" draw:layer="layout" svg:x1="7.631cm" svg:y1="3.81cm" svg:x2="7.631cm" svg:y2="5.334cm">
            <text:p/>
          </draw:line>
          <draw:line draw:style-name="gr18" draw:text-style-name="P2" draw:layer="layout" svg:x1="7.695cm" svg:y1="3.86cm" svg:x2="8.965cm" svg:y2="3.86cm">
            <text:p/>
          </draw:line>
          <draw:path draw:style-name="gr18" draw:text-style-name="P2" draw:layer="layout" svg:width="1.899cm" svg:height="0.876cm" draw:transform="rotate (1.25000481027834) translate (7.59963685352091cm 5.42122758495548cm)" svg:viewBox="0 0 1900 877" svg:d="m1900 854c-564 85-1165-63-1612-428l-242-426-46 15">
            <text:p/>
          </draw:path>
        </draw:g>
        <presentation:notes draw:style-name="dp2">
          <draw:page-thumbnail draw:style-name="gr5" draw:layer="layout" svg:width="14.848cm" svg:height="11.136cm" svg:x="3.075cm" svg:y="2.257cm" draw:page-number="9" presentation:class="page"/>
          <draw:frame presentation:style-name="pr2" draw:text-style-name="P9"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0">
        <draw:frame draw:style-name="gr1" draw:text-style-name="P18" draw:layer="layout" svg:width="2.407cm" svg:height="0.992cm" svg:x="19.437cm" svg:y="3.58cm">
          <draw:text-box>
            <text:p><text:span text:style-name="T12">モニタ</text:span></text:p>
          </draw:text-box>
        </draw:frame>
        <draw:frame draw:style-name="gr1" draw:text-style-name="P1" draw:layer="layout" svg:width="4.811cm" svg:height="0.992cm" svg:x="2.794cm" svg:y="2.286cm">
          <draw:text-box>
            <text:p><text:span text:style-name="T1">行列</text:span><text:span text:style-name="T1">(EntryList)</text:span></text:p>
          </draw:text-box>
        </draw:frame>
        <draw:custom-shape draw:style-name="gr30" draw:text-style-name="P2" draw:layer="layout" svg:width="4.064cm" svg:height="2.794cm" svg:x="7.62cm" svg:y="3.278cm">
          <text:p/>
          <draw:enhanced-geometry svg:viewBox="0 0 21600 21600" draw:mirror-horizontal="false" draw:mirror-vertical="false" draw:type="rectangle" draw:enhanced-path="M 0 0 L 21600 0 21600 21600 0 21600 0 0 Z N"/>
        </draw:custom-shape>
        <draw:frame draw:style-name="gr1" draw:text-style-name="P19" draw:layer="layout" svg:width="3.216cm" svg:height="1.703cm" svg:x="8.428cm" svg:y="3.786cm">
          <draw:text-box>
            <text:p text:style-name="P2"><text:span text:style-name="T1">廊下</text:span></text:p>
            <text:p text:style-name="P2"><text:span text:style-name="T1">(OnDeck)</text:span></text:p>
          </draw:text-box>
        </draw:frame>
        <draw:custom-shape draw:style-name="gr30" draw:text-style-name="P2" draw:layer="layout" svg:width="10.668cm" svg:height="8.128cm" svg:x="11.744cm" svg:y="3.278cm">
          <text:p/>
          <draw:enhanced-geometry svg:viewBox="0 0 21600 21600" draw:type="rectangle" draw:enhanced-path="M 0 0 L 21600 0 21600 21600 0 21600 0 0 Z N"/>
        </draw:custom-shape>
        <draw:custom-shape draw:style-name="gr30" draw:text-style-name="P2" draw:layer="layout" svg:width="4.064cm" svg:height="5.08cm" svg:x="7.62cm" svg:y="6.326cm">
          <text:p/>
          <draw:enhanced-geometry svg:viewBox="0 0 21600 21600" draw:type="rectangle" draw:enhanced-path="M 0 0 L 21600 0 21600 21600 0 21600 0 0 Z N"/>
        </draw:custom-shape>
        <draw:frame draw:style-name="gr1" draw:text-style-name="P19" draw:layer="layout" svg:width="3.122cm" svg:height="1.703cm" svg:x="7.774cm" svg:y="9.244cm">
          <draw:text-box>
            <text:p text:style-name="P2"><text:span text:style-name="T1">待合室</text:span></text:p>
            <text:p text:style-name="P2"><text:span text:style-name="T1">(WaitSet)</text:span></text:p>
          </draw:text-box>
        </draw:frame>
        <draw:custom-shape draw:style-name="gr20" draw:text-style-name="P19" draw:layer="layout" svg:width="1.778cm" svg:height="1.778cm" svg:x="13.208cm" svg:y="5.31cm">
          <text:p text:style-name="P2"><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7.684cm" svg:y1="9.386cm" svg:x2="7.684cm" svg:y2="10.91cm">
            <text:p/>
          </draw:line>
          <draw:line draw:style-name="gr18" draw:text-style-name="P2" draw:layer="layout" svg:x1="7.62cm" svg:y1="9.436cm" svg:x2="6.35cm" svg:y2="9.436cm">
            <text:p/>
          </draw:line>
          <draw:path draw:style-name="gr18" draw:text-style-name="P2" draw:layer="layout" svg:width="1.9cm" svg:height="0.875cm" draw:transform="rotate (-1.24965574442794) translate (7.11543803854337cm 9.1937358029931cm)" svg:viewBox="0 0 1901 876" svg:d="m0 853c564 85 1165-62 1612-427l243-426 46 15">
            <text:p/>
          </draw:path>
        </draw:g>
        <draw:g>
          <draw:line draw:style-name="gr31" draw:text-style-name="P2" draw:layer="layout" svg:x1="11.685cm" svg:y1="9.286cm" svg:x2="11.685cm" svg:y2="10.81cm">
            <text:p/>
          </draw:line>
          <draw:line draw:style-name="gr18" draw:text-style-name="P2" draw:layer="layout" svg:x1="11.621cm" svg:y1="9.336cm" svg:x2="10.351cm" svg:y2="9.336cm">
            <text:p/>
          </draw:line>
          <draw:path draw:style-name="gr18" draw:text-style-name="P2" draw:layer="layout" svg:width="1.9cm" svg:height="0.875cm" draw:transform="rotate (-1.24965574442794) translate (11.1164380385434cm 9.0937358029931cm)" svg:viewBox="0 0 1901 876" svg:d="m0 853c564 85 1165-62 1612-427l243-426 46 15">
            <text:p/>
          </draw:path>
        </draw:g>
        <draw:g>
          <draw:line draw:style-name="gr31" draw:text-style-name="P2" draw:layer="layout" svg:x1="7.685cm" svg:y1="9.386cm" svg:x2="7.685cm" svg:y2="10.91cm">
            <text:p/>
          </draw:line>
          <draw:line draw:style-name="gr18" draw:text-style-name="P2" draw:layer="layout" svg:x1="7.621cm" svg:y1="9.436cm" svg:x2="6.351cm" svg:y2="9.436cm">
            <text:p/>
          </draw:line>
          <draw:path draw:style-name="gr18" draw:text-style-name="P2" draw:layer="layout" svg:width="1.9cm" svg:height="0.875cm" draw:transform="rotate (-1.24965574442794) translate (7.11643803854337cm 9.1937358029931cm)" svg:viewBox="0 0 1901 876" svg:d="m0 853c564 85 1165-62 1612-427l243-426 46 15">
            <text:p/>
          </draw:path>
        </draw:g>
        <draw:g>
          <draw:line draw:style-name="gr31" draw:text-style-name="P2" draw:layer="layout" svg:x1="22.381cm" svg:y1="9.144cm" svg:x2="22.381cm" svg:y2="10.668cm">
            <text:p/>
          </draw:line>
          <draw:line draw:style-name="gr18" draw:text-style-name="P2" draw:layer="layout" svg:x1="22.445cm" svg:y1="9.194cm" svg:x2="23.715cm" svg:y2="9.194cm">
            <text:p/>
          </draw:line>
          <draw:path draw:style-name="gr18" draw:text-style-name="P2" draw:layer="layout" svg:width="1.899cm" svg:height="0.876cm" draw:transform="rotate (1.25000481027834) translate (22.3496368535209cm 10.7552275849555cm)" svg:viewBox="0 0 1900 877" svg:d="m1900 854c-564 85-1165-63-1612-428l-242-426-46 15">
            <text:p/>
          </draw:path>
        </draw:g>
        <draw:g>
          <draw:line draw:style-name="gr31" draw:text-style-name="P2" draw:layer="layout" svg:x1="11.73cm" svg:y1="3.81cm" svg:x2="11.73cm" svg:y2="5.334cm">
            <text:p/>
          </draw:line>
          <draw:line draw:style-name="gr18" draw:text-style-name="P2" draw:layer="layout" svg:x1="11.794cm" svg:y1="3.86cm" svg:x2="13.064cm" svg:y2="3.86cm">
            <text:p/>
          </draw:line>
          <draw:path draw:style-name="gr18" draw:text-style-name="P2" draw:layer="layout" svg:width="1.899cm" svg:height="0.876cm" draw:transform="rotate (1.25000481027834) translate (11.6986368535209cm 5.42122758495548cm)" svg:viewBox="0 0 1900 877" svg:d="m1900 854c-564 85-1165-63-1612-428l-242-426-46 15">
            <text:p/>
          </draw:path>
        </draw:g>
        <draw:g>
          <draw:line draw:style-name="gr31" draw:text-style-name="P2" draw:layer="layout" svg:x1="7.631cm" svg:y1="3.81cm" svg:x2="7.631cm" svg:y2="5.334cm">
            <text:p/>
          </draw:line>
          <draw:line draw:style-name="gr18" draw:text-style-name="P2" draw:layer="layout" svg:x1="7.695cm" svg:y1="3.86cm" svg:x2="8.965cm" svg:y2="3.86cm">
            <text:p/>
          </draw:line>
          <draw:path draw:style-name="gr18" draw:text-style-name="P2" draw:layer="layout" svg:width="1.899cm" svg:height="0.876cm" draw:transform="rotate (1.25000481027834) translate (7.59963685352091cm 5.42122758495548cm)" svg:viewBox="0 0 1900 877" svg:d="m1900 854c-564 85-1165-63-1612-428l-242-426-46 15">
            <text:p/>
          </draw:path>
        </draw:g>
        <draw:custom-shape draw:style-name="gr29" draw:text-style-name="P20" draw:layer="layout" svg:width="1.778cm" svg:height="1.778cm" svg:x="9.652cm" svg:y="6.604cm">
          <text:p text:style-name="P2"><text:span text:style-name="T1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0" draw:layer="layout" svg:width="1.778cm" svg:height="1.778cm" svg:x="7.62cm" svg:y="6.604cm">
          <text:p text:style-name="P2"><text:span text:style-name="T1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presentation:notes draw:style-name="dp2">
          <draw:page-thumbnail draw:style-name="gr5" draw:layer="layout" svg:width="14.848cm" svg:height="11.136cm" svg:x="3.075cm" svg:y="2.257cm" draw:page-number="10" presentation:class="page"/>
          <draw:frame presentation:style-name="pr2" draw:text-style-name="P9"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0">
        <draw:frame draw:style-name="gr1" draw:text-style-name="P18" draw:layer="layout" svg:width="2.407cm" svg:height="0.992cm" svg:x="19.437cm" svg:y="3.58cm">
          <draw:text-box>
            <text:p><text:span text:style-name="T12">モニタ</text:span></text:p>
          </draw:text-box>
        </draw:frame>
        <draw:frame draw:style-name="gr1" draw:text-style-name="P1" draw:layer="layout" svg:width="4.811cm" svg:height="0.992cm" svg:x="2.794cm" svg:y="2.286cm">
          <draw:text-box>
            <text:p><text:span text:style-name="T1">行列</text:span><text:span text:style-name="T1">(EntryList)</text:span></text:p>
          </draw:text-box>
        </draw:frame>
        <draw:custom-shape draw:style-name="gr30" draw:text-style-name="P2" draw:layer="layout" svg:width="4.064cm" svg:height="2.794cm" svg:x="7.62cm" svg:y="3.278cm">
          <text:p/>
          <draw:enhanced-geometry svg:viewBox="0 0 21600 21600" draw:mirror-horizontal="false" draw:mirror-vertical="false" draw:type="rectangle" draw:enhanced-path="M 0 0 L 21600 0 21600 21600 0 21600 0 0 Z N"/>
        </draw:custom-shape>
        <draw:frame draw:style-name="gr1" draw:text-style-name="P19" draw:layer="layout" svg:width="3.216cm" svg:height="1.703cm" svg:x="8.428cm" svg:y="3.786cm">
          <draw:text-box>
            <text:p text:style-name="P2"><text:span text:style-name="T1">廊下</text:span></text:p>
            <text:p text:style-name="P2"><text:span text:style-name="T1">(OnDeck)</text:span></text:p>
          </draw:text-box>
        </draw:frame>
        <draw:custom-shape draw:style-name="gr30" draw:text-style-name="P2" draw:layer="layout" svg:width="10.668cm" svg:height="8.128cm" svg:x="11.744cm" svg:y="3.278cm">
          <text:p/>
          <draw:enhanced-geometry svg:viewBox="0 0 21600 21600" draw:type="rectangle" draw:enhanced-path="M 0 0 L 21600 0 21600 21600 0 21600 0 0 Z N"/>
        </draw:custom-shape>
        <draw:custom-shape draw:style-name="gr30" draw:text-style-name="P2" draw:layer="layout" svg:width="4.064cm" svg:height="5.08cm" svg:x="7.62cm" svg:y="6.326cm">
          <text:p/>
          <draw:enhanced-geometry svg:viewBox="0 0 21600 21600" draw:type="rectangle" draw:enhanced-path="M 0 0 L 21600 0 21600 21600 0 21600 0 0 Z N"/>
        </draw:custom-shape>
        <draw:frame draw:style-name="gr1" draw:text-style-name="P19" draw:layer="layout" svg:width="3.122cm" svg:height="1.703cm" svg:x="7.774cm" svg:y="9.244cm">
          <draw:text-box>
            <text:p text:style-name="P2"><text:span text:style-name="T1">待合室</text:span></text:p>
            <text:p text:style-name="P2"><text:span text:style-name="T1">(WaitSet)</text:span></text:p>
          </draw:text-box>
        </draw:frame>
        <draw:custom-shape draw:style-name="gr20" draw:text-style-name="P19" draw:layer="layout" svg:width="1.778cm" svg:height="1.778cm" svg:x="13.208cm" svg:y="5.31cm">
          <text:p text:style-name="P2"><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7.684cm" svg:y1="9.386cm" svg:x2="7.684cm" svg:y2="10.91cm">
            <text:p/>
          </draw:line>
          <draw:line draw:style-name="gr18" draw:text-style-name="P2" draw:layer="layout" svg:x1="7.62cm" svg:y1="9.436cm" svg:x2="6.35cm" svg:y2="9.436cm">
            <text:p/>
          </draw:line>
          <draw:path draw:style-name="gr18" draw:text-style-name="P2" draw:layer="layout" svg:width="1.9cm" svg:height="0.875cm" draw:transform="rotate (-1.24965574442794) translate (7.11543803854337cm 9.1937358029931cm)" svg:viewBox="0 0 1901 876" svg:d="m0 853c564 85 1165-62 1612-427l243-426 46 15">
            <text:p/>
          </draw:path>
        </draw:g>
        <draw:g>
          <draw:line draw:style-name="gr31" draw:text-style-name="P2" draw:layer="layout" svg:x1="11.685cm" svg:y1="9.286cm" svg:x2="11.685cm" svg:y2="10.81cm">
            <text:p/>
          </draw:line>
          <draw:line draw:style-name="gr18" draw:text-style-name="P2" draw:layer="layout" svg:x1="11.621cm" svg:y1="9.336cm" svg:x2="10.351cm" svg:y2="9.336cm">
            <text:p/>
          </draw:line>
          <draw:path draw:style-name="gr18" draw:text-style-name="P2" draw:layer="layout" svg:width="1.9cm" svg:height="0.875cm" draw:transform="rotate (-1.24965574442794) translate (11.1164380385434cm 9.0937358029931cm)" svg:viewBox="0 0 1901 876" svg:d="m0 853c564 85 1165-62 1612-427l243-426 46 15">
            <text:p/>
          </draw:path>
        </draw:g>
        <draw:g>
          <draw:line draw:style-name="gr31" draw:text-style-name="P2" draw:layer="layout" svg:x1="7.685cm" svg:y1="9.386cm" svg:x2="7.685cm" svg:y2="10.91cm">
            <text:p/>
          </draw:line>
          <draw:line draw:style-name="gr18" draw:text-style-name="P2" draw:layer="layout" svg:x1="7.621cm" svg:y1="9.436cm" svg:x2="6.351cm" svg:y2="9.436cm">
            <text:p/>
          </draw:line>
          <draw:path draw:style-name="gr18" draw:text-style-name="P2" draw:layer="layout" svg:width="1.9cm" svg:height="0.875cm" draw:transform="rotate (-1.24965574442794) translate (7.11643803854337cm 9.1937358029931cm)" svg:viewBox="0 0 1901 876" svg:d="m0 853c564 85 1165-62 1612-427l243-426 46 15">
            <text:p/>
          </draw:path>
        </draw:g>
        <draw:g>
          <draw:line draw:style-name="gr31" draw:text-style-name="P2" draw:layer="layout" svg:x1="22.381cm" svg:y1="9.144cm" svg:x2="22.381cm" svg:y2="10.668cm">
            <text:p/>
          </draw:line>
          <draw:line draw:style-name="gr18" draw:text-style-name="P2" draw:layer="layout" svg:x1="22.445cm" svg:y1="9.194cm" svg:x2="23.715cm" svg:y2="9.194cm">
            <text:p/>
          </draw:line>
          <draw:path draw:style-name="gr18" draw:text-style-name="P2" draw:layer="layout" svg:width="1.899cm" svg:height="0.876cm" draw:transform="rotate (1.25000481027834) translate (22.3496368535209cm 10.7552275849555cm)" svg:viewBox="0 0 1900 877" svg:d="m1900 854c-564 85-1165-63-1612-428l-242-426-46 15">
            <text:p/>
          </draw:path>
        </draw:g>
        <draw:g>
          <draw:line draw:style-name="gr31" draw:text-style-name="P2" draw:layer="layout" svg:x1="11.73cm" svg:y1="3.81cm" svg:x2="11.73cm" svg:y2="5.334cm">
            <text:p/>
          </draw:line>
          <draw:line draw:style-name="gr18" draw:text-style-name="P2" draw:layer="layout" svg:x1="11.794cm" svg:y1="3.86cm" svg:x2="13.064cm" svg:y2="3.86cm">
            <text:p/>
          </draw:line>
          <draw:path draw:style-name="gr18" draw:text-style-name="P2" draw:layer="layout" svg:width="1.899cm" svg:height="0.876cm" draw:transform="rotate (1.25000481027834) translate (11.6986368535209cm 5.42122758495548cm)" svg:viewBox="0 0 1900 877" svg:d="m1900 854c-564 85-1165-63-1612-428l-242-426-46 15">
            <text:p/>
          </draw:path>
        </draw:g>
        <draw:g>
          <draw:line draw:style-name="gr31" draw:text-style-name="P2" draw:layer="layout" svg:x1="7.631cm" svg:y1="3.81cm" svg:x2="7.631cm" svg:y2="5.334cm">
            <text:p/>
          </draw:line>
          <draw:line draw:style-name="gr18" draw:text-style-name="P2" draw:layer="layout" svg:x1="7.695cm" svg:y1="3.86cm" svg:x2="8.965cm" svg:y2="3.86cm">
            <text:p/>
          </draw:line>
          <draw:path draw:style-name="gr18" draw:text-style-name="P2" draw:layer="layout" svg:width="1.899cm" svg:height="0.876cm" draw:transform="rotate (1.25000481027834) translate (7.59963685352091cm 5.42122758495548cm)" svg:viewBox="0 0 1900 877" svg:d="m1900 854c-564 85-1165-63-1612-428l-242-426-46 15">
            <text:p/>
          </draw:path>
        </draw:g>
        <draw:custom-shape draw:style-name="gr29" draw:text-style-name="P20" draw:layer="layout" svg:width="1.778cm" svg:height="1.778cm" svg:x="4.826cm" svg:y="7.112cm">
          <text:p text:style-name="P2"><text:span text:style-name="T1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0" draw:layer="layout" svg:width="1.778cm" svg:height="1.778cm" svg:x="2.794cm" svg:y="7.112cm">
          <text:p text:style-name="P2"><text:span text:style-name="T1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641cm" svg:height="0.962cm" svg:x="1.747cm" svg:y="5.866cm">
          <draw:text-box>
            <text:p><text:span text:style-name="T1">Contention Queue</text:span></text:p>
          </draw:text-box>
        </draw:frame>
        <presentation:notes draw:style-name="dp2">
          <draw:page-thumbnail draw:style-name="gr5" draw:layer="layout" svg:width="14.848cm" svg:height="11.136cm" svg:x="3.075cm" svg:y="2.257cm" draw:page-number="11" presentation:class="page"/>
          <draw:frame presentation:style-name="pr2" draw:text-style-name="P9"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0">
        <draw:frame draw:style-name="gr1" draw:text-style-name="P18" draw:layer="layout" svg:width="2.407cm" svg:height="0.992cm" svg:x="19.437cm" svg:y="3.58cm">
          <draw:text-box>
            <text:p><text:span text:style-name="T12">モニタ</text:span></text:p>
          </draw:text-box>
        </draw:frame>
        <draw:frame draw:style-name="gr1" draw:text-style-name="P1" draw:layer="layout" svg:width="4.811cm" svg:height="0.992cm" svg:x="2.794cm" svg:y="2.286cm">
          <draw:text-box>
            <text:p><text:span text:style-name="T1">行列</text:span><text:span text:style-name="T1">(EntryList)</text:span></text:p>
          </draw:text-box>
        </draw:frame>
        <draw:custom-shape draw:style-name="gr30" draw:text-style-name="P2" draw:layer="layout" svg:width="4.064cm" svg:height="2.794cm" svg:x="7.62cm" svg:y="3.27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0.668cm" svg:height="8.128cm" svg:x="11.744cm" svg:y="3.278cm">
          <text:p/>
          <draw:enhanced-geometry svg:viewBox="0 0 21600 21600" draw:type="rectangle" draw:enhanced-path="M 0 0 L 21600 0 21600 21600 0 21600 0 0 Z N"/>
        </draw:custom-shape>
        <draw:custom-shape draw:style-name="gr30" draw:text-style-name="P2" draw:layer="layout" svg:width="4.064cm" svg:height="5.08cm" svg:x="7.62cm" svg:y="6.326cm">
          <text:p/>
          <draw:enhanced-geometry svg:viewBox="0 0 21600 21600" draw:type="rectangle" draw:enhanced-path="M 0 0 L 21600 0 21600 21600 0 21600 0 0 Z N"/>
        </draw:custom-shape>
        <draw:frame draw:style-name="gr1" draw:text-style-name="P19" draw:layer="layout" svg:width="3.122cm" svg:height="1.703cm" svg:x="7.774cm" svg:y="9.244cm">
          <draw:text-box>
            <text:p text:style-name="P2"><text:span text:style-name="T1">待合室</text:span></text:p>
            <text:p text:style-name="P2"><text:span text:style-name="T1">(WaitSet)</text:span></text:p>
          </draw:text-box>
        </draw:frame>
        <draw:custom-shape draw:style-name="gr20" draw:text-style-name="P19" draw:layer="layout" svg:width="1.778cm" svg:height="1.778cm" svg:x="25.146cm" svg:y="9.398cm">
          <text:p text:style-name="P2"><text:span text:style-name="T1">A</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7.684cm" svg:y1="9.386cm" svg:x2="7.684cm" svg:y2="10.91cm">
            <text:p/>
          </draw:line>
          <draw:line draw:style-name="gr18" draw:text-style-name="P2" draw:layer="layout" svg:x1="7.62cm" svg:y1="9.436cm" svg:x2="6.35cm" svg:y2="9.436cm">
            <text:p/>
          </draw:line>
          <draw:path draw:style-name="gr18" draw:text-style-name="P2" draw:layer="layout" svg:width="1.9cm" svg:height="0.875cm" draw:transform="rotate (-1.24965574442794) translate (7.11543803854337cm 9.1937358029931cm)" svg:viewBox="0 0 1901 876" svg:d="m0 853c564 85 1165-62 1612-427l243-426 46 15">
            <text:p/>
          </draw:path>
        </draw:g>
        <draw:g>
          <draw:line draw:style-name="gr31" draw:text-style-name="P2" draw:layer="layout" svg:x1="11.685cm" svg:y1="9.286cm" svg:x2="11.685cm" svg:y2="10.81cm">
            <text:p/>
          </draw:line>
          <draw:line draw:style-name="gr18" draw:text-style-name="P2" draw:layer="layout" svg:x1="11.621cm" svg:y1="9.336cm" svg:x2="10.351cm" svg:y2="9.336cm">
            <text:p/>
          </draw:line>
          <draw:path draw:style-name="gr18" draw:text-style-name="P2" draw:layer="layout" svg:width="1.9cm" svg:height="0.875cm" draw:transform="rotate (-1.24965574442794) translate (11.1164380385434cm 9.0937358029931cm)" svg:viewBox="0 0 1901 876" svg:d="m0 853c564 85 1165-62 1612-427l243-426 46 15">
            <text:p/>
          </draw:path>
        </draw:g>
        <draw:g>
          <draw:line draw:style-name="gr31" draw:text-style-name="P2" draw:layer="layout" svg:x1="7.685cm" svg:y1="9.386cm" svg:x2="7.685cm" svg:y2="10.91cm">
            <text:p/>
          </draw:line>
          <draw:line draw:style-name="gr18" draw:text-style-name="P2" draw:layer="layout" svg:x1="7.621cm" svg:y1="9.436cm" svg:x2="6.351cm" svg:y2="9.436cm">
            <text:p/>
          </draw:line>
          <draw:path draw:style-name="gr18" draw:text-style-name="P2" draw:layer="layout" svg:width="1.9cm" svg:height="0.875cm" draw:transform="rotate (-1.24965574442794) translate (7.11643803854337cm 9.1937358029931cm)" svg:viewBox="0 0 1901 876" svg:d="m0 853c564 85 1165-62 1612-427l243-426 46 15">
            <text:p/>
          </draw:path>
        </draw:g>
        <draw:g>
          <draw:line draw:style-name="gr31" draw:text-style-name="P2" draw:layer="layout" svg:x1="22.381cm" svg:y1="9.144cm" svg:x2="22.381cm" svg:y2="10.668cm">
            <text:p/>
          </draw:line>
          <draw:line draw:style-name="gr18" draw:text-style-name="P2" draw:layer="layout" svg:x1="22.445cm" svg:y1="9.194cm" svg:x2="23.715cm" svg:y2="9.194cm">
            <text:p/>
          </draw:line>
          <draw:path draw:style-name="gr18" draw:text-style-name="P2" draw:layer="layout" svg:width="1.899cm" svg:height="0.876cm" draw:transform="rotate (1.25000481027834) translate (22.3496368535209cm 10.7552275849555cm)" svg:viewBox="0 0 1900 877" svg:d="m1900 854c-564 85-1165-63-1612-428l-242-426-46 15">
            <text:p/>
          </draw:path>
        </draw:g>
        <draw:g>
          <draw:line draw:style-name="gr31" draw:text-style-name="P2" draw:layer="layout" svg:x1="11.73cm" svg:y1="3.81cm" svg:x2="11.73cm" svg:y2="5.334cm">
            <text:p/>
          </draw:line>
          <draw:line draw:style-name="gr18" draw:text-style-name="P2" draw:layer="layout" svg:x1="11.794cm" svg:y1="3.86cm" svg:x2="13.064cm" svg:y2="3.86cm">
            <text:p/>
          </draw:line>
          <draw:path draw:style-name="gr18" draw:text-style-name="P2" draw:layer="layout" svg:width="1.899cm" svg:height="0.876cm" draw:transform="rotate (1.25000481027834) translate (11.6986368535209cm 5.42122758495548cm)" svg:viewBox="0 0 1900 877" svg:d="m1900 854c-564 85-1165-63-1612-428l-242-426-46 15">
            <text:p/>
          </draw:path>
        </draw:g>
        <draw:g>
          <draw:line draw:style-name="gr31" draw:text-style-name="P2" draw:layer="layout" svg:x1="7.631cm" svg:y1="3.81cm" svg:x2="7.631cm" svg:y2="5.334cm">
            <text:p/>
          </draw:line>
          <draw:line draw:style-name="gr18" draw:text-style-name="P2" draw:layer="layout" svg:x1="7.695cm" svg:y1="3.86cm" svg:x2="8.965cm" svg:y2="3.86cm">
            <text:p/>
          </draw:line>
          <draw:path draw:style-name="gr18" draw:text-style-name="P2" draw:layer="layout" svg:width="1.899cm" svg:height="0.876cm" draw:transform="rotate (1.25000481027834) translate (7.59963685352091cm 5.42122758495548cm)" svg:viewBox="0 0 1900 877" svg:d="m1900 854c-564 85-1165-63-1612-428l-242-426-46 15">
            <text:p/>
          </draw:path>
        </draw:g>
        <draw:custom-shape draw:style-name="gr29" draw:text-style-name="P20" draw:layer="layout" svg:width="1.778cm" svg:height="1.778cm" svg:x="9.082cm" svg:y="3.556cm">
          <text:p text:style-name="P2"><text:span text:style-name="T13">B</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29" draw:text-style-name="P20" draw:layer="layout" svg:width="1.778cm" svg:height="1.778cm" svg:x="5.35cm" svg:y="3.556cm">
          <text:p text:style-name="P2"><text:span text:style-name="T13">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1" draw:layer="layout" svg:width="5.641cm" svg:height="0.962cm" svg:x="1.747cm" svg:y="5.866cm">
          <draw:text-box>
            <text:p><text:span text:style-name="T1">Contention Queue</text:span></text:p>
          </draw:text-box>
        </draw:frame>
        <presentation:notes draw:style-name="dp2">
          <draw:page-thumbnail draw:style-name="gr5" draw:layer="layout" svg:width="14.848cm" svg:height="11.136cm" svg:x="3.075cm" svg:y="2.257cm" draw:page-number="12" presentation:class="page"/>
          <draw:frame presentation:style-name="pr2" draw:text-style-name="P9"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0">
        <draw:custom-shape draw:style-name="gr28" draw:text-style-name="P2" draw:layer="layout" svg:width="2.032cm" svg:height="2.032cm" svg:x="11.938cm" svg:y="13.208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 draw:text-style-name="P21" draw:layer="layout" svg:width="1.137cm" svg:height="1.06cm" svg:x="14.224cm" svg:y="13.77cm">
          <draw:text-box>
            <text:p><text:span text:style-name="T14">VM</text:span></text:p>
          </draw:text-box>
        </draw:frame>
        <draw:line draw:style-name="gr24" draw:text-style-name="P2" draw:layer="layout" svg:x1="12.954cm" svg:y1="10.16cm" svg:x2="12.954cm" svg:y2="12.954cm">
          <text:p/>
        </draw:line>
        <draw:custom-shape draw:style-name="gr20" draw:text-style-name="P22" draw:layer="layout" svg:width="6.35cm" svg:height="4.572cm" svg:x="9.906cm" svg:y="5.334cm">
          <text:p text:style-name="P2"><text:span text:style-name="T15">オブジェクト</text:span></text:p>
          <text:p text:style-name="P2"><text:span text:style-name="T15">管理機能</text:span></text:p>
          <draw:enhanced-geometry svg:viewBox="0 0 21600 21600" draw:type="rectangle" draw:enhanced-path="M 0 0 L 21600 0 21600 21600 0 21600 0 0 Z N"/>
        </draw:custom-shape>
        <draw:custom-shape draw:style-name="gr32" draw:text-style-name="P23" draw:layer="layout" svg:width="5.334cm" svg:height="1.27cm" svg:x="10.414cm" svg:y="8.636cm">
          <text:p text:style-name="P2"><text:span text:style-name="T16">インタフェース</text:span></text:p>
          <draw:enhanced-geometry svg:viewBox="0 0 21600 21600" draw:type="rectangle" draw:enhanced-path="M 0 0 L 21600 0 21600 21600 0 21600 0 0 Z N"/>
        </draw:custom-shape>
        <draw:frame draw:style-name="gr1" draw:text-style-name="P24" draw:layer="layout" svg:width="12.567cm" svg:height="2.678cm" svg:x="13.716cm" svg:y="10.276cm">
          <draw:text-box>
            <text:p><text:span text:style-name="T17">オブジェクトの割り当て</text:span></text:p>
            <text:p><text:span text:style-name="T17">明示的な</text:span><text:span text:style-name="T17">GC</text:span><text:span text:style-name="T17">の実行</text:span></text:p>
            <text:p><text:span text:style-name="T17">オブジェクトの位置や形状に依存した処理</text:span></text:p>
          </draw:text-box>
        </draw:frame>
        <draw:frame draw:style-name="gr1" draw:text-style-name="P25" draw:layer="layout" svg:width="2.051cm" svg:height="1.233cm" svg:x="10.42cm" svg:y="11.132cm">
          <draw:text-box>
            <text:p><text:span text:style-name="T18">要求</text:span></text:p>
          </draw:text-box>
        </draw:frame>
        <presentation:notes draw:style-name="dp2">
          <draw:page-thumbnail draw:style-name="gr5" draw:layer="layout" svg:width="14.848cm" svg:height="11.136cm" svg:x="3.075cm" svg:y="2.257cm" draw:page-number="13" presentation:class="page"/>
          <draw:frame presentation:style-name="pr2" draw:text-style-name="P9"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0">
        <draw:custom-shape draw:style-name="gr33" draw:text-style-name="P2" draw:layer="layout" svg:width="8.89cm" svg:height="6.286cm" svg:x="8.688cm" svg:y="10.478cm">
          <text:p/>
          <draw:enhanced-geometry svg:viewBox="0 0 21600 21600" draw:type="rectangle" draw:enhanced-path="M 0 0 L 21600 0 21600 21600 0 21600 0 0 Z N"/>
        </draw:custom-shape>
        <draw:frame draw:style-name="gr1" draw:text-style-name="P25" draw:layer="layout" svg:width="8.249cm" svg:height="1.233cm" svg:x="8.931cm" svg:y="8.89cm">
          <draw:text-box>
            <text:p><text:span text:style-name="T18">オブジェクト管理機能</text:span></text:p>
          </draw:text-box>
        </draw:frame>
        <draw:custom-shape draw:style-name="gr22" draw:text-style-name="P26" draw:layer="layout" svg:width="24.182cm" svg:height="8.128cm" svg:x="1.27cm" svg:y="8.636cm">
          <text:p/>
          <draw:enhanced-geometry svg:viewBox="0 0 21600 21600" draw:type="rectangle" draw:enhanced-path="M 0 0 L 21600 0 21600 21600 0 21600 0 0 Z N"/>
        </draw:custom-shape>
        <draw:custom-shape draw:style-name="gr34" draw:text-style-name="P2" draw:layer="layout" svg:width="5.334cm" svg:height="3.556cm" svg:x="19.558cm" svg:y="12.446cm">
          <text:p text:style-name="P2"><text:span text:style-name="T19">CollectorPolicy</text:span></text:p>
          <text:p text:style-name="P2"><text:span text:style-name="T19">クラス</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35" draw:text-style-name="P27" draw:layer="layout" svg:width="8.382cm" svg:height="1.27cm" svg:x="8.942cm" svg:y="15.47cm">
          <text:p text:style-name="P2"><text:span text:style-name="T20">インタフェース</text:span></text:p>
          <draw:enhanced-geometry svg:viewBox="0 0 21600 21600" draw:type="rectangle" draw:enhanced-path="M 0 0 L 21600 0 21600 21600 0 21600 0 0 Z N"/>
        </draw:custom-shape>
        <draw:custom-shape draw:style-name="gr36" draw:text-style-name="P26" draw:layer="layout" svg:width="5.334cm" svg:height="3.556cm" svg:x="1.524cm" svg:y="12.469cm">
          <text:p text:style-name="P2"><text:span text:style-name="T19">各</text:span><text:span text:style-name="T19">GC</text:span><text:span text:style-name="T19">クラス</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line draw:style-name="gr37" draw:text-style-name="P2" draw:layer="layout" svg:x1="19.102cm" svg:y1="13.97cm" svg:x2="13.97cm" svg:y2="14.478cm">
          <text:p/>
        </draw:line>
        <draw:frame draw:style-name="gr1" draw:text-style-name="P28" draw:layer="layout" svg:width="8.122cm" svg:height="1.06cm" svg:x="13.52cm" svg:y="17.802cm">
          <draw:text-box>
            <text:p><text:span text:style-name="T21">オブジェクト割り当て要求</text:span></text:p>
          </draw:text-box>
        </draw:frame>
        <draw:frame draw:style-name="gr1" draw:text-style-name="P24" draw:layer="layout" svg:width="3.677cm" svg:height="1.06cm" svg:x="17.913cm" svg:y="10.876cm">
          <draw:text-box>
            <text:p><text:span text:style-name="T17">方針を決定</text:span></text:p>
          </draw:text-box>
        </draw:frame>
        <draw:line draw:style-name="gr37" draw:text-style-name="P2" draw:layer="layout" svg:x1="6.604cm" svg:y1="14.078cm" svg:x2="12.192cm" svg:y2="14.478cm">
          <text:p/>
        </draw:line>
        <draw:frame draw:style-name="gr1" draw:text-style-name="P21" draw:layer="layout" svg:width="3.677cm" svg:height="1.801cm" svg:x="5.08cm" svg:y="10.876cm">
          <draw:text-box>
            <text:p><text:span text:style-name="T14">必要な時に</text:span></text:p>
            <text:p><text:span text:style-name="T14">GC</text:span><text:span text:style-name="T14">を実行</text:span></text:p>
          </draw:text-box>
        </draw:frame>
        <draw:frame draw:style-name="gr1" draw:text-style-name="P28" draw:layer="layout" svg:width="6.696cm" svg:height="1.06cm" svg:x="9.612cm" svg:y="10.478cm">
          <draw:text-box>
            <text:p text:style-name="P2"><text:span text:style-name="T21">CollectedHeap</text:span><text:span text:style-name="T21">クラス</text:span></text:p>
          </draw:text-box>
        </draw:frame>
        <draw:custom-shape draw:style-name="gr34" draw:text-style-name="P22" draw:layer="layout" svg:width="5.842cm" svg:height="1.734cm" svg:x="9.958cm" svg:y="11.698cm">
          <text:p text:style-name="P2"><text:span text:style-name="T15">VM</text:span><text:span text:style-name="T15">ヒープ</text:span></text:p>
          <draw:enhanced-geometry svg:viewBox="0 0 21600 21600" draw:type="rectangle" draw:enhanced-path="M 0 0 L 21600 0 21600 21600 0 21600 0 0 Z N"/>
        </draw:custom-shape>
        <draw:custom-shape draw:style-name="gr38" draw:text-style-name="P2" draw:layer="layout" svg:width="1.524cm" svg:height="2.54cm" svg:x="12.192cm" svg:y="16.764cm">
          <text:p/>
          <draw:enhanced-geometry svg:viewBox="0 0 21600 21600" draw:text-areas="?f0 ?f7 ?f2 21600" draw:type="up-arrow" draw:modifiers="7455.01770956316 5835.54098360656" draw:enhanced-path="M ?f0 21600 L ?f0 ?f1 0 ?f1 10800 0 21600 ?f1 ?f2 ?f1 ?f2 2160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38" draw:text-style-name="P2" draw:layer="layout" svg:width="1.016cm" svg:height="2.038cm" svg:x="12.446cm" svg:y="13.432cm">
          <text:p/>
          <draw:enhanced-geometry svg:viewBox="0 0 21600 21600" draw:text-areas="?f0 ?f8 ?f2 ?f9" draw:type="up-down-arrow" draw:modifiers="5400 4300" draw:enhanced-path="M 0 ?f1 L 10800 0 21600 ?f1 ?f2 ?f1 ?f2 ?f3 21600 ?f3 10800 21600 0 ?f3 ?f0 ?f3 ?f0 ?f1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presentation:notes draw:style-name="dp2">
          <draw:page-thumbnail draw:style-name="gr5" draw:layer="layout" svg:width="14.848cm" svg:height="11.136cm" svg:x="3.075cm" svg:y="2.257cm" draw:page-number="14" presentation:class="page"/>
          <draw:frame presentation:style-name="pr2" draw:text-style-name="P9"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0">
        <draw:frame draw:style-name="gr1" draw:text-style-name="P18" draw:layer="layout" svg:width="2.407cm" svg:height="0.992cm" svg:x="18.167cm" svg:y="3.58cm">
          <draw:text-box>
            <text:p><text:span text:style-name="T12">モニタ</text:span></text:p>
          </draw:text-box>
        </draw:frame>
        <draw:custom-shape draw:style-name="gr30" draw:text-style-name="P2" draw:layer="layout" svg:width="4.064cm" svg:height="2.794cm" svg:x="6.35cm" svg:y="3.27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0.668cm" svg:height="8.128cm" svg:x="10.474cm" svg:y="3.278cm">
          <text:p/>
          <draw:enhanced-geometry svg:viewBox="0 0 21600 21600" draw:type="rectangle" draw:enhanced-path="M 0 0 L 21600 0 21600 21600 0 21600 0 0 Z N"/>
        </draw:custom-shape>
        <draw:custom-shape draw:style-name="gr30" draw:text-style-name="P2" draw:layer="layout" svg:width="4.064cm" svg:height="5.08cm" svg:x="6.35cm" svg:y="6.326cm">
          <text:p/>
          <draw:enhanced-geometry svg:viewBox="0 0 21600 21600" draw:type="rectangle" draw:enhanced-path="M 0 0 L 21600 0 21600 21600 0 21600 0 0 Z N"/>
        </draw:custom-shape>
        <draw:frame draw:style-name="gr1" draw:text-style-name="P19" draw:layer="layout" svg:width="2.407cm" svg:height="0.992cm" svg:x="6.737cm" svg:y="10.236cm">
          <draw:text-box>
            <text:p text:style-name="P2"><text:span text:style-name="T1">待合室</text:span></text:p>
          </draw:text-box>
        </draw:frame>
        <draw:g>
          <draw:line draw:style-name="gr31" draw:text-style-name="P2" draw:layer="layout" svg:x1="6.414cm" svg:y1="9.386cm" svg:x2="6.414cm" svg:y2="10.91cm">
            <text:p/>
          </draw:line>
          <draw:line draw:style-name="gr18" draw:text-style-name="P2" draw:layer="layout" svg:x1="6.35cm" svg:y1="9.436cm" svg:x2="5.08cm" svg:y2="9.436cm">
            <text:p/>
          </draw:line>
          <draw:path draw:style-name="gr18" draw:text-style-name="P2" draw:layer="layout" svg:width="1.9cm" svg:height="0.875cm" draw:transform="rotate (-1.24965574442794) translate (5.84543803854337cm 9.1937358029931cm)" svg:viewBox="0 0 1901 876" svg:d="m0 853c564 85 1165-62 1612-427l243-426 46 15">
            <text:p/>
          </draw:path>
        </draw:g>
        <draw:g>
          <draw:line draw:style-name="gr31" draw:text-style-name="P2" draw:layer="layout" svg:x1="10.415cm" svg:y1="9.286cm" svg:x2="10.415cm" svg:y2="10.81cm">
            <text:p/>
          </draw:line>
          <draw:line draw:style-name="gr18" draw:text-style-name="P2" draw:layer="layout" svg:x1="10.351cm" svg:y1="9.336cm" svg:x2="9.081cm" svg:y2="9.336cm">
            <text:p/>
          </draw:line>
          <draw:path draw:style-name="gr18" draw:text-style-name="P2" draw:layer="layout" svg:width="1.9cm" svg:height="0.875cm" draw:transform="rotate (-1.24965574442794) translate (9.8464380385434cm 9.0937358029931cm)" svg:viewBox="0 0 1901 876" svg:d="m0 853c564 85 1165-62 1612-427l243-426 46 15">
            <text:p/>
          </draw:path>
        </draw:g>
        <draw:g>
          <draw:line draw:style-name="gr31" draw:text-style-name="P2" draw:layer="layout" svg:x1="6.415cm" svg:y1="9.386cm" svg:x2="6.415cm" svg:y2="10.91cm">
            <text:p/>
          </draw:line>
          <draw:line draw:style-name="gr18" draw:text-style-name="P2" draw:layer="layout" svg:x1="6.351cm" svg:y1="9.436cm" svg:x2="5.081cm" svg:y2="9.436cm">
            <text:p/>
          </draw:line>
          <draw:path draw:style-name="gr18" draw:text-style-name="P2" draw:layer="layout" svg:width="1.9cm" svg:height="0.875cm" draw:transform="rotate (-1.24965574442794) translate (5.84643803854337cm 9.1937358029931cm)" svg:viewBox="0 0 1901 876" svg:d="m0 853c564 85 1165-62 1612-427l243-426 46 15">
            <text:p/>
          </draw:path>
        </draw:g>
        <draw:g>
          <draw:line draw:style-name="gr31" draw:text-style-name="P2" draw:layer="layout" svg:x1="21.111cm" svg:y1="9.144cm" svg:x2="21.111cm" svg:y2="10.668cm">
            <text:p/>
          </draw:line>
          <draw:line draw:style-name="gr18" draw:text-style-name="P2" draw:layer="layout" svg:x1="21.175cm" svg:y1="9.194cm" svg:x2="22.445cm" svg:y2="9.194cm">
            <text:p/>
          </draw:line>
          <draw:path draw:style-name="gr18" draw:text-style-name="P2" draw:layer="layout" svg:width="1.899cm" svg:height="0.876cm" draw:transform="rotate (1.25000481027834) translate (21.0796368535209cm 10.7552275849555cm)" svg:viewBox="0 0 1900 877" svg:d="m1900 854c-564 85-1165-63-1612-428l-242-426-46 15">
            <text:p/>
          </draw:path>
        </draw:g>
        <draw:g>
          <draw:line draw:style-name="gr31" draw:text-style-name="P2" draw:layer="layout" svg:x1="10.46cm" svg:y1="3.81cm" svg:x2="10.46cm" svg:y2="5.334cm">
            <text:p/>
          </draw:line>
          <draw:line draw:style-name="gr18" draw:text-style-name="P2" draw:layer="layout" svg:x1="10.524cm" svg:y1="3.86cm" svg:x2="11.794cm" svg:y2="3.86cm">
            <text:p/>
          </draw:line>
          <draw:path draw:style-name="gr18" draw:text-style-name="P2" draw:layer="layout" svg:width="1.899cm" svg:height="0.876cm" draw:transform="rotate (1.25000481027834) translate (10.4286368535209cm 5.42122758495548cm)" svg:viewBox="0 0 1900 877" svg:d="m1900 854c-564 85-1165-63-1612-428l-242-426-46 15">
            <text:p/>
          </draw:path>
        </draw:g>
        <draw:g>
          <draw:line draw:style-name="gr31" draw:text-style-name="P2" draw:layer="layout" svg:x1="6.361cm" svg:y1="3.81cm" svg:x2="6.361cm" svg:y2="5.334cm">
            <text:p/>
          </draw:line>
          <draw:line draw:style-name="gr18" draw:text-style-name="P2" draw:layer="layout" svg:x1="6.425cm" svg:y1="3.86cm" svg:x2="7.695cm" svg:y2="3.86cm">
            <text:p/>
          </draw:line>
          <draw:path draw:style-name="gr18" draw:text-style-name="P2" draw:layer="layout" svg:width="1.899cm" svg:height="0.876cm" draw:transform="rotate (1.25000481027834) translate (6.32963685352091cm 5.42122758495548cm)" svg:viewBox="0 0 1900 877" svg:d="m1900 854c-564 85-1165-63-1612-428l-242-426-46 15">
            <text:p/>
          </draw:path>
        </draw:g>
        <draw:custom-shape draw:style-name="gr39" draw:text-style-name="P29" draw:layer="layout" svg:width="1.778cm" svg:height="1.778cm" svg:x="8.515cm" svg:y="7.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30" draw:layer="layout" svg:width="7.738cm" svg:height="4.318cm" svg:x="13.208cm" svg:y="4.826cm">
          <text:p text:style-name="P8"><text:span text:style-name="T19">タスクの場所</text:span><text:span text:style-name="T19">: NULL</text:span></text:p>
          <text:p text:style-name="P8"><text:span text:style-name="T19">タスクの通し番号</text:span><text:span text:style-name="T19">: 0</text:span></text:p>
          <text:p text:style-name="P8"><text:span text:style-name="T19">実行ワーカー総数</text:span><text:span text:style-name="T19">: ?</text:span></text:p>
          <text:p text:style-name="P8"><text:span text:style-name="T19">実行完了ワーカー総数</text:span><text:span text:style-name="T19">: ?</text:span></text:p>
          <draw:enhanced-geometry svg:viewBox="0 0 21600 21600" draw:type="rectangle" draw:enhanced-path="M 0 0 L 21600 0 21600 21600 0 21600 0 0 Z N"/>
        </draw:custom-shape>
        <draw:custom-shape draw:style-name="gr39" draw:text-style-name="P29" draw:layer="layout" svg:width="1.778cm" svg:height="1.778cm" svg:x="6.537cm" svg:y="7.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1" draw:layer="layout" svg:width="3.677cm" svg:height="1.06cm" svg:x="6.65cm" svg:y="6.226cm">
          <draw:text-box>
            <text:p text:style-name="P2"><text:span text:style-name="T14">GangWorker</text:span></text:p>
          </draw:text-box>
        </draw:frame>
        <draw:frame draw:style-name="gr1" draw:text-style-name="P31" draw:layer="layout" svg:width="5.582cm" svg:height="1.06cm" svg:x="11.43cm" svg:y="1.27cm">
          <draw:text-box>
            <text:p text:style-name="P2"><text:span text:style-name="T14">AbstractWorkGang</text:span></text:p>
          </draw:text-box>
        </draw:frame>
        <draw:custom-shape draw:style-name="gr28" draw:text-style-name="P26" draw:layer="layout" svg:width="4.572cm" svg:height="3.556cm" svg:x="22.86cm" svg:y="2.794cm">
          <text:p/>
          <draw:enhanced-geometry svg:viewBox="0 0 21600 21600" draw:type="rectangle" draw:enhanced-path="M 0 0 L 21600 0 21600 21600 0 21600 0 0 Z N"/>
        </draw:custom-shape>
        <draw:frame draw:style-name="gr1" draw:text-style-name="P31" draw:layer="layout" svg:width="5.582cm" svg:height="1.06cm" svg:x="22.304cm" svg:y="1.524cm">
          <draw:text-box>
            <text:p text:style-name="P2"><text:span text:style-name="T14">AbstractGangTask</text:span></text:p>
          </draw:text-box>
        </draw:frame>
        <presentation:notes draw:style-name="dp2">
          <draw:page-thumbnail draw:style-name="gr5" draw:layer="layout" svg:width="14.848cm" svg:height="11.136cm" svg:x="3.075cm" svg:y="2.257cm" draw:page-number="15" presentation:class="page"/>
          <draw:frame presentation:style-name="pr2" draw:text-style-name="P9"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0">
        <draw:frame draw:style-name="gr1" draw:text-style-name="P18" draw:layer="layout" svg:width="2.407cm" svg:height="0.992cm" svg:x="18.167cm" svg:y="3.58cm">
          <draw:text-box>
            <text:p><text:span text:style-name="T12">モニタ</text:span></text:p>
          </draw:text-box>
        </draw:frame>
        <draw:custom-shape draw:style-name="gr30" draw:text-style-name="P2" draw:layer="layout" svg:width="4.064cm" svg:height="2.794cm" svg:x="6.35cm" svg:y="3.27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0.668cm" svg:height="8.128cm" svg:x="10.474cm" svg:y="3.278cm">
          <text:p/>
          <draw:enhanced-geometry svg:viewBox="0 0 21600 21600" draw:type="rectangle" draw:enhanced-path="M 0 0 L 21600 0 21600 21600 0 21600 0 0 Z N"/>
        </draw:custom-shape>
        <draw:custom-shape draw:style-name="gr30" draw:text-style-name="P2" draw:layer="layout" svg:width="4.064cm" svg:height="5.08cm" svg:x="6.35cm" svg:y="6.326cm">
          <text:p/>
          <draw:enhanced-geometry svg:viewBox="0 0 21600 21600" draw:type="rectangle" draw:enhanced-path="M 0 0 L 21600 0 21600 21600 0 21600 0 0 Z N"/>
        </draw:custom-shape>
        <draw:frame draw:style-name="gr1" draw:text-style-name="P19" draw:layer="layout" svg:width="2.407cm" svg:height="0.992cm" svg:x="6.737cm" svg:y="10.236cm">
          <draw:text-box>
            <text:p text:style-name="P2"><text:span text:style-name="T1">待合室</text:span></text:p>
          </draw:text-box>
        </draw:frame>
        <draw:g>
          <draw:line draw:style-name="gr31" draw:text-style-name="P2" draw:layer="layout" svg:x1="6.414cm" svg:y1="9.386cm" svg:x2="6.414cm" svg:y2="10.91cm">
            <text:p/>
          </draw:line>
          <draw:line draw:style-name="gr18" draw:text-style-name="P2" draw:layer="layout" svg:x1="6.35cm" svg:y1="9.436cm" svg:x2="5.08cm" svg:y2="9.436cm">
            <text:p/>
          </draw:line>
          <draw:path draw:style-name="gr18" draw:text-style-name="P2" draw:layer="layout" svg:width="1.9cm" svg:height="0.875cm" draw:transform="rotate (-1.24965574442794) translate (5.84543803854337cm 9.1937358029931cm)" svg:viewBox="0 0 1901 876" svg:d="m0 853c564 85 1165-62 1612-427l243-426 46 15">
            <text:p/>
          </draw:path>
        </draw:g>
        <draw:g>
          <draw:line draw:style-name="gr31" draw:text-style-name="P2" draw:layer="layout" svg:x1="10.415cm" svg:y1="9.286cm" svg:x2="10.415cm" svg:y2="10.81cm">
            <text:p/>
          </draw:line>
          <draw:line draw:style-name="gr18" draw:text-style-name="P2" draw:layer="layout" svg:x1="10.351cm" svg:y1="9.336cm" svg:x2="9.081cm" svg:y2="9.336cm">
            <text:p/>
          </draw:line>
          <draw:path draw:style-name="gr18" draw:text-style-name="P2" draw:layer="layout" svg:width="1.9cm" svg:height="0.875cm" draw:transform="rotate (-1.24965574442794) translate (9.8464380385434cm 9.0937358029931cm)" svg:viewBox="0 0 1901 876" svg:d="m0 853c564 85 1165-62 1612-427l243-426 46 15">
            <text:p/>
          </draw:path>
        </draw:g>
        <draw:g>
          <draw:line draw:style-name="gr31" draw:text-style-name="P2" draw:layer="layout" svg:x1="6.415cm" svg:y1="9.386cm" svg:x2="6.415cm" svg:y2="10.91cm">
            <text:p/>
          </draw:line>
          <draw:line draw:style-name="gr18" draw:text-style-name="P2" draw:layer="layout" svg:x1="6.351cm" svg:y1="9.436cm" svg:x2="5.081cm" svg:y2="9.436cm">
            <text:p/>
          </draw:line>
          <draw:path draw:style-name="gr18" draw:text-style-name="P2" draw:layer="layout" svg:width="1.9cm" svg:height="0.875cm" draw:transform="rotate (-1.24965574442794) translate (5.84643803854337cm 9.1937358029931cm)" svg:viewBox="0 0 1901 876" svg:d="m0 853c564 85 1165-62 1612-427l243-426 46 15">
            <text:p/>
          </draw:path>
        </draw:g>
        <draw:g>
          <draw:line draw:style-name="gr31" draw:text-style-name="P2" draw:layer="layout" svg:x1="21.111cm" svg:y1="9.144cm" svg:x2="21.111cm" svg:y2="10.668cm">
            <text:p/>
          </draw:line>
          <draw:line draw:style-name="gr18" draw:text-style-name="P2" draw:layer="layout" svg:x1="21.175cm" svg:y1="9.194cm" svg:x2="22.445cm" svg:y2="9.194cm">
            <text:p/>
          </draw:line>
          <draw:path draw:style-name="gr18" draw:text-style-name="P2" draw:layer="layout" svg:width="1.899cm" svg:height="0.876cm" draw:transform="rotate (1.25000481027834) translate (21.0796368535209cm 10.7552275849555cm)" svg:viewBox="0 0 1900 877" svg:d="m1900 854c-564 85-1165-63-1612-428l-242-426-46 15">
            <text:p/>
          </draw:path>
        </draw:g>
        <draw:g>
          <draw:line draw:style-name="gr31" draw:text-style-name="P2" draw:layer="layout" svg:x1="10.46cm" svg:y1="3.81cm" svg:x2="10.46cm" svg:y2="5.334cm">
            <text:p/>
          </draw:line>
          <draw:line draw:style-name="gr18" draw:text-style-name="P2" draw:layer="layout" svg:x1="10.524cm" svg:y1="3.86cm" svg:x2="11.794cm" svg:y2="3.86cm">
            <text:p/>
          </draw:line>
          <draw:path draw:style-name="gr18" draw:text-style-name="P2" draw:layer="layout" svg:width="1.899cm" svg:height="0.876cm" draw:transform="rotate (1.25000481027834) translate (10.4286368535209cm 5.42122758495548cm)" svg:viewBox="0 0 1900 877" svg:d="m1900 854c-564 85-1165-63-1612-428l-242-426-46 15">
            <text:p/>
          </draw:path>
        </draw:g>
        <draw:g>
          <draw:line draw:style-name="gr31" draw:text-style-name="P2" draw:layer="layout" svg:x1="6.361cm" svg:y1="3.81cm" svg:x2="6.361cm" svg:y2="5.334cm">
            <text:p/>
          </draw:line>
          <draw:line draw:style-name="gr18" draw:text-style-name="P2" draw:layer="layout" svg:x1="6.425cm" svg:y1="3.86cm" svg:x2="7.695cm" svg:y2="3.86cm">
            <text:p/>
          </draw:line>
          <draw:path draw:style-name="gr18" draw:text-style-name="P2" draw:layer="layout" svg:width="1.899cm" svg:height="0.876cm" draw:transform="rotate (1.25000481027834) translate (6.32963685352091cm 5.42122758495548cm)" svg:viewBox="0 0 1900 877" svg:d="m1900 854c-564 85-1165-63-1612-428l-242-426-46 15">
            <text:p/>
          </draw:path>
        </draw:g>
        <draw:custom-shape draw:style-name="gr39" draw:text-style-name="P29" draw:layer="layout" svg:width="1.778cm" svg:height="1.778cm" svg:x="8.515cm" svg:y="7.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0" draw:text-style-name="P30" draw:layer="layout" svg:width="7.738cm" svg:height="4.318cm" svg:x="13.208cm" svg:y="4.826cm">
          <text:p text:style-name="P8"><text:span text:style-name="T19">タスクの場所</text:span><text:span text:style-name="T19">: NULL</text:span></text:p>
          <text:p text:style-name="P8"><text:span text:style-name="T19">タスクの通し番号</text:span><text:span text:style-name="T19">: 0</text:span></text:p>
          <text:p text:style-name="P8"><text:span text:style-name="T19">実行ワーカー総数</text:span><text:span text:style-name="T19">: ?</text:span></text:p>
          <text:p text:style-name="P8"><text:span text:style-name="T19">実行完了ワーカー総数</text:span><text:span text:style-name="T19">: ?</text:span></text:p>
          <draw:enhanced-geometry svg:viewBox="0 0 21600 21600" draw:type="rectangle" draw:enhanced-path="M 0 0 L 21600 0 21600 21600 0 21600 0 0 Z N"/>
        </draw:custom-shape>
        <draw:custom-shape draw:style-name="gr39" draw:text-style-name="P29" draw:layer="layout" svg:width="1.778cm" svg:height="1.778cm" svg:x="6.537cm" svg:y="7.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1" draw:layer="layout" svg:width="3.677cm" svg:height="1.06cm" svg:x="6.65cm" svg:y="6.226cm">
          <draw:text-box>
            <text:p text:style-name="P2"><text:span text:style-name="T14">GangWorker</text:span></text:p>
          </draw:text-box>
        </draw:frame>
        <draw:frame draw:style-name="gr1" draw:text-style-name="P31" draw:layer="layout" svg:width="5.582cm" svg:height="1.06cm" svg:x="11.43cm" svg:y="1.27cm">
          <draw:text-box>
            <text:p text:style-name="P2"><text:span text:style-name="T14">AbstractWorkGang</text:span></text:p>
          </draw:text-box>
        </draw:frame>
        <draw:custom-shape draw:style-name="gr28" draw:text-style-name="P26" draw:layer="layout" svg:width="4.572cm" svg:height="3.556cm" svg:x="22.86cm" svg:y="2.794cm">
          <text:p/>
          <draw:enhanced-geometry svg:viewBox="0 0 21600 21600" draw:type="rectangle" draw:enhanced-path="M 0 0 L 21600 0 21600 21600 0 21600 0 0 Z N"/>
        </draw:custom-shape>
        <draw:frame draw:style-name="gr1" draw:text-style-name="P31" draw:layer="layout" svg:width="5.582cm" svg:height="1.06cm" svg:x="22.304cm" svg:y="1.524cm">
          <draw:text-box>
            <text:p text:style-name="P2"><text:span text:style-name="T14">AbstractGangTask</text:span></text:p>
          </draw:text-box>
        </draw:frame>
        <presentation:notes draw:style-name="dp2">
          <draw:page-thumbnail draw:style-name="gr5" draw:layer="layout" svg:width="14.848cm" svg:height="11.136cm" svg:x="3.075cm" svg:y="2.257cm" draw:page-number="16" presentation:class="page"/>
          <draw:frame presentation:style-name="pr2" draw:text-style-name="P9"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0">
        <draw:frame draw:style-name="gr1" draw:text-style-name="P18" draw:layer="layout" svg:width="2.407cm" svg:height="0.992cm" svg:x="18.167cm" svg:y="3.58cm">
          <draw:text-box>
            <text:p><text:span text:style-name="T12">モニタ</text:span></text:p>
          </draw:text-box>
        </draw:frame>
        <draw:custom-shape draw:style-name="gr30" draw:text-style-name="P2" draw:layer="layout" svg:width="4.064cm" svg:height="2.794cm" svg:x="6.35cm" svg:y="3.27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0.668cm" svg:height="8.128cm" svg:x="10.474cm" svg:y="3.278cm">
          <text:p/>
          <draw:enhanced-geometry svg:viewBox="0 0 21600 21600" draw:type="rectangle" draw:enhanced-path="M 0 0 L 21600 0 21600 21600 0 21600 0 0 Z N"/>
        </draw:custom-shape>
        <draw:custom-shape draw:style-name="gr30" draw:text-style-name="P2" draw:layer="layout" svg:width="4.064cm" svg:height="5.08cm" svg:x="6.35cm" svg:y="6.326cm">
          <text:p/>
          <draw:enhanced-geometry svg:viewBox="0 0 21600 21600" draw:type="rectangle" draw:enhanced-path="M 0 0 L 21600 0 21600 21600 0 21600 0 0 Z N"/>
        </draw:custom-shape>
        <draw:custom-shape draw:style-name="gr28" draw:text-style-name="P19" draw:layer="layout" svg:width="1.778cm" svg:height="1.778cm" svg:x="11.238cm" svg:y="9.14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6.414cm" svg:y1="9.386cm" svg:x2="6.414cm" svg:y2="10.91cm">
            <text:p/>
          </draw:line>
          <draw:line draw:style-name="gr18" draw:text-style-name="P2" draw:layer="layout" svg:x1="6.35cm" svg:y1="9.436cm" svg:x2="5.08cm" svg:y2="9.436cm">
            <text:p/>
          </draw:line>
          <draw:path draw:style-name="gr18" draw:text-style-name="P2" draw:layer="layout" svg:width="1.9cm" svg:height="0.875cm" draw:transform="rotate (-1.24965574442794) translate (5.84543803854337cm 9.1937358029931cm)" svg:viewBox="0 0 1901 876" svg:d="m0 853c564 85 1165-62 1612-427l243-426 46 15">
            <text:p/>
          </draw:path>
        </draw:g>
        <draw:g>
          <draw:line draw:style-name="gr31" draw:text-style-name="P2" draw:layer="layout" svg:x1="10.415cm" svg:y1="9.286cm" svg:x2="10.415cm" svg:y2="10.81cm">
            <text:p/>
          </draw:line>
          <draw:line draw:style-name="gr18" draw:text-style-name="P2" draw:layer="layout" svg:x1="10.351cm" svg:y1="9.336cm" svg:x2="9.081cm" svg:y2="9.336cm">
            <text:p/>
          </draw:line>
          <draw:path draw:style-name="gr18" draw:text-style-name="P2" draw:layer="layout" svg:width="1.9cm" svg:height="0.875cm" draw:transform="rotate (-1.24965574442794) translate (9.8464380385434cm 9.0937358029931cm)" svg:viewBox="0 0 1901 876" svg:d="m0 853c564 85 1165-62 1612-427l243-426 46 15">
            <text:p/>
          </draw:path>
        </draw:g>
        <draw:g>
          <draw:line draw:style-name="gr31" draw:text-style-name="P2" draw:layer="layout" svg:x1="6.415cm" svg:y1="9.386cm" svg:x2="6.415cm" svg:y2="10.91cm">
            <text:p/>
          </draw:line>
          <draw:line draw:style-name="gr18" draw:text-style-name="P2" draw:layer="layout" svg:x1="6.351cm" svg:y1="9.436cm" svg:x2="5.081cm" svg:y2="9.436cm">
            <text:p/>
          </draw:line>
          <draw:path draw:style-name="gr18" draw:text-style-name="P2" draw:layer="layout" svg:width="1.9cm" svg:height="0.875cm" draw:transform="rotate (-1.24965574442794) translate (5.84643803854337cm 9.1937358029931cm)" svg:viewBox="0 0 1901 876" svg:d="m0 853c564 85 1165-62 1612-427l243-426 46 15">
            <text:p/>
          </draw:path>
        </draw:g>
        <draw:g>
          <draw:line draw:style-name="gr31" draw:text-style-name="P2" draw:layer="layout" svg:x1="21.111cm" svg:y1="9.144cm" svg:x2="21.111cm" svg:y2="10.668cm">
            <text:p/>
          </draw:line>
          <draw:line draw:style-name="gr18" draw:text-style-name="P2" draw:layer="layout" svg:x1="21.175cm" svg:y1="9.194cm" svg:x2="22.445cm" svg:y2="9.194cm">
            <text:p/>
          </draw:line>
          <draw:path draw:style-name="gr18" draw:text-style-name="P2" draw:layer="layout" svg:width="1.899cm" svg:height="0.876cm" draw:transform="rotate (1.25000481027834) translate (21.0796368535209cm 10.7552275849555cm)" svg:viewBox="0 0 1900 877" svg:d="m1900 854c-564 85-1165-63-1612-428l-242-426-46 15">
            <text:p/>
          </draw:path>
        </draw:g>
        <draw:g>
          <draw:line draw:style-name="gr31" draw:text-style-name="P2" draw:layer="layout" svg:x1="10.46cm" svg:y1="3.81cm" svg:x2="10.46cm" svg:y2="5.334cm">
            <text:p/>
          </draw:line>
          <draw:line draw:style-name="gr18" draw:text-style-name="P2" draw:layer="layout" svg:x1="10.524cm" svg:y1="3.86cm" svg:x2="11.794cm" svg:y2="3.86cm">
            <text:p/>
          </draw:line>
          <draw:path draw:style-name="gr18" draw:text-style-name="P2" draw:layer="layout" svg:width="1.899cm" svg:height="0.876cm" draw:transform="rotate (1.25000481027834) translate (10.4286368535209cm 5.42122758495548cm)" svg:viewBox="0 0 1900 877" svg:d="m1900 854c-564 85-1165-63-1612-428l-242-426-46 15">
            <text:p/>
          </draw:path>
        </draw:g>
        <draw:g>
          <draw:line draw:style-name="gr31" draw:text-style-name="P2" draw:layer="layout" svg:x1="6.361cm" svg:y1="3.81cm" svg:x2="6.361cm" svg:y2="5.334cm">
            <text:p/>
          </draw:line>
          <draw:line draw:style-name="gr18" draw:text-style-name="P2" draw:layer="layout" svg:x1="6.425cm" svg:y1="3.86cm" svg:x2="7.695cm" svg:y2="3.86cm">
            <text:p/>
          </draw:line>
          <draw:path draw:style-name="gr18" draw:text-style-name="P2" draw:layer="layout" svg:width="1.899cm" svg:height="0.876cm" draw:transform="rotate (1.25000481027834) translate (6.32963685352091cm 5.42122758495548cm)" svg:viewBox="0 0 1900 877" svg:d="m1900 854c-564 85-1165-63-1612-428l-242-426-46 15">
            <text:p/>
          </draw:path>
        </draw:g>
        <draw:custom-shape draw:style-name="gr39" draw:text-style-name="P29" draw:layer="layout" svg:width="1.778cm" svg:height="1.778cm" svg:x="8.515cm" svg:y="7.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9" draw:layer="layout" svg:width="1.778cm" svg:height="1.778cm" svg:x="6.537cm" svg:y="7.0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1" draw:layer="layout" svg:width="2.407cm" svg:height="1.06cm" svg:x="10.922cm" svg:y="8.084cm">
          <draw:text-box>
            <text:p text:style-name="P2"><text:span text:style-name="T14">Client</text:span></text:p>
          </draw:text-box>
        </draw:frame>
        <draw:frame draw:style-name="gr1" draw:text-style-name="P31" draw:layer="layout" svg:width="5.582cm" svg:height="1.06cm" svg:x="11.43cm" svg:y="1.27cm">
          <draw:text-box>
            <text:p text:style-name="P2"><text:span text:style-name="T14">AbstractWorkGang</text:span></text:p>
          </draw:text-box>
        </draw:frame>
        <draw:custom-shape draw:style-name="gr28" draw:text-style-name="P26" draw:layer="layout" svg:width="4.572cm" svg:height="3.556cm" svg:x="22.86cm" svg:y="2.794cm">
          <text:p/>
          <draw:enhanced-geometry svg:viewBox="0 0 21600 21600" draw:type="rectangle" draw:enhanced-path="M 0 0 L 21600 0 21600 21600 0 21600 0 0 Z N"/>
        </draw:custom-shape>
        <draw:frame draw:style-name="gr1" draw:text-style-name="P31" draw:layer="layout" svg:width="5.582cm" svg:height="1.06cm" svg:x="22.304cm" svg:y="1.524cm">
          <draw:text-box>
            <text:p text:style-name="P2"><text:span text:style-name="T14">AbstractGangTask</text:span></text:p>
          </draw:text-box>
        </draw:frame>
        <draw:custom-shape draw:style-name="gr40" draw:text-style-name="P30" draw:layer="layout" svg:width="7.738cm" svg:height="4.318cm" svg:x="13.208cm" svg:y="4.826cm">
          <text:p text:style-name="P8"><text:span text:style-name="T19">タスクの場所</text:span><text:span text:style-name="T19">: XX</text:span><text:span text:style-name="T19">番地</text:span></text:p>
          <text:p text:style-name="P8"><text:span text:style-name="T19">タスクの通し番号</text:span><text:span text:style-name="T19">: 1</text:span></text:p>
          <text:p text:style-name="P8"><text:span text:style-name="T19">実行ワーカー総数</text:span><text:span text:style-name="T19">: 0</text:span></text:p>
          <text:p text:style-name="P8"><text:span text:style-name="T19">実行完了ワーカー総数</text:span><text:span text:style-name="T19">: 0</text:span></text:p>
          <draw:enhanced-geometry svg:viewBox="0 0 21600 21600" draw:type="rectangle" draw:enhanced-path="M 0 0 L 21600 0 21600 21600 0 21600 0 0 Z N"/>
        </draw:custom-shape>
        <presentation:notes draw:style-name="dp2">
          <draw:page-thumbnail draw:style-name="gr5" draw:layer="layout" svg:width="14.848cm" svg:height="11.136cm" svg:x="3.075cm" svg:y="2.257cm" draw:page-number="17" presentation:class="page"/>
          <draw:frame presentation:style-name="pr2" draw:text-style-name="P9" draw:layer="layout" svg:width="16.799cm" svg:height="13.364cm" svg:x="2.1cm" svg:y="14.107cm" presentation:class="notes" presentation:placeholder="true">
            <draw:text-box/>
          </draw:frame>
        </presentation:notes>
      </draw:page>
      <draw:page draw:name="page18" draw:style-name="dp1" draw:master-page-name="Default" presentation:presentation-page-layout-name="AL1T0">
        <draw:frame draw:style-name="gr1" draw:text-style-name="P18" draw:layer="layout" svg:width="2.407cm" svg:height="0.992cm" svg:x="18.167cm" svg:y="3.58cm">
          <draw:text-box>
            <text:p><text:span text:style-name="T12">モニタ</text:span></text:p>
          </draw:text-box>
        </draw:frame>
        <draw:custom-shape draw:style-name="gr30" draw:text-style-name="P2" draw:layer="layout" svg:width="4.064cm" svg:height="2.794cm" svg:x="6.35cm" svg:y="3.27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0.668cm" svg:height="8.128cm" svg:x="10.474cm" svg:y="3.278cm">
          <text:p/>
          <draw:enhanced-geometry svg:viewBox="0 0 21600 21600" draw:type="rectangle" draw:enhanced-path="M 0 0 L 21600 0 21600 21600 0 21600 0 0 Z N"/>
        </draw:custom-shape>
        <draw:custom-shape draw:style-name="gr30" draw:text-style-name="P2" draw:layer="layout" svg:width="4.064cm" svg:height="5.08cm" svg:x="6.35cm" svg:y="6.326cm">
          <text:p/>
          <draw:enhanced-geometry svg:viewBox="0 0 21600 21600" draw:type="rectangle" draw:enhanced-path="M 0 0 L 21600 0 21600 21600 0 21600 0 0 Z N"/>
        </draw:custom-shape>
        <draw:custom-shape draw:style-name="gr28" draw:text-style-name="P19" draw:layer="layout" svg:width="1.778cm" svg:height="1.778cm" svg:x="6.799cm" svg:y="7.65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6.414cm" svg:y1="9.386cm" svg:x2="6.414cm" svg:y2="10.91cm">
            <text:p/>
          </draw:line>
          <draw:line draw:style-name="gr18" draw:text-style-name="P2" draw:layer="layout" svg:x1="6.35cm" svg:y1="9.436cm" svg:x2="5.08cm" svg:y2="9.436cm">
            <text:p/>
          </draw:line>
          <draw:path draw:style-name="gr18" draw:text-style-name="P2" draw:layer="layout" svg:width="1.9cm" svg:height="0.875cm" draw:transform="rotate (-1.24965574442794) translate (5.84543803854337cm 9.1937358029931cm)" svg:viewBox="0 0 1901 876" svg:d="m0 853c564 85 1165-62 1612-427l243-426 46 15">
            <text:p/>
          </draw:path>
        </draw:g>
        <draw:g>
          <draw:line draw:style-name="gr31" draw:text-style-name="P2" draw:layer="layout" svg:x1="10.415cm" svg:y1="9.286cm" svg:x2="10.415cm" svg:y2="10.81cm">
            <text:p/>
          </draw:line>
          <draw:line draw:style-name="gr18" draw:text-style-name="P2" draw:layer="layout" svg:x1="10.351cm" svg:y1="9.336cm" svg:x2="9.081cm" svg:y2="9.336cm">
            <text:p/>
          </draw:line>
          <draw:path draw:style-name="gr18" draw:text-style-name="P2" draw:layer="layout" svg:width="1.9cm" svg:height="0.875cm" draw:transform="rotate (-1.24965574442794) translate (9.8464380385434cm 9.0937358029931cm)" svg:viewBox="0 0 1901 876" svg:d="m0 853c564 85 1165-62 1612-427l243-426 46 15">
            <text:p/>
          </draw:path>
        </draw:g>
        <draw:g>
          <draw:line draw:style-name="gr31" draw:text-style-name="P2" draw:layer="layout" svg:x1="6.415cm" svg:y1="9.386cm" svg:x2="6.415cm" svg:y2="10.91cm">
            <text:p/>
          </draw:line>
          <draw:line draw:style-name="gr18" draw:text-style-name="P2" draw:layer="layout" svg:x1="6.351cm" svg:y1="9.436cm" svg:x2="5.081cm" svg:y2="9.436cm">
            <text:p/>
          </draw:line>
          <draw:path draw:style-name="gr18" draw:text-style-name="P2" draw:layer="layout" svg:width="1.9cm" svg:height="0.875cm" draw:transform="rotate (-1.24965574442794) translate (5.84643803854337cm 9.1937358029931cm)" svg:viewBox="0 0 1901 876" svg:d="m0 853c564 85 1165-62 1612-427l243-426 46 15">
            <text:p/>
          </draw:path>
        </draw:g>
        <draw:g>
          <draw:line draw:style-name="gr31" draw:text-style-name="P2" draw:layer="layout" svg:x1="21.111cm" svg:y1="9.144cm" svg:x2="21.111cm" svg:y2="10.668cm">
            <text:p/>
          </draw:line>
          <draw:line draw:style-name="gr18" draw:text-style-name="P2" draw:layer="layout" svg:x1="21.175cm" svg:y1="9.194cm" svg:x2="22.445cm" svg:y2="9.194cm">
            <text:p/>
          </draw:line>
          <draw:path draw:style-name="gr18" draw:text-style-name="P2" draw:layer="layout" svg:width="1.899cm" svg:height="0.876cm" draw:transform="rotate (1.25000481027834) translate (21.0796368535209cm 10.7552275849555cm)" svg:viewBox="0 0 1900 877" svg:d="m1900 854c-564 85-1165-63-1612-428l-242-426-46 15">
            <text:p/>
          </draw:path>
        </draw:g>
        <draw:g>
          <draw:line draw:style-name="gr31" draw:text-style-name="P2" draw:layer="layout" svg:x1="10.46cm" svg:y1="3.81cm" svg:x2="10.46cm" svg:y2="5.334cm">
            <text:p/>
          </draw:line>
          <draw:line draw:style-name="gr18" draw:text-style-name="P2" draw:layer="layout" svg:x1="10.524cm" svg:y1="3.86cm" svg:x2="11.794cm" svg:y2="3.86cm">
            <text:p/>
          </draw:line>
          <draw:path draw:style-name="gr18" draw:text-style-name="P2" draw:layer="layout" svg:width="1.899cm" svg:height="0.876cm" draw:transform="rotate (1.25000481027834) translate (10.4286368535209cm 5.42122758495548cm)" svg:viewBox="0 0 1900 877" svg:d="m1900 854c-564 85-1165-63-1612-428l-242-426-46 15">
            <text:p/>
          </draw:path>
        </draw:g>
        <draw:g>
          <draw:line draw:style-name="gr31" draw:text-style-name="P2" draw:layer="layout" svg:x1="6.361cm" svg:y1="3.81cm" svg:x2="6.361cm" svg:y2="5.334cm">
            <text:p/>
          </draw:line>
          <draw:line draw:style-name="gr18" draw:text-style-name="P2" draw:layer="layout" svg:x1="6.425cm" svg:y1="3.86cm" svg:x2="7.695cm" svg:y2="3.86cm">
            <text:p/>
          </draw:line>
          <draw:path draw:style-name="gr18" draw:text-style-name="P2" draw:layer="layout" svg:width="1.899cm" svg:height="0.876cm" draw:transform="rotate (1.25000481027834) translate (6.32963685352091cm 5.42122758495548cm)" svg:viewBox="0 0 1900 877" svg:d="m1900 854c-564 85-1165-63-1612-428l-242-426-46 15">
            <text:p/>
          </draw:path>
        </draw:g>
        <draw:custom-shape draw:style-name="gr39" draw:text-style-name="P29" draw:layer="layout" svg:width="1.778cm" svg:height="1.778cm" svg:x="23.114cm" svg:y="8.8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9" draw:layer="layout" svg:width="1.778cm" svg:height="1.778cm" svg:x="10.976cm" svg:y="9.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1" draw:layer="layout" svg:width="5.582cm" svg:height="1.06cm" svg:x="11.43cm" svg:y="1.27cm">
          <draw:text-box>
            <text:p text:style-name="P2"><text:span text:style-name="T14">AbstractWorkGang</text:span></text:p>
          </draw:text-box>
        </draw:frame>
        <draw:custom-shape draw:style-name="gr28" draw:text-style-name="P26" draw:layer="layout" svg:width="4.572cm" svg:height="3.556cm" svg:x="22.86cm" svg:y="2.794cm">
          <text:p/>
          <draw:enhanced-geometry svg:viewBox="0 0 21600 21600" draw:type="rectangle" draw:enhanced-path="M 0 0 L 21600 0 21600 21600 0 21600 0 0 Z N"/>
        </draw:custom-shape>
        <draw:frame draw:style-name="gr1" draw:text-style-name="P31" draw:layer="layout" svg:width="5.582cm" svg:height="1.06cm" svg:x="22.304cm" svg:y="1.524cm">
          <draw:text-box>
            <text:p text:style-name="P2"><text:span text:style-name="T14">AbstractGangTask</text:span></text:p>
          </draw:text-box>
        </draw:frame>
        <draw:custom-shape draw:style-name="gr40" draw:text-style-name="P32" draw:layer="layout" svg:width="7.738cm" svg:height="4.318cm" svg:x="13.208cm" svg:y="4.826cm">
          <text:p text:style-name="P8"><text:span text:style-name="T14">タスクの場所</text:span><text:span text:style-name="T14">: XX</text:span><text:span text:style-name="T14">番地</text:span></text:p>
          <text:p text:style-name="P8"><text:span text:style-name="T14">タスクの通し番号</text:span><text:span text:style-name="T14">: 1</text:span></text:p>
          <text:p text:style-name="P8"><text:span text:style-name="T14">実行ワーカー総数</text:span><text:span text:style-name="T14">: 1</text:span></text:p>
          <text:p text:style-name="P8"><text:span text:style-name="T14">実行完了ワーカー総数</text:span><text:span text:style-name="T14">: 0</text:span></text:p>
          <draw:enhanced-geometry svg:viewBox="0 0 21600 21600" draw:type="rectangle" draw:enhanced-path="M 0 0 L 21600 0 21600 21600 0 21600 0 0 Z N"/>
        </draw:custom-shape>
        <draw:custom-shape draw:style-name="gr41" draw:text-style-name="P2" draw:layer="layout" svg:width="1.27cm" svg:height="1.524cm" svg:x="12.954cm" svg:y="9.398cm">
          <text:p text:style-name="P2">---</text:p>
          <text:p text:style-name="P2">---</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42" draw:text-style-name="P2" draw:layer="layout" svg:x1="14.224cm" svg:y1="8.636cm" svg:x2="13.716cm" svg:y2="10.16cm">
          <text:p/>
        </draw:line>
        <draw:custom-shape draw:style-name="gr41" draw:text-style-name="P2" draw:layer="layout" svg:width="1.27cm" svg:height="1.524cm" svg:x="25.146cm" svg:y="8.89cm">
          <text:p text:style-name="P2">---</text:p>
          <text:p text:style-name="P2">---</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42" draw:text-style-name="P2" draw:layer="layout" svg:x1="24.13cm" svg:y1="8.636cm" svg:x2="24.892cm" svg:y2="5.588cm">
          <text:p/>
        </draw:line>
        <presentation:notes draw:style-name="dp2">
          <draw:page-thumbnail draw:style-name="gr5" draw:layer="layout" svg:width="14.848cm" svg:height="11.136cm" svg:x="3.075cm" svg:y="2.257cm" draw:page-number="18" presentation:class="page"/>
          <draw:frame presentation:style-name="pr2" draw:text-style-name="P9" draw:layer="layout" svg:width="16.799cm" svg:height="13.364cm" svg:x="2.1cm" svg:y="14.107cm" presentation:class="notes" presentation:placeholder="true">
            <draw:text-box/>
          </draw:frame>
        </presentation:notes>
      </draw:page>
      <draw:page draw:name="page19" draw:style-name="dp1" draw:master-page-name="Default" presentation:presentation-page-layout-name="AL1T0">
        <draw:frame draw:style-name="gr1" draw:text-style-name="P18" draw:layer="layout" svg:width="2.407cm" svg:height="0.992cm" svg:x="18.167cm" svg:y="3.58cm">
          <draw:text-box>
            <text:p><text:span text:style-name="T12">モニタ</text:span></text:p>
          </draw:text-box>
        </draw:frame>
        <draw:custom-shape draw:style-name="gr30" draw:text-style-name="P2" draw:layer="layout" svg:width="4.064cm" svg:height="2.794cm" svg:x="6.35cm" svg:y="3.27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0.668cm" svg:height="8.128cm" svg:x="10.474cm" svg:y="3.278cm">
          <text:p/>
          <draw:enhanced-geometry svg:viewBox="0 0 21600 21600" draw:type="rectangle" draw:enhanced-path="M 0 0 L 21600 0 21600 21600 0 21600 0 0 Z N"/>
        </draw:custom-shape>
        <draw:custom-shape draw:style-name="gr30" draw:text-style-name="P2" draw:layer="layout" svg:width="4.064cm" svg:height="5.08cm" svg:x="6.35cm" svg:y="6.326cm">
          <text:p/>
          <draw:enhanced-geometry svg:viewBox="0 0 21600 21600" draw:type="rectangle" draw:enhanced-path="M 0 0 L 21600 0 21600 21600 0 21600 0 0 Z N"/>
        </draw:custom-shape>
        <draw:custom-shape draw:style-name="gr28" draw:text-style-name="P19" draw:layer="layout" svg:width="1.778cm" svg:height="1.778cm" svg:x="6.604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6.414cm" svg:y1="9.386cm" svg:x2="6.414cm" svg:y2="10.91cm">
            <text:p/>
          </draw:line>
          <draw:line draw:style-name="gr18" draw:text-style-name="P2" draw:layer="layout" svg:x1="6.35cm" svg:y1="9.436cm" svg:x2="5.08cm" svg:y2="9.436cm">
            <text:p/>
          </draw:line>
          <draw:path draw:style-name="gr18" draw:text-style-name="P2" draw:layer="layout" svg:width="1.9cm" svg:height="0.875cm" draw:transform="rotate (-1.24965574442794) translate (5.84543803854337cm 9.1937358029931cm)" svg:viewBox="0 0 1901 876" svg:d="m0 853c564 85 1165-62 1612-427l243-426 46 15">
            <text:p/>
          </draw:path>
        </draw:g>
        <draw:g>
          <draw:line draw:style-name="gr31" draw:text-style-name="P2" draw:layer="layout" svg:x1="10.415cm" svg:y1="9.286cm" svg:x2="10.415cm" svg:y2="10.81cm">
            <text:p/>
          </draw:line>
          <draw:line draw:style-name="gr18" draw:text-style-name="P2" draw:layer="layout" svg:x1="10.351cm" svg:y1="9.336cm" svg:x2="9.081cm" svg:y2="9.336cm">
            <text:p/>
          </draw:line>
          <draw:path draw:style-name="gr18" draw:text-style-name="P2" draw:layer="layout" svg:width="1.9cm" svg:height="0.875cm" draw:transform="rotate (-1.24965574442794) translate (9.8464380385434cm 9.0937358029931cm)" svg:viewBox="0 0 1901 876" svg:d="m0 853c564 85 1165-62 1612-427l243-426 46 15">
            <text:p/>
          </draw:path>
        </draw:g>
        <draw:g>
          <draw:line draw:style-name="gr31" draw:text-style-name="P2" draw:layer="layout" svg:x1="6.415cm" svg:y1="9.386cm" svg:x2="6.415cm" svg:y2="10.91cm">
            <text:p/>
          </draw:line>
          <draw:line draw:style-name="gr18" draw:text-style-name="P2" draw:layer="layout" svg:x1="6.351cm" svg:y1="9.436cm" svg:x2="5.081cm" svg:y2="9.436cm">
            <text:p/>
          </draw:line>
          <draw:path draw:style-name="gr18" draw:text-style-name="P2" draw:layer="layout" svg:width="1.9cm" svg:height="0.875cm" draw:transform="rotate (-1.24965574442794) translate (5.84643803854337cm 9.1937358029931cm)" svg:viewBox="0 0 1901 876" svg:d="m0 853c564 85 1165-62 1612-427l243-426 46 15">
            <text:p/>
          </draw:path>
        </draw:g>
        <draw:g>
          <draw:line draw:style-name="gr31" draw:text-style-name="P2" draw:layer="layout" svg:x1="21.111cm" svg:y1="9.144cm" svg:x2="21.111cm" svg:y2="10.668cm">
            <text:p/>
          </draw:line>
          <draw:line draw:style-name="gr18" draw:text-style-name="P2" draw:layer="layout" svg:x1="21.175cm" svg:y1="9.194cm" svg:x2="22.445cm" svg:y2="9.194cm">
            <text:p/>
          </draw:line>
          <draw:path draw:style-name="gr18" draw:text-style-name="P2" draw:layer="layout" svg:width="1.899cm" svg:height="0.876cm" draw:transform="rotate (1.25000481027834) translate (21.0796368535209cm 10.7552275849555cm)" svg:viewBox="0 0 1900 877" svg:d="m1900 854c-564 85-1165-63-1612-428l-242-426-46 15">
            <text:p/>
          </draw:path>
        </draw:g>
        <draw:g>
          <draw:line draw:style-name="gr31" draw:text-style-name="P2" draw:layer="layout" svg:x1="10.46cm" svg:y1="3.81cm" svg:x2="10.46cm" svg:y2="5.334cm">
            <text:p/>
          </draw:line>
          <draw:line draw:style-name="gr18" draw:text-style-name="P2" draw:layer="layout" svg:x1="10.524cm" svg:y1="3.86cm" svg:x2="11.794cm" svg:y2="3.86cm">
            <text:p/>
          </draw:line>
          <draw:path draw:style-name="gr18" draw:text-style-name="P2" draw:layer="layout" svg:width="1.899cm" svg:height="0.876cm" draw:transform="rotate (1.25000481027834) translate (10.4286368535209cm 5.42122758495548cm)" svg:viewBox="0 0 1900 877" svg:d="m1900 854c-564 85-1165-63-1612-428l-242-426-46 15">
            <text:p/>
          </draw:path>
        </draw:g>
        <draw:g>
          <draw:line draw:style-name="gr31" draw:text-style-name="P2" draw:layer="layout" svg:x1="6.361cm" svg:y1="3.81cm" svg:x2="6.361cm" svg:y2="5.334cm">
            <text:p/>
          </draw:line>
          <draw:line draw:style-name="gr18" draw:text-style-name="P2" draw:layer="layout" svg:x1="6.425cm" svg:y1="3.86cm" svg:x2="7.695cm" svg:y2="3.86cm">
            <text:p/>
          </draw:line>
          <draw:path draw:style-name="gr18" draw:text-style-name="P2" draw:layer="layout" svg:width="1.899cm" svg:height="0.876cm" draw:transform="rotate (1.25000481027834) translate (6.32963685352091cm 5.42122758495548cm)" svg:viewBox="0 0 1900 877" svg:d="m1900 854c-564 85-1165-63-1612-428l-242-426-46 15">
            <text:p/>
          </draw:path>
        </draw:g>
        <draw:custom-shape draw:style-name="gr28" draw:text-style-name="P26" draw:layer="layout" svg:width="4.572cm" svg:height="3.556cm" svg:x="22.86cm" svg:y="2.794cm">
          <text:p/>
          <draw:enhanced-geometry svg:viewBox="0 0 21600 21600" draw:type="rectangle" draw:enhanced-path="M 0 0 L 21600 0 21600 21600 0 21600 0 0 Z N"/>
        </draw:custom-shape>
        <draw:custom-shape draw:style-name="gr39" draw:text-style-name="P29" draw:layer="layout" svg:width="1.778cm" svg:height="1.778cm" svg:x="23.368cm" svg:y="4.0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9" draw:text-style-name="P29" draw:layer="layout" svg:width="1.778cm" svg:height="1.778cm" svg:x="10.976cm" svg:y="9.24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1" draw:layer="layout" svg:width="5.582cm" svg:height="1.06cm" svg:x="11.43cm" svg:y="1.27cm">
          <draw:text-box>
            <text:p text:style-name="P2"><text:span text:style-name="T14">AbstractWorkGang</text:span></text:p>
          </draw:text-box>
        </draw:frame>
        <draw:frame draw:style-name="gr1" draw:text-style-name="P31" draw:layer="layout" svg:width="5.582cm" svg:height="1.06cm" svg:x="22.304cm" svg:y="1.524cm">
          <draw:text-box>
            <text:p text:style-name="P2"><text:span text:style-name="T14">AbstractGangTask</text:span></text:p>
          </draw:text-box>
        </draw:frame>
        <draw:custom-shape draw:style-name="gr40" draw:text-style-name="P32" draw:layer="layout" svg:width="7.738cm" svg:height="4.318cm" svg:x="13.208cm" svg:y="4.826cm">
          <text:p text:style-name="P8"><text:span text:style-name="T14">タスクの場所</text:span><text:span text:style-name="T14">: XX</text:span><text:span text:style-name="T14">番地</text:span></text:p>
          <text:p text:style-name="P8"><text:span text:style-name="T14">タスクの通し番号</text:span><text:span text:style-name="T14">: 1</text:span></text:p>
          <text:p text:style-name="P8"><text:span text:style-name="T14">実行ワーカー総数</text:span><text:span text:style-name="T14">: 2</text:span></text:p>
          <text:p text:style-name="P8"><text:span text:style-name="T14">実行完了ワーカー総数</text:span><text:span text:style-name="T14">: 1</text:span></text:p>
          <draw:enhanced-geometry svg:viewBox="0 0 21600 21600" draw:type="rectangle" draw:enhanced-path="M 0 0 L 21600 0 21600 21600 0 21600 0 0 Z N"/>
        </draw:custom-shape>
        <draw:custom-shape draw:style-name="gr41" draw:text-style-name="P19" draw:layer="layout" svg:width="1.27cm" svg:height="1.524cm" svg:x="12.954cm" svg:y="9.398cm">
          <text:p text:style-name="P2"><text:span text:style-name="T1">---</text:span></text:p>
          <text:p text:style-name="P2"><text:span text:style-name="T1">---</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43" draw:text-style-name="P2" draw:layer="layout" svg:x1="8.636cm" svg:y1="10.16cm" svg:x2="10.868cm" svg:y2="10.16cm">
          <text:p/>
        </draw:line>
        <draw:custom-shape draw:style-name="gr41" draw:text-style-name="P19" draw:layer="layout" svg:width="1.27cm" svg:height="1.524cm" svg:x="25.4cm" svg:y="4.064cm">
          <text:p text:style-name="P2"><text:span text:style-name="T1">---</text:span></text:p>
          <text:p text:style-name="P2"><text:span text:style-name="T1">---</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line draw:style-name="gr43" draw:text-style-name="P2" draw:layer="layout" svg:x1="8.636cm" svg:y1="10.16cm" svg:x2="10.868cm" svg:y2="10.16cm">
          <text:p/>
        </draw:line>
        <presentation:notes draw:style-name="dp2">
          <draw:page-thumbnail draw:style-name="gr5" draw:layer="layout" svg:width="14.848cm" svg:height="11.136cm" svg:x="3.075cm" svg:y="2.257cm" draw:page-number="19" presentation:class="page"/>
          <draw:frame presentation:style-name="pr2" draw:text-style-name="P9" draw:layer="layout" svg:width="16.799cm" svg:height="13.364cm" svg:x="2.1cm" svg:y="14.107cm" presentation:class="notes" presentation:placeholder="true">
            <draw:text-box/>
          </draw:frame>
        </presentation:notes>
      </draw:page>
      <draw:page draw:name="page20" draw:style-name="dp1" draw:master-page-name="Default" presentation:presentation-page-layout-name="AL1T0">
        <draw:frame draw:style-name="gr1" draw:text-style-name="P18" draw:layer="layout" svg:width="2.407cm" svg:height="0.992cm" svg:x="18.167cm" svg:y="3.58cm">
          <draw:text-box>
            <text:p><text:span text:style-name="T12">モニタ</text:span></text:p>
          </draw:text-box>
        </draw:frame>
        <draw:custom-shape draw:style-name="gr30" draw:text-style-name="P2" draw:layer="layout" svg:width="4.064cm" svg:height="2.794cm" svg:x="6.35cm" svg:y="3.278cm">
          <text:p/>
          <draw:enhanced-geometry svg:viewBox="0 0 21600 21600" draw:mirror-horizontal="false" draw:mirror-vertical="false" draw:type="rectangle" draw:enhanced-path="M 0 0 L 21600 0 21600 21600 0 21600 0 0 Z N"/>
        </draw:custom-shape>
        <draw:custom-shape draw:style-name="gr30" draw:text-style-name="P2" draw:layer="layout" svg:width="10.668cm" svg:height="8.128cm" svg:x="10.474cm" svg:y="3.278cm">
          <text:p/>
          <draw:enhanced-geometry svg:viewBox="0 0 21600 21600" draw:type="rectangle" draw:enhanced-path="M 0 0 L 21600 0 21600 21600 0 21600 0 0 Z N"/>
        </draw:custom-shape>
        <draw:custom-shape draw:style-name="gr30" draw:text-style-name="P2" draw:layer="layout" svg:width="4.064cm" svg:height="5.08cm" svg:x="6.35cm" svg:y="6.326cm">
          <text:p/>
          <draw:enhanced-geometry svg:viewBox="0 0 21600 21600" draw:type="rectangle" draw:enhanced-path="M 0 0 L 21600 0 21600 21600 0 21600 0 0 Z N"/>
        </draw:custom-shape>
        <draw:custom-shape draw:style-name="gr28" draw:text-style-name="P19" draw:layer="layout" svg:width="1.778cm" svg:height="1.778cm" svg:x="18.542cm" svg:y="9.39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line draw:style-name="gr31" draw:text-style-name="P2" draw:layer="layout" svg:x1="6.414cm" svg:y1="9.386cm" svg:x2="6.414cm" svg:y2="10.91cm">
            <text:p/>
          </draw:line>
          <draw:line draw:style-name="gr18" draw:text-style-name="P2" draw:layer="layout" svg:x1="6.35cm" svg:y1="9.436cm" svg:x2="5.08cm" svg:y2="9.436cm">
            <text:p/>
          </draw:line>
          <draw:path draw:style-name="gr18" draw:text-style-name="P2" draw:layer="layout" svg:width="1.9cm" svg:height="0.875cm" draw:transform="rotate (-1.24965574442794) translate (5.84543803854337cm 9.1937358029931cm)" svg:viewBox="0 0 1901 876" svg:d="m0 853c564 85 1165-62 1612-427l243-426 46 15">
            <text:p/>
          </draw:path>
        </draw:g>
        <draw:g>
          <draw:line draw:style-name="gr31" draw:text-style-name="P2" draw:layer="layout" svg:x1="10.415cm" svg:y1="9.286cm" svg:x2="10.415cm" svg:y2="10.81cm">
            <text:p/>
          </draw:line>
          <draw:line draw:style-name="gr18" draw:text-style-name="P2" draw:layer="layout" svg:x1="10.351cm" svg:y1="9.336cm" svg:x2="9.081cm" svg:y2="9.336cm">
            <text:p/>
          </draw:line>
          <draw:path draw:style-name="gr18" draw:text-style-name="P2" draw:layer="layout" svg:width="1.9cm" svg:height="0.875cm" draw:transform="rotate (-1.24965574442794) translate (9.8464380385434cm 9.0937358029931cm)" svg:viewBox="0 0 1901 876" svg:d="m0 853c564 85 1165-62 1612-427l243-426 46 15">
            <text:p/>
          </draw:path>
        </draw:g>
        <draw:g>
          <draw:line draw:style-name="gr31" draw:text-style-name="P2" draw:layer="layout" svg:x1="6.415cm" svg:y1="9.386cm" svg:x2="6.415cm" svg:y2="10.91cm">
            <text:p/>
          </draw:line>
          <draw:line draw:style-name="gr18" draw:text-style-name="P2" draw:layer="layout" svg:x1="6.351cm" svg:y1="9.436cm" svg:x2="5.081cm" svg:y2="9.436cm">
            <text:p/>
          </draw:line>
          <draw:path draw:style-name="gr18" draw:text-style-name="P2" draw:layer="layout" svg:width="1.9cm" svg:height="0.875cm" draw:transform="rotate (-1.24965574442794) translate (5.84643803854337cm 9.1937358029931cm)" svg:viewBox="0 0 1901 876" svg:d="m0 853c564 85 1165-62 1612-427l243-426 46 15">
            <text:p/>
          </draw:path>
        </draw:g>
        <draw:g>
          <draw:line draw:style-name="gr31" draw:text-style-name="P2" draw:layer="layout" svg:x1="21.111cm" svg:y1="9.144cm" svg:x2="21.111cm" svg:y2="10.668cm">
            <text:p/>
          </draw:line>
          <draw:line draw:style-name="gr18" draw:text-style-name="P2" draw:layer="layout" svg:x1="21.175cm" svg:y1="9.194cm" svg:x2="22.445cm" svg:y2="9.194cm">
            <text:p/>
          </draw:line>
          <draw:path draw:style-name="gr18" draw:text-style-name="P2" draw:layer="layout" svg:width="1.899cm" svg:height="0.876cm" draw:transform="rotate (1.25000481027834) translate (21.0796368535209cm 10.7552275849555cm)" svg:viewBox="0 0 1900 877" svg:d="m1900 854c-564 85-1165-63-1612-428l-242-426-46 15">
            <text:p/>
          </draw:path>
        </draw:g>
        <draw:g>
          <draw:line draw:style-name="gr31" draw:text-style-name="P2" draw:layer="layout" svg:x1="10.46cm" svg:y1="3.81cm" svg:x2="10.46cm" svg:y2="5.334cm">
            <text:p/>
          </draw:line>
          <draw:line draw:style-name="gr18" draw:text-style-name="P2" draw:layer="layout" svg:x1="10.524cm" svg:y1="3.86cm" svg:x2="11.794cm" svg:y2="3.86cm">
            <text:p/>
          </draw:line>
          <draw:path draw:style-name="gr18" draw:text-style-name="P2" draw:layer="layout" svg:width="1.899cm" svg:height="0.876cm" draw:transform="rotate (1.25000481027834) translate (10.4286368535209cm 5.42122758495548cm)" svg:viewBox="0 0 1900 877" svg:d="m1900 854c-564 85-1165-63-1612-428l-242-426-46 15">
            <text:p/>
          </draw:path>
        </draw:g>
        <draw:g>
          <draw:line draw:style-name="gr31" draw:text-style-name="P2" draw:layer="layout" svg:x1="6.361cm" svg:y1="3.81cm" svg:x2="6.361cm" svg:y2="5.334cm">
            <text:p/>
          </draw:line>
          <draw:line draw:style-name="gr18" draw:text-style-name="P2" draw:layer="layout" svg:x1="6.425cm" svg:y1="3.86cm" svg:x2="7.695cm" svg:y2="3.86cm">
            <text:p/>
          </draw:line>
          <draw:path draw:style-name="gr18" draw:text-style-name="P2" draw:layer="layout" svg:width="1.899cm" svg:height="0.876cm" draw:transform="rotate (1.25000481027834) translate (6.32963685352091cm 5.42122758495548cm)" svg:viewBox="0 0 1900 877" svg:d="m1900 854c-564 85-1165-63-1612-428l-242-426-46 15">
            <text:p/>
          </draw:path>
        </draw:g>
        <draw:custom-shape draw:style-name="gr20" draw:text-style-name="P22" draw:layer="layout" svg:width="4.572cm" svg:height="3.556cm" svg:x="22.86cm" svg:y="2.794cm">
          <text:p text:style-name="P2"><text:span text:style-name="T15"/></text:p>
          <text:p text:style-name="P2"><text:span text:style-name="T15"/></text:p>
          <text:p text:style-name="P2"><text:span text:style-name="T15"/></text:p>
          <text:p text:style-name="P2"><text:span text:style-name="T15">終わり</text:span></text:p>
          <draw:enhanced-geometry svg:viewBox="0 0 21600 21600" draw:type="rectangle" draw:enhanced-path="M 0 0 L 21600 0 21600 21600 0 21600 0 0 Z N"/>
        </draw:custom-shape>
        <draw:custom-shape draw:style-name="gr39" draw:text-style-name="P29" draw:layer="layout" svg:width="1.778cm" svg:height="1.778cm" svg:x="6.604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 draw:text-style-name="P31" draw:layer="layout" svg:width="5.582cm" svg:height="1.06cm" svg:x="11.43cm" svg:y="1.27cm">
          <draw:text-box>
            <text:p text:style-name="P2"><text:span text:style-name="T14">AbstractWorkGang</text:span></text:p>
          </draw:text-box>
        </draw:frame>
        <draw:frame draw:style-name="gr1" draw:text-style-name="P31" draw:layer="layout" svg:width="5.582cm" svg:height="1.06cm" svg:x="22.304cm" svg:y="1.524cm">
          <draw:text-box>
            <text:p text:style-name="P2"><text:span text:style-name="T14">AbstractGangTask</text:span></text:p>
          </draw:text-box>
        </draw:frame>
        <draw:custom-shape draw:style-name="gr40" draw:text-style-name="P32" draw:layer="layout" svg:width="7.738cm" svg:height="4.318cm" svg:x="13.208cm" svg:y="4.826cm">
          <text:p text:style-name="P8"><text:span text:style-name="T14">タスクの場所</text:span><text:span text:style-name="T14">: XX</text:span><text:span text:style-name="T14">番地</text:span></text:p>
          <text:p text:style-name="P8"><text:span text:style-name="T14">タスクの通し番号</text:span><text:span text:style-name="T14">: 1</text:span></text:p>
          <text:p text:style-name="P8"><text:span text:style-name="T14">実行ワーカー総数</text:span><text:span text:style-name="T14">: 2</text:span></text:p>
          <text:p text:style-name="P8"><text:span text:style-name="T14">実行完了ワーカー総数</text:span><text:span text:style-name="T14">: 2</text:span></text:p>
          <draw:enhanced-geometry svg:viewBox="0 0 21600 21600" draw:type="rectangle" draw:enhanced-path="M 0 0 L 21600 0 21600 21600 0 21600 0 0 Z N"/>
        </draw:custom-shape>
        <draw:custom-shape draw:style-name="gr39" draw:text-style-name="P29" draw:layer="layout" svg:width="1.778cm" svg:height="1.778cm" svg:x="8.482cm" svg:y="6.6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43" draw:text-style-name="P2" draw:layer="layout" svg:x1="22.86cm" svg:y1="10.006cm" svg:x2="20.574cm" svg:y2="10.006cm">
          <text:p/>
        </draw:line>
        <draw:line draw:style-name="gr44" draw:text-style-name="P2" draw:layer="layout" svg:x1="22.606cm" svg:y1="2.684cm" svg:x2="27.686cm" svg:y2="6.45cm">
          <text:p/>
        </draw:line>
        <draw:line draw:style-name="gr44" draw:text-style-name="P2" draw:layer="layout" svg:x1="27.586cm" svg:y1="2.684cm" svg:x2="22.506cm" svg:y2="6.45cm">
          <text:p/>
        </draw:line>
        <presentation:notes draw:style-name="dp2">
          <draw:page-thumbnail draw:style-name="gr5" draw:layer="layout" svg:width="14.848cm" svg:height="11.136cm" svg:x="3.075cm" svg:y="2.257cm" draw:page-number="20" presentation:class="page"/>
          <draw:frame presentation:style-name="pr2" draw:text-style-name="P9" draw:layer="layout" svg:width="16.799cm" svg:height="13.364cm" svg:x="2.1cm" svg:y="14.107cm" presentation:class="notes" presentation:placeholder="true">
            <draw:text-box/>
          </draw:frame>
        </presentation:notes>
      </draw:page>
      <draw:page draw:name="page21" draw:style-name="dp1" draw:master-page-name="Default" presentation:presentation-page-layout-name="AL2T1">
        <draw:line draw:style-name="gr15" draw:text-style-name="P2" draw:layer="layout" svg:x1="5.335cm" svg:y1="3.656cm" svg:x2="25.655cm" svg:y2="3.656cm">
          <text:p/>
        </draw:line>
        <draw:frame draw:style-name="gr1" draw:text-style-name="P33" draw:layer="layout" svg:width="2.907cm" svg:height="1.775cm" svg:x="2.286cm" svg:y="2.794cm">
          <draw:text-box>
            <text:p><text:span text:style-name="T22">メイン</text:span></text:p>
            <text:p><text:span text:style-name="T22">スレッド</text:span></text:p>
          </draw:text-box>
        </draw:frame>
        <draw:frame draw:style-name="gr1" draw:text-style-name="P28" draw:layer="layout" svg:width="3.521cm" svg:height="1.869cm" svg:x="6.35cm" svg:y="7.366cm">
          <draw:text-box>
            <text:p><text:span text:style-name="T21">ワーカー</text:span></text:p>
            <text:p><text:span text:style-name="T21">スレッド</text:span><text:span text:style-name="T21">1</text:span></text:p>
          </draw:text-box>
        </draw:frame>
        <draw:line draw:style-name="gr17" draw:text-style-name="P2" draw:layer="layout" svg:x1="11.938cm" svg:y1="8.128cm" svg:x2="17.726cm" svg:y2="8.128cm">
          <text:p text:style-name="P2"/>
          <text:p text:style-name="P2"/>
          <text:p text:style-name="P2">一時停止中</text:p>
        </draw:line>
        <draw:line draw:style-name="gr19" draw:text-style-name="P11" draw:layer="layout" svg:x1="17.726cm" svg:y1="8.128cm" svg:x2="25.4cm" svg:y2="8.128cm">
          <text:p text:style-name="P2"><text:span text:style-name="T7"/></text:p>
          <text:p text:style-name="P2"><text:span text:style-name="T7">run()</text:span></text:p>
        </draw:line>
        <draw:frame draw:style-name="gr1" draw:text-style-name="P28" draw:layer="layout" svg:width="3.521cm" svg:height="1.869cm" svg:x="6.35cm" svg:y="11.176cm">
          <draw:text-box>
            <text:p><text:span text:style-name="T21">ワーカー</text:span></text:p>
            <text:p><text:span text:style-name="T21">スレッド</text:span><text:span text:style-name="T21">n</text:span></text:p>
          </draw:text-box>
        </draw:frame>
        <draw:frame draw:style-name="gr45" draw:text-style-name="P28" draw:layer="layout" svg:width="1.154cm" svg:height="1.869cm" svg:x="7.112cm" svg:y="9.235cm">
          <draw:text-box>
            <text:p><text:span text:style-name="T21">・</text:span></text:p>
            <text:p><text:span text:style-name="T21">・</text:span></text:p>
          </draw:text-box>
        </draw:frame>
        <draw:frame draw:style-name="gr46" draw:text-style-name="P28" draw:layer="layout" svg:width="8.44cm" svg:height="1.869cm" svg:x="5.193cm" svg:y="1.48cm">
          <draw:text-box>
            <text:p><text:span text:style-name="T21">gang = new WorkGang()</text:span></text:p>
            <text:p><text:span text:style-name="T21">gang.initialize_workers()</text:span></text:p>
          </draw:text-box>
        </draw:frame>
        <draw:frame draw:style-name="gr46" draw:text-style-name="P28" draw:layer="layout" svg:width="6.852cm" svg:height="1.06cm" svg:x="1.016cm" svg:y="5.036cm">
          <draw:text-box>
            <text:p><text:span text:style-name="T21">new GangWorker() x n</text:span></text:p>
          </draw:text-box>
        </draw:frame>
        <draw:frame draw:style-name="gr46" draw:text-style-name="P28" draw:layer="layout" svg:width="7.805cm" svg:height="1.06cm" svg:x="8.636cm" svg:y="5.08cm">
          <draw:text-box>
            <text:p><text:span text:style-name="T21">os::create_thread() x n</text:span></text:p>
          </draw:text-box>
        </draw:frame>
        <draw:frame draw:style-name="gr46" draw:text-style-name="P28" draw:layer="layout" svg:width="7.487cm" svg:height="1.06cm" svg:x="8.705cm" svg:y="14.224cm">
          <draw:text-box>
            <text:p><text:span text:style-name="T21">os::start_thread() x n</text:span></text:p>
          </draw:text-box>
        </draw:frame>
        <draw:frame draw:style-name="gr46" draw:text-style-name="P28" draw:layer="layout" svg:width="2.407cm" svg:height="1.06cm" svg:x="8.515cm" svg:y="16.466cm">
          <draw:text-box>
            <text:p><text:span text:style-name="T21">loop()</text:span></text:p>
          </draw:text-box>
        </draw:frame>
        <draw:line draw:style-name="gr47" draw:text-style-name="P2" draw:layer="layout" svg:x1="7.874cm" svg:y1="3.302cm" svg:x2="7.874cm" svg:y2="6.604cm">
          <text:p/>
        </draw:line>
        <presentation:notes draw:style-name="dp2">
          <draw:page-thumbnail draw:style-name="gr5"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1">
        <draw:line draw:style-name="gr48" draw:text-style-name="P2" draw:layer="layout" svg:x1="5.334cm" svg:y1="5.586cm" svg:x2="25.654cm" svg:y2="5.586cm">
          <text:p/>
        </draw:line>
        <draw:line draw:style-name="gr48" draw:text-style-name="P2" draw:layer="layout" svg:x1="5.334cm" svg:y1="8.386cm" svg:x2="25.654cm" svg:y2="8.386cm">
          <text:p/>
        </draw:line>
        <draw:line draw:style-name="gr48" draw:text-style-name="P2" draw:layer="layout" svg:x1="5.334cm" svg:y1="11.386cm" svg:x2="25.654cm" svg:y2="11.386cm">
          <text:p/>
        </draw:line>
        <draw:line draw:style-name="gr48" draw:text-style-name="P2" draw:layer="layout" svg:x1="5.334cm" svg:y1="2.586cm" svg:x2="25.654cm" svg:y2="2.586cm">
          <text:p/>
        </draw:line>
        <draw:frame draw:style-name="gr1" draw:text-style-name="P14" draw:layer="layout" svg:width="3.33cm" svg:height="2.047cm" svg:x="1.919cm" svg:y="1.524cm">
          <draw:text-box>
            <text:p><text:span text:style-name="T9">メイン</text:span></text:p>
            <text:p><text:span text:style-name="T9">スレッド</text:span></text:p>
          </draw:text-box>
        </draw:frame>
        <draw:frame draw:style-name="gr1" draw:text-style-name="P14" draw:layer="layout" svg:width="3.865cm" svg:height="1.149cm" svg:x="1.466cm" svg:y="5.018cm">
          <draw:text-box>
            <text:p><text:span text:style-name="T9">スレッド</text:span><text:span text:style-name="T9">A</text:span></text:p>
          </draw:text-box>
        </draw:frame>
        <draw:frame draw:style-name="gr1" draw:text-style-name="P14" draw:layer="layout" svg:width="3.865cm" svg:height="1.149cm" svg:x="1.466cm" svg:y="7.719cm">
          <draw:text-box>
            <text:p><text:span text:style-name="T9">スレッド</text:span><text:span text:style-name="T9">B</text:span></text:p>
          </draw:text-box>
        </draw:frame>
        <draw:frame draw:style-name="gr1" draw:text-style-name="P14" draw:layer="layout" svg:width="3.865cm" svg:height="1.149cm" svg:x="1.466cm" svg:y="10.72cm">
          <draw:text-box>
            <text:p><text:span text:style-name="T9">スレッド</text:span><text:span text:style-name="T9">C</text:span></text:p>
          </draw:text-box>
        </draw:frame>
        <draw:custom-shape draw:style-name="gr49" draw:text-style-name="P26" draw:layer="layout" svg:width="4.826cm" svg:height="1.27cm" svg:x="9.396cm" svg:y="0.762cm">
          <text:p text:style-name="P2"><text:span text:style-name="T19">suspend_all()</text:span></text:p>
          <draw:enhanced-geometry svg:viewBox="0 0 21600 21600" draw:text-areas="800 800 20800 20800" draw:type="round-rectangular-callout" draw:modifiers="11468.9869484152 27921.95121951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9" draw:text-style-name="P26" draw:layer="layout" svg:width="4.826cm" svg:height="1.27cm" svg:x="20.95cm" svg:y="0.762cm">
          <text:p text:style-name="P2"><text:span text:style-name="T19">resume_all()</text:span></text:p>
          <draw:enhanced-geometry svg:viewBox="0 0 21600 21600" draw:text-areas="800 800 20800 20800" draw:type="round-rectangular-callout" draw:modifiers="11468.9869484152 27921.9512195122"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5" draw:text-style-name="P11" draw:layer="layout" svg:x1="5.334cm" svg:y1="2.586cm" svg:x2="11.938cm" svg:y2="2.586cm">
          <text:p/>
        </draw:line>
        <draw:line draw:style-name="gr15" draw:text-style-name="P11" draw:layer="layout" svg:x1="5.334cm" svg:y1="5.586cm" svg:x2="16.51cm" svg:y2="5.586cm">
          <text:p/>
        </draw:line>
        <draw:line draw:style-name="gr15" draw:text-style-name="P11" draw:layer="layout" svg:x1="5.334cm" svg:y1="8.386cm" svg:x2="13.208cm" svg:y2="8.386cm">
          <text:p/>
        </draw:line>
        <draw:line draw:style-name="gr15" draw:text-style-name="P11" draw:layer="layout" svg:x1="5.334cm" svg:y1="11.386cm" svg:x2="20.32cm" svg:y2="11.386cm">
          <text:p/>
        </draw:line>
        <draw:line draw:style-name="gr50" draw:text-style-name="P11" draw:layer="layout" svg:x1="16.51cm" svg:y1="2.586cm" svg:x2="23.622cm" svg:y2="2.586cm">
          <text:p/>
        </draw:line>
        <draw:line draw:style-name="gr15" draw:text-style-name="P11" draw:layer="layout" svg:x1="23.622cm" svg:y1="2.586cm" svg:x2="25.654cm" svg:y2="2.586cm">
          <text:p/>
        </draw:line>
        <draw:custom-shape draw:style-name="gr49" draw:text-style-name="P26" draw:layer="layout" svg:width="3.07cm" svg:height="1.27cm" svg:x="11.428cm" svg:y="6.688cm">
          <text:p text:style-name="P2"><text:span text:style-name="T19">join()</text:span></text:p>
          <draw:enhanced-geometry svg:viewBox="0 0 21600 21600" draw:text-areas="800 800 20800 20800" draw:type="round-rectangular-callout" draw:modifiers="11992.1849560404 26970.25963808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9" draw:text-style-name="P26" draw:layer="layout" svg:width="3.07cm" svg:height="1.27cm" svg:x="8.196cm" svg:y="3.902cm">
          <text:p text:style-name="P2"><text:span text:style-name="T19">yield()</text:span></text:p>
          <draw:enhanced-geometry svg:viewBox="0 0 21600 21600" draw:text-areas="800 800 20800 20800" draw:type="round-rectangular-callout" draw:modifiers="13068.3165092804 28975.60975609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5" draw:text-style-name="P11" draw:layer="layout" svg:x1="23.368cm" svg:y1="5.586cm" svg:x2="25.46cm" svg:y2="5.586cm">
          <text:p/>
        </draw:line>
        <draw:custom-shape draw:style-name="gr49" draw:text-style-name="P26" draw:layer="layout" svg:width="3.07cm" svg:height="1.056cm" svg:x="4.428cm" svg:y="4.002cm">
          <text:p text:style-name="P2"><text:span text:style-name="T19">join()</text:span></text:p>
          <draw:enhanced-geometry svg:viewBox="0 0 21600 21600" draw:text-areas="800 800 20800 20800" draw:type="round-rectangular-callout" draw:modifiers="13912.3412569196 30816.27246925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9" draw:text-style-name="P26" draw:layer="layout" svg:width="3.07cm" svg:height="1.27cm" svg:x="14.696cm" svg:y="3.902cm">
          <text:p text:style-name="P2"><text:span text:style-name="T19">yield()</text:span></text:p>
          <draw:enhanced-geometry svg:viewBox="0 0 21600 21600" draw:text-areas="800 800 20800 20800" draw:type="round-rectangular-callout" draw:modifiers="13068.3165092804 28975.60975609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line draw:style-name="gr15" draw:text-style-name="P11" draw:layer="layout" svg:x1="23.368cm" svg:y1="8.386cm" svg:x2="25.46cm" svg:y2="8.386cm">
          <text:p/>
        </draw:line>
        <draw:line draw:style-name="gr15" draw:text-style-name="P11" draw:layer="layout" svg:x1="23.368cm" svg:y1="11.386cm" svg:x2="25.46cm" svg:y2="11.386cm">
          <text:p/>
        </draw:line>
        <draw:custom-shape draw:style-name="gr49" draw:text-style-name="P26" draw:layer="layout" svg:width="3.07cm" svg:height="1.27cm" svg:x="18.52cm" svg:y="9.674cm">
          <text:p text:style-name="P2"><text:span text:style-name="T19">yield()</text:span></text:p>
          <draw:enhanced-geometry svg:viewBox="0 0 21600 21600" draw:text-areas="800 800 20800 20800" draw:type="round-rectangular-callout" draw:modifiers="13068.3165092804 28975.60975609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9" draw:text-style-name="P26" draw:layer="layout" svg:width="3.07cm" svg:height="1.056cm" svg:x="22.352cm" svg:y="4.002cm">
          <text:p text:style-name="P2"><text:span text:style-name="T19">leave()</text:span></text:p>
          <draw:enhanced-geometry svg:viewBox="0 0 21600 21600" draw:text-areas="800 800 20800 20800" draw:type="round-rectangular-callout" draw:modifiers="13912.3412569196 30816.272469252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9" draw:text-style-name="P26" draw:layer="layout" svg:width="3.07cm" svg:height="1.27cm" svg:x="8.22cm" svg:y="9.674cm">
          <text:p text:style-name="P2"><text:span text:style-name="T19">yield()</text:span></text:p>
          <draw:enhanced-geometry svg:viewBox="0 0 21600 21600" draw:text-areas="800 800 20800 20800" draw:type="round-rectangular-callout" draw:modifiers="13068.3165092804 28975.60975609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49" draw:text-style-name="P26" draw:layer="layout" svg:width="3.07cm" svg:height="1.27cm" svg:x="22.538cm" svg:y="6.634cm">
          <text:p text:style-name="P2"><text:span text:style-name="T19">yield()</text:span></text:p>
          <draw:enhanced-geometry svg:viewBox="0 0 21600 21600" draw:text-areas="800 800 20800 20800" draw:type="round-rectangular-callout" draw:modifiers="13068.3165092804 28975.6097560976"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5" draw:layer="layout" svg:width="14.848cm" svg:height="11.136cm" svg:x="3.075cm" svg:y="2.257cm" draw:page-number="22" presentation:class="page"/>
          <draw:frame presentation:style-name="pr3" draw:text-style-name="P9" draw:layer="layout" svg:width="16.799cm" svg:height="13.364cm" svg:x="2.1cm" svg:y="14.107cm" presentation:class="notes" presentation:placeholder="true">
            <draw:text-box/>
          </draw:frame>
        </presentation:notes>
      </draw:page>
      <draw:page draw:name="page23" draw:style-name="dp1" draw:master-page-name="Default" presentation:presentation-page-layout-name="AL2T1">
        <draw:custom-shape draw:style-name="gr28" draw:text-style-name="P2" draw:layer="layout" svg:width="2.54cm" svg:height="2.54cm" svg:x="2.54cm" svg:y="2.7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 draw:text-style-name="P14" draw:layer="layout" svg:width="4.037cm" svg:height="1.149cm" svg:x="1.757cm" svg:y="1.524cm">
          <draw:text-box>
            <text:p><text:span text:style-name="T9">呼び出し側</text:span></text:p>
          </draw:text-box>
        </draw:frame>
        <draw:custom-shape draw:style-name="gr51" draw:text-style-name="P2" draw:layer="layout" svg:width="2.54cm" svg:height="2.54cm" svg:x="11.938cm" svg:y="2.79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 draw:text-style-name="P14" draw:layer="layout" svg:width="8.325cm" svg:height="1.149cm" svg:x="10.217cm" svg:y="1.645cm">
          <draw:text-box>
            <text:p><text:span text:style-name="T9">process_strong_roots()</text:span></text:p>
          </draw:text-box>
        </draw:frame>
        <draw:custom-shape draw:style-name="gr20" draw:text-style-name="P26" draw:layer="layout" svg:width="3.556cm" svg:height="1.524cm" svg:x="6.604cm" svg:y="2.54cm">
          <text:p text:style-name="P2"><text:span text:style-name="T19">do_oop()</text:span></text:p>
          <draw:enhanced-geometry svg:viewBox="0 0 21600 21600" draw:type="rectangle" draw:enhanced-path="M 0 0 L 21600 0 21600 21600 0 21600 0 0 Z N"/>
        </draw:custom-shape>
        <draw:line draw:style-name="gr47" draw:text-style-name="P2" draw:layer="layout" svg:x1="5.842cm" svg:y1="4.318cm" svg:x2="11.176cm" svg:y2="4.318cm">
          <text:p/>
        </draw:line>
        <draw:custom-shape draw:style-name="gr52" draw:text-style-name="P2" draw:layer="layout" svg:width="2.54cm" svg:height="2.54cm" svg:x="7.874cm" svg:y="7.87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custom-shape draw:style-name="gr53" draw:text-style-name="P2" draw:layer="layout" svg:width="2.54cm" svg:height="2.54cm" svg:x="14.986cm" svg:y="7.874cm">
          <text:p/>
          <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
            <draw:equation draw:name="f0" draw:formula="$0 -15510"/>
            <draw:equation draw:name="f1" draw:formula="17520-?f0 "/>
            <draw:equation draw:name="f2" draw:formula="15510+?f0 "/>
            <draw:handle draw:handle-position="10800 $0" draw:handle-range-y-minimum="15510" draw:handle-range-y-maximum="17520"/>
          </draw:enhanced-geometry>
        </draw:custom-shape>
        <draw:frame draw:style-name="gr1" draw:layer="layout" svg:width="2.407cm" svg:height="0.992cm" svg:x="18.796cm" svg:y="8.636cm">
          <draw:text-box>
            <text:p>・・・</text:p>
          </draw:text-box>
        </draw:frame>
        <draw:custom-shape draw:style-name="gr54" draw:text-style-name="P2" draw:layer="layout" svg:width="6.096cm" svg:height="2.54cm" svg:x="3.302cm" svg:y="10.1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55" draw:text-style-name="P2" draw:layer="layout" svg:width="6.024cm" svg:height="2.54cm" svg:x="11.746cm" svg:y="10.56cm">
          <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1" draw:text-style-name="P34" draw:layer="layout" svg:width="3.042cm" svg:height="1.06cm" svg:x="4.826cm" svg:y="8.436cm">
          <draw:text-box>
            <text:p><text:span text:style-name="T19">Universe</text:span></text:p>
          </draw:text-box>
        </draw:frame>
        <draw:frame draw:style-name="gr1" draw:text-style-name="P34" draw:layer="layout" svg:width="2.725cm" svg:height="1.06cm" svg:x="11.938cm" svg:y="8.636cm">
          <draw:text-box>
            <text:p><text:span text:style-name="T19">Threads</text:span></text:p>
          </draw:text-box>
        </draw:frame>
        <draw:custom-shape draw:style-name="gr56" draw:text-style-name="P2" draw:layer="layout" svg:width="0.508cm" svg:height="0.508cm" svg:x="5.08cm" svg:y="10.692cm">
          <text:p/>
          <draw:enhanced-geometry svg:viewBox="0 0 21600 21600" draw:type="rectangle" draw:enhanced-path="M 0 0 L 21600 0 21600 21600 0 21600 0 0 Z N"/>
        </draw:custom-shape>
        <draw:custom-shape draw:style-name="gr56" draw:text-style-name="P2" draw:layer="layout" svg:width="0.508cm" svg:height="0.508cm" svg:x="5.58cm" svg:y="10.692cm">
          <text:p/>
          <draw:enhanced-geometry svg:viewBox="0 0 21600 21600" draw:type="rectangle" draw:enhanced-path="M 0 0 L 21600 0 21600 21600 0 21600 0 0 Z N"/>
        </draw:custom-shape>
        <draw:custom-shape draw:style-name="gr56" draw:text-style-name="P2" draw:layer="layout" svg:width="0.508cm" svg:height="0.508cm" svg:x="6.08cm" svg:y="10.692cm">
          <text:p/>
          <draw:enhanced-geometry svg:viewBox="0 0 21600 21600" draw:type="rectangle" draw:enhanced-path="M 0 0 L 21600 0 21600 21600 0 21600 0 0 Z N"/>
        </draw:custom-shape>
        <draw:custom-shape draw:style-name="gr56" draw:text-style-name="P2" draw:layer="layout" svg:width="0.508cm" svg:height="0.508cm" svg:x="6.58cm" svg:y="10.692cm">
          <text:p/>
          <draw:enhanced-geometry svg:viewBox="0 0 21600 21600" draw:type="rectangle" draw:enhanced-path="M 0 0 L 21600 0 21600 21600 0 21600 0 0 Z N"/>
        </draw:custom-shape>
        <draw:frame draw:style-name="gr1" draw:text-style-name="P35" draw:layer="layout" svg:width="1.874cm" svg:height="0.785cm" svg:x="7.088cm" svg:y="10.592cm">
          <draw:text-box>
            <text:p><text:span text:style-name="T23">・・・</text:span></text:p>
          </draw:text-box>
        </draw:frame>
        <draw:frame draw:style-name="gr1" draw:text-style-name="P34" draw:layer="layout" svg:width="2.407cm" svg:height="0.992cm" svg:x="5.334cm" svg:y="11.454cm">
          <draw:text-box>
            <text:p><text:span text:style-name="T19">ルート</text:span></text:p>
          </draw:text-box>
        </draw:frame>
        <draw:custom-shape draw:style-name="gr56" draw:text-style-name="P2" draw:layer="layout" svg:width="0.508cm" svg:height="0.508cm" svg:x="13.38cm" svg:y="11.193cm">
          <text:p/>
          <draw:enhanced-geometry svg:viewBox="0 0 21600 21600" draw:type="rectangle" draw:enhanced-path="M 0 0 L 21600 0 21600 21600 0 21600 0 0 Z N"/>
        </draw:custom-shape>
        <draw:custom-shape draw:style-name="gr56" draw:text-style-name="P2" draw:layer="layout" svg:width="0.508cm" svg:height="0.508cm" svg:x="13.88cm" svg:y="11.193cm">
          <text:p/>
          <draw:enhanced-geometry svg:viewBox="0 0 21600 21600" draw:type="rectangle" draw:enhanced-path="M 0 0 L 21600 0 21600 21600 0 21600 0 0 Z N"/>
        </draw:custom-shape>
        <draw:custom-shape draw:style-name="gr56" draw:text-style-name="P2" draw:layer="layout" svg:width="0.508cm" svg:height="0.508cm" svg:x="14.38cm" svg:y="11.193cm">
          <text:p/>
          <draw:enhanced-geometry svg:viewBox="0 0 21600 21600" draw:type="rectangle" draw:enhanced-path="M 0 0 L 21600 0 21600 21600 0 21600 0 0 Z N"/>
        </draw:custom-shape>
        <draw:custom-shape draw:style-name="gr56" draw:text-style-name="P2" draw:layer="layout" svg:width="0.508cm" svg:height="0.508cm" svg:x="14.88cm" svg:y="11.193cm">
          <text:p/>
          <draw:enhanced-geometry svg:viewBox="0 0 21600 21600" draw:type="rectangle" draw:enhanced-path="M 0 0 L 21600 0 21600 21600 0 21600 0 0 Z N"/>
        </draw:custom-shape>
        <draw:frame draw:style-name="gr1" draw:text-style-name="P35" draw:layer="layout" svg:width="1.874cm" svg:height="0.785cm" svg:x="15.388cm" svg:y="11.093cm">
          <draw:text-box>
            <text:p><text:span text:style-name="T23">・・・</text:span></text:p>
          </draw:text-box>
        </draw:frame>
        <draw:line draw:style-name="gr57" draw:text-style-name="P2" draw:layer="layout" svg:x1="11.938cm" svg:y1="5.334cm" svg:x2="10.16cm" svg:y2="7.62cm">
          <text:p/>
        </draw:line>
        <draw:line draw:style-name="gr57" draw:text-style-name="P2" draw:layer="layout" svg:x1="14.224cm" svg:y1="5.588cm" svg:x2="15.494cm" svg:y2="7.366cm">
          <text:p/>
        </draw:line>
        <draw:line draw:style-name="gr57" draw:text-style-name="P2" draw:layer="layout" svg:x1="14.732cm" svg:y1="5.08cm" svg:x2="19.558cm" svg:y2="7.112cm">
          <text:p/>
        </draw:line>
        <draw:custom-shape draw:style-name="gr20" draw:text-style-name="P26" draw:layer="layout" svg:width="3.556cm" svg:height="1.524cm" svg:x="6.604cm" svg:y="2.54cm">
          <text:p text:style-name="P2"><text:span text:style-name="T19">do_oop()</text:span></text:p>
          <draw:enhanced-geometry svg:viewBox="0 0 21600 21600" draw:type="rectangle" draw:enhanced-path="M 0 0 L 21600 0 21600 21600 0 21600 0 0 Z N"/>
        </draw:custom-shape>
        <draw:custom-shape draw:style-name="gr20" draw:text-style-name="P26" draw:layer="layout" svg:width="3.556cm" svg:height="1.524cm" svg:x="7.366cm" svg:y="13.716cm">
          <text:p text:style-name="P2"><text:span text:style-name="T19">do_oop()</text:span></text:p>
          <draw:enhanced-geometry svg:viewBox="0 0 21600 21600" draw:type="rectangle" draw:enhanced-path="M 0 0 L 21600 0 21600 21600 0 21600 0 0 Z N"/>
        </draw:custom-shape>
        <draw:polyline draw:style-name="gr58" draw:text-style-name="P2" draw:layer="layout" svg:width="1.21cm" svg:height="0.307cm" draw:transform="rotate (-0.726755100530439) translate (8.05517981375012cm 12.4831781196843cm)" svg:viewBox="0 0 1211 308" draw:points="0,32 615,0 1078,232 1211,308">
          <text:p/>
        </draw:polyline>
        <draw:frame draw:style-name="gr1" draw:text-style-name="P34" draw:layer="layout" svg:width="1.772cm" svg:height="0.992cm" svg:x="8.896cm" svg:y="12.402cm">
          <draw:text-box>
            <text:p><text:span text:style-name="T19">実行</text:span></text:p>
          </draw:text-box>
        </draw:frame>
        <draw:custom-shape draw:style-name="gr20" draw:text-style-name="P26" draw:layer="layout" svg:width="3.556cm" svg:height="1.524cm" svg:x="14.732cm" svg:y="13.506cm">
          <text:p text:style-name="P2"><text:span text:style-name="T19">do_oop()</text:span></text:p>
          <draw:enhanced-geometry svg:viewBox="0 0 21600 21600" draw:type="rectangle" draw:enhanced-path="M 0 0 L 21600 0 21600 21600 0 21600 0 0 Z N"/>
        </draw:custom-shape>
        <draw:polyline draw:style-name="gr58" draw:text-style-name="P2" draw:layer="layout" svg:width="1.21cm" svg:height="0.307cm" draw:transform="rotate (-0.726755100530439) translate (15.4211798137501cm 12.2731781196843cm)" svg:viewBox="0 0 1211 308" draw:points="0,32 615,0 1078,232 1211,308">
          <text:p/>
        </draw:polyline>
        <draw:frame draw:style-name="gr1" draw:text-style-name="P34" draw:layer="layout" svg:width="1.772cm" svg:height="0.992cm" svg:x="16.516cm" svg:y="12.446cm">
          <draw:text-box>
            <text:p><text:span text:style-name="T19">実行</text:span></text:p>
          </draw:text-box>
        </draw:frame>
        <presentation:notes draw:style-name="dp2">
          <draw:page-thumbnail draw:style-name="gr5" draw:layer="layout" svg:width="14.848cm" svg:height="11.136cm" svg:x="3.075cm" svg:y="2.257cm" draw:page-number="23" presentation:class="page"/>
          <draw:frame presentation:style-name="pr3" draw:text-style-name="P9"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1">
        <draw:line draw:style-name="gr18" draw:text-style-name="P2" draw:layer="layout" svg:x1="1.218cm" svg:y1="11.176cm" svg:x2="10.616cm" svg:y2="11.176cm">
          <text:p/>
        </draw:line>
        <draw:frame draw:style-name="gr1" draw:text-style-name="P36" draw:layer="layout" svg:width="4.486cm" svg:height="1.06cm" svg:x="3.933cm" svg:y="11.708cm">
          <draw:text-box>
            <text:p><text:span text:style-name="T24">JVM</text:span><text:span text:style-name="T24">スタック</text:span></text:p>
          </draw:text-box>
        </draw:frame>
        <draw:custom-shape draw:style-name="gr59" draw:text-style-name="P37" draw:layer="layout" svg:width="6.35cm" svg:height="2.54cm" svg:x="2.996cm" svg:y="8.636cm">
          <text:p text:style-name="P2"><text:span text:style-name="T25">フレーム</text:span></text:p>
          <draw:enhanced-geometry svg:viewBox="0 0 21600 21600" draw:type="rectangle" draw:enhanced-path="M 0 0 L 21600 0 21600 21600 0 21600 0 0 Z N"/>
        </draw:custom-shape>
        <draw:custom-shape draw:style-name="gr59" draw:text-style-name="P37" draw:layer="layout" svg:width="6.35cm" svg:height="2.54cm" svg:x="2.996cm" svg:y="6.136cm">
          <text:p text:style-name="P2"><text:span text:style-name="T25">コンパイル済み</text:span></text:p>
          <text:p text:style-name="P2"><text:span text:style-name="T25">フレーム</text:span></text:p>
          <draw:enhanced-geometry svg:viewBox="0 0 21600 21600" draw:type="rectangle" draw:enhanced-path="M 0 0 L 21600 0 21600 21600 0 21600 0 0 Z N"/>
        </draw:custom-shape>
        <draw:custom-shape draw:style-name="gr59" draw:text-style-name="P37" draw:layer="layout" svg:width="6.35cm" svg:height="2.54cm" svg:x="2.996cm" svg:y="3.636cm">
          <text:p text:style-name="P2"><text:span text:style-name="T25">コンパイル済み</text:span></text:p>
          <text:p text:style-name="P2"><text:span text:style-name="T25">フレーム</text:span></text:p>
          <draw:enhanced-geometry svg:viewBox="0 0 21600 21600" draw:type="rectangle" draw:enhanced-path="M 0 0 L 21600 0 21600 21600 0 21600 0 0 Z N"/>
        </draw:custom-shape>
        <draw:line draw:style-name="gr47" draw:text-style-name="P38" draw:layer="layout" svg:x1="8.584cm" svg:y1="9.906cm" svg:x2="10.616cm" svg:y2="9.906cm">
          <text:p/>
        </draw:line>
        <draw:custom-shape draw:style-name="gr60" draw:text-style-name="P38" draw:layer="layout" svg:width="1.016cm" svg:height="1.016cm" svg:x="10.87cm" svg:y="9.398cm">
          <text:p text:style-name="P2"><text:span text:style-name="T26">1</text:span></text:p>
          <draw:enhanced-geometry svg:viewBox="0 0 21600 21600" draw:type="rectangle" draw:enhanced-path="M 0 0 L 21600 0 21600 21600 0 21600 0 0 Z N"/>
        </draw:custom-shape>
        <draw:custom-shape draw:style-name="gr60" draw:text-style-name="P38" draw:layer="layout" svg:width="1.016cm" svg:height="1.016cm" svg:x="11.862cm" svg:y="9.397cm">
          <text:p text:style-name="P2"><text:span text:style-name="T26">1</text:span></text:p>
          <draw:enhanced-geometry svg:viewBox="0 0 21600 21600" draw:type="rectangle" draw:enhanced-path="M 0 0 L 21600 0 21600 21600 0 21600 0 0 Z N"/>
        </draw:custom-shape>
        <draw:custom-shape draw:style-name="gr60" draw:text-style-name="P38" draw:layer="layout" svg:width="1.016cm" svg:height="1.016cm" svg:x="12.878cm" svg:y="9.397cm">
          <text:p text:style-name="P2"><text:span text:style-name="T26">0</text:span></text:p>
          <draw:enhanced-geometry svg:viewBox="0 0 21600 21600" draw:type="rectangle" draw:enhanced-path="M 0 0 L 21600 0 21600 21600 0 21600 0 0 Z N"/>
        </draw:custom-shape>
        <draw:custom-shape draw:style-name="gr60" draw:text-style-name="P38" draw:layer="layout" svg:width="1.016cm" svg:height="1.016cm" svg:x="13.919cm" svg:y="9.397cm">
          <text:p text:style-name="P2"><text:span text:style-name="T26">1</text:span></text:p>
          <draw:enhanced-geometry svg:viewBox="0 0 21600 21600" draw:type="rectangle" draw:enhanced-path="M 0 0 L 21600 0 21600 21600 0 21600 0 0 Z N"/>
        </draw:custom-shape>
        <draw:frame draw:style-name="gr61" draw:text-style-name="P39" draw:layer="layout" svg:width="8.122cm" svg:height="1.06cm" svg:x="10.616cm" svg:y="10.624cm">
          <draw:text-box>
            <text:p><text:span text:style-name="T26">抽象的インタプリタで生成</text:span></text:p>
          </draw:text-box>
        </draw:frame>
        <draw:line draw:style-name="gr47" draw:text-style-name="P38" draw:layer="layout" svg:x1="8.838cm" svg:y1="7.366cm" svg:x2="10.616cm" svg:y2="7.366cm">
          <text:p/>
        </draw:line>
        <draw:custom-shape draw:style-name="gr60" draw:text-style-name="P38" draw:layer="layout" svg:width="1.016cm" svg:height="1.016cm" svg:x="10.87cm" svg:y="6.998cm">
          <text:p text:style-name="P2"><text:span text:style-name="T26">1</text:span></text:p>
          <draw:enhanced-geometry svg:viewBox="0 0 21600 21600" draw:type="rectangle" draw:enhanced-path="M 0 0 L 21600 0 21600 21600 0 21600 0 0 Z N"/>
        </draw:custom-shape>
        <draw:custom-shape draw:style-name="gr60" draw:text-style-name="P38" draw:layer="layout" svg:width="1.016cm" svg:height="1.016cm" svg:x="11.862cm" svg:y="6.997cm">
          <text:p text:style-name="P2"><text:span text:style-name="T26">0</text:span></text:p>
          <draw:enhanced-geometry svg:viewBox="0 0 21600 21600" draw:type="rectangle" draw:enhanced-path="M 0 0 L 21600 0 21600 21600 0 21600 0 0 Z N"/>
        </draw:custom-shape>
        <draw:custom-shape draw:style-name="gr60" draw:text-style-name="P38" draw:layer="layout" svg:width="1.016cm" svg:height="1.016cm" svg:x="12.878cm" svg:y="6.997cm">
          <text:p text:style-name="P2"><text:span text:style-name="T26">0</text:span></text:p>
          <draw:enhanced-geometry svg:viewBox="0 0 21600 21600" draw:type="rectangle" draw:enhanced-path="M 0 0 L 21600 0 21600 21600 0 21600 0 0 Z N"/>
        </draw:custom-shape>
        <draw:custom-shape draw:style-name="gr60" draw:text-style-name="P38" draw:layer="layout" svg:width="1.016cm" svg:height="1.016cm" svg:x="13.919cm" svg:y="6.997cm">
          <text:p text:style-name="P2"><text:span text:style-name="T26">1</text:span></text:p>
          <draw:enhanced-geometry svg:viewBox="0 0 21600 21600" draw:type="rectangle" draw:enhanced-path="M 0 0 L 21600 0 21600 21600 0 21600 0 0 Z N"/>
        </draw:custom-shape>
        <draw:frame draw:style-name="gr61" draw:text-style-name="P39" draw:layer="layout" svg:width="8.757cm" svg:height="1.06cm" svg:x="10.616cm" svg:y="8.128cm">
          <draw:text-box>
            <text:p><text:span text:style-name="T26">メソッド呼び出し時のマップ</text:span></text:p>
          </draw:text-box>
        </draw:frame>
        <draw:line draw:style-name="gr47" draw:text-style-name="P38" draw:layer="layout" svg:x1="8.839cm" svg:y1="4.966cm" svg:x2="10.617cm" svg:y2="4.966cm">
          <text:p/>
        </draw:line>
        <draw:custom-shape draw:style-name="gr60" draw:text-style-name="P38" draw:layer="layout" svg:width="1.016cm" svg:height="1.016cm" svg:x="10.871cm" svg:y="4.598cm">
          <text:p text:style-name="P2"><text:span text:style-name="T26">1</text:span></text:p>
          <draw:enhanced-geometry svg:viewBox="0 0 21600 21600" draw:type="rectangle" draw:enhanced-path="M 0 0 L 21600 0 21600 21600 0 21600 0 0 Z N"/>
        </draw:custom-shape>
        <draw:custom-shape draw:style-name="gr60" draw:text-style-name="P38" draw:layer="layout" svg:width="1.016cm" svg:height="1.016cm" svg:x="11.863cm" svg:y="4.597cm">
          <text:p text:style-name="P2"><text:span text:style-name="T26">0</text:span></text:p>
          <draw:enhanced-geometry svg:viewBox="0 0 21600 21600" draw:type="rectangle" draw:enhanced-path="M 0 0 L 21600 0 21600 21600 0 21600 0 0 Z N"/>
        </draw:custom-shape>
        <draw:custom-shape draw:style-name="gr60" draw:text-style-name="P38" draw:layer="layout" svg:width="1.016cm" svg:height="1.016cm" svg:x="12.879cm" svg:y="4.597cm">
          <text:p text:style-name="P2"><text:span text:style-name="T26">0</text:span></text:p>
          <draw:enhanced-geometry svg:viewBox="0 0 21600 21600" draw:type="rectangle" draw:enhanced-path="M 0 0 L 21600 0 21600 21600 0 21600 0 0 Z N"/>
        </draw:custom-shape>
        <draw:custom-shape draw:style-name="gr60" draw:text-style-name="P38" draw:layer="layout" svg:width="1.016cm" svg:height="1.016cm" svg:x="13.92cm" svg:y="4.597cm">
          <text:p text:style-name="P2"><text:span text:style-name="T26">0</text:span></text:p>
          <draw:enhanced-geometry svg:viewBox="0 0 21600 21600" draw:type="rectangle" draw:enhanced-path="M 0 0 L 21600 0 21600 21600 0 21600 0 0 Z N"/>
        </draw:custom-shape>
        <draw:frame draw:style-name="gr61" draw:text-style-name="P39" draw:layer="layout" svg:width="5.743cm" svg:height="1.06cm" svg:x="10.617cm" svg:y="5.728cm">
          <draw:text-box>
            <text:p><text:span text:style-name="T26">GC</text:span><text:span text:style-name="T26">発生時のマップ</text:span></text:p>
          </draw:text-box>
        </draw:frame>
        <draw:custom-shape draw:style-name="gr62" draw:text-style-name="P38" draw:layer="layout" svg:width="2.032cm" svg:height="7.874cm" svg:x="18.434cm" svg:y="4.064cm">
          <text:p/>
          <draw:enhanced-geometry svg:viewBox="0 0 21600 21600" draw:glue-points="0 0 0 21600 21600 10800" draw:text-areas="0 ?f9 7800 ?f10" draw:type="right-brace" draw:modifiers="1800 10910.9553528565"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61" draw:text-style-name="P39" draw:layer="layout" svg:width="4.947cm" svg:height="1.869cm" svg:x="20.707cm" svg:y="7.366cm">
          <draw:text-box>
            <text:p><text:span text:style-name="T26">スタックマップ</text:span></text:p>
            <text:p><text:span text:style-name="T26">として合成</text:span></text:p>
          </draw:text-box>
        </draw:frame>
        <presentation:notes draw:style-name="dp2">
          <draw:page-thumbnail draw:style-name="gr5" draw:layer="layout" svg:width="14.848cm" svg:height="11.136cm" svg:x="3.075cm" svg:y="2.257cm" draw:page-number="24" presentation:class="page"/>
          <draw:frame presentation:style-name="pr3" draw:text-style-name="P9"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Arrowheads_20_1" draw:display-name="Arrowheads 1" svg:viewBox="0 0 1122 2243" svg:d="m0 2108v17 17l12 42 30 34 38 21 43 4 29-8 30-21 25-26 13-34 343-1532 339 1520 13 42 29 34 39 21 42 4 42-12 34-30 21-42v-39-12l-4 4-440-1998-9-42-25-39-38-25-43-8-42 8-38 25-26 39-8 42z"/>
    <draw:stroke-dash draw:name="Fine_20_Dashed" draw:display-name="Fine Dashed" draw:style="rect" draw:dots1="1" draw:dots1-length="0.508cm" draw:dots2="1" draw:dots2-length="0.508cm" draw:distance="0.508cm"/>
    <draw:stroke-dash draw:name="Fine_20_Dashed_20__28_var_29_" draw:display-name="Fine Dashed (var)" draw:style="rect" draw:dots1="1" draw:dots1-length="197%" draw:distance="197%"/>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ja" style:country-asian="JP" style:font-family-complex="'DejaVu Sans'"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e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WenQuanYi Micro Hei'" style:font-family-generic-asian="system" style:font-pitch-asian="variable" style:font-size-asian="18pt" style:font-style-asian="normal" style:font-weight-asian="normal"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WenQuanYi Micro Hei'" style:font-family-generic-asian="system" style:font-pitch-asian="variable" style:font-size-asian="20pt" style:font-style-asian="normal" style:font-weight-asian="normal"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WenQuanYi Micro Hei'" style:font-family-generic-asian="system" style:font-pitch-asian="variable" style:font-size-asian="32pt" style:font-style-asian="normal" style:font-weight-asian="normal"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Arial" style:font-family-generic="roman" style:font-pitch="variable" fo:font-size="44pt" fo:font-style="normal" fo:text-shadow="none" style:text-underline-style="none" fo:font-weight="normal" style:letter-kerning="true" style:font-family-asian="'WenQuanYi Micro Hei'" style:font-family-generic-asian="system" style:font-pitch-asian="variable" style:font-size-asian="44pt" style:font-style-asian="normal" style:font-weight-asian="normal"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3.86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Narihiro Nakamura</meta:initial-creator>
    <meta:creation-date>2011-12-16T23:08:03</meta:creation-date>
    <meta:editing-duration>P2DT9H31M4S</meta:editing-duration>
    <meta:editing-cycles>40</meta:editing-cycles>
    <dc:date>2012-07-06T19:59:07</dc:date>
    <dc:creator>Narihiro Nakamura</dc:creator>
    <meta:generator>LibreOffice/3.4$Unix LibreOffice_project/340m1$Build-402</meta:generator>
    <meta:document-statistic meta:object-count="638"/>
  </office:meta>
</office:document-meta>
</file>